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resume" table:style-name="ta1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lphaX</text:p>
          </table:table-cell>
          <table:table-cell table:formula="of:=MIN([$'jeu 1'.C2];[$'jeu 1'.D2])" office:value-type="float" office:value="0.00197728489910101" calcext:value-type="float">
            <text:p>0.001977284899101</text:p>
          </table:table-cell>
          <table:table-cell table:formula="of:=MIN([$'jeu 2'.C2];[$'jeu 2'.D2])" office:value-type="float" office:value="0.0806896865147749" calcext:value-type="float">
            <text:p>0.080689686514775</text:p>
          </table:table-cell>
          <table:table-cell table:style-name="ce3" table:formula="of:=MIN([$'jeu 5'.C2];[$'jeu 5'.D2])" office:value-type="float" office:value="0.103217518556058" calcext:value-type="float">
            <text:p>0.103217518556058</text:p>
          </table:table-cell>
          <table:table-cell table:formula="of:=MIN([$'jeu 3'.C2];[$'jeu 3'.D2])" office:value-type="float" office:value="0.000000000000397761700599453" calcext:value-type="float">
            <text:p>3.97761700599453E-13</text:p>
          </table:table-cell>
          <table:table-cell table:formula="of:=MIN([$'jeu 4'.C2];[$'jeu 4'.D2])" office:value-type="float" office:value="0.00028939566313784" calcext:value-type="float">
            <text:p>0.000289395663138</text:p>
          </table:table-cell>
          <table:table-cell table:formula="of:=MIN([$'jeu 6'.C2];[$'jeu 6'.D2])" office:value-type="float" office:value="0.025624312834803" calcext:value-type="float">
            <text:p>0.025624312834803</text:p>
          </table:table-cell>
          <table:table-cell table:style-name="Default" table:formula="of:=MIN([$'jeu A'.C2];[$'jeu A'.D2])" office:value-type="float" office:value="0.00700871441187451" calcext:value-type="float">
            <text:p>0.007008714411875</text:p>
          </table:table-cell>
          <table:table-cell table:formula="of:=MIN([$'jeu B'.C2];[$'jeu B'.D2])" office:value-type="float" office:value="0.000000000000557727567105806" calcext:value-type="float">
            <text:p>5.57727567105806E-13</text:p>
          </table:table-cell>
          <table:table-cell table:formula="of:=MIN([$'jeu C'.C2];[$'jeu C'.D2])" office:value-type="float" office:value="0.0443238547529459" calcext:value-type="float">
            <text:p>0.044323854752946</text:p>
          </table:table-cell>
          <table:table-cell office:value-type="string" calcext:value-type="string">
            <text:p>alphaX</text:p>
          </table:table-cell>
        </table:table-row>
        <table:table-row table:style-name="ro1">
          <table:table-cell office:value-type="string" calcext:value-type="string">
            <text:p>alphaY</text:p>
          </table:table-cell>
          <table:table-cell table:formula="of:=MIN([$'jeu 1'.C3];[$'jeu 1'.D3])" office:value-type="float" office:value="0.00213507121540083" calcext:value-type="float">
            <text:p>0.002135071215401</text:p>
          </table:table-cell>
          <table:table-cell table:formula="of:=MIN([$'jeu 2'.C3];[$'jeu 2'.D3])" office:value-type="float" office:value="0.0807004277907694" calcext:value-type="float">
            <text:p>0.08070042779077</text:p>
          </table:table-cell>
          <table:table-cell table:style-name="ce3" table:formula="of:=MIN([$'jeu 5'.C3];[$'jeu 5'.D3])" office:value-type="float" office:value="0.103251929580347" calcext:value-type="float">
            <text:p>0.103251929580347</text:p>
          </table:table-cell>
          <table:table-cell table:formula="of:=MIN([$'jeu 3'.C3];[$'jeu 3'.D3])" office:value-type="float" office:value="0.000000000000479942332933885" calcext:value-type="float">
            <text:p>4.79942332933885E-13</text:p>
          </table:table-cell>
          <table:table-cell table:formula="of:=MIN([$'jeu 4'.C3];[$'jeu 4'.D3])" office:value-type="float" office:value="0.000275250763262055" calcext:value-type="float">
            <text:p>0.000275250763262</text:p>
          </table:table-cell>
          <table:table-cell table:formula="of:=MIN([$'jeu 6'.C3];[$'jeu 6'.D3])" office:value-type="float" office:value="0.0255493405129717" calcext:value-type="float">
            <text:p>0.025549340512972</text:p>
          </table:table-cell>
          <table:table-cell table:style-name="Default" table:formula="of:=MIN([$'jeu A'.C3];[$'jeu A'.D3])" office:value-type="float" office:value="0.00734688011447041" calcext:value-type="float">
            <text:p>0.00734688011447</text:p>
          </table:table-cell>
          <table:table-cell table:formula="of:=MIN([$'jeu B'.C3];[$'jeu B'.D3])" office:value-type="float" office:value="0.000000000000323600660047342" calcext:value-type="float">
            <text:p>3.23600660047342E-13</text:p>
          </table:table-cell>
          <table:table-cell table:formula="of:=MIN([$'jeu C'.C3];[$'jeu C'.D3])" office:value-type="float" office:value="0.044423035336655" calcext:value-type="float">
            <text:p>0.044423035336655</text:p>
          </table:table-cell>
          <table:table-cell office:value-type="string" calcext:value-type="string">
            <text:p>alpha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MIN([$'jeu 1'.C4];[$'jeu 1'.D4])" office:value-type="float" office:value="0.000245111399142266" calcext:value-type="float">
            <text:p>0.000245111399142</text:p>
          </table:table-cell>
          <table:table-cell table:formula="of:=MIN([$'jeu 2'.C4];[$'jeu 2'.D4])" office:value-type="float" office:value="0.0852870953595187" calcext:value-type="float">
            <text:p>0.085287095359519</text:p>
          </table:table-cell>
          <table:table-cell table:formula="of:=MIN([$'jeu 5'.C4];[$'jeu 5'.D4])" office:value-type="float" office:value="0.0827097811728925" calcext:value-type="float">
            <text:p>0.082709781172893</text:p>
          </table:table-cell>
          <table:table-cell table:formula="of:=MIN([$'jeu 3'.C4];[$'jeu 3'.D4])" office:value-type="float" office:value="0.0000000000000137316671051443" calcext:value-type="float">
            <text:p>1.37316671051443E-14</text:p>
          </table:table-cell>
          <table:table-cell table:formula="of:=MIN([$'jeu 4'.C4];[$'jeu 4'.D4])" office:value-type="float" office:value="0.00179938580474818" calcext:value-type="float">
            <text:p>0.001799385804748</text:p>
          </table:table-cell>
          <table:table-cell table:formula="of:=MIN([$'jeu 6'.C4];[$'jeu 6'.D4])" office:value-type="float" office:value="0.013493386165189" calcext:value-type="float">
            <text:p>0.013493386165189</text:p>
          </table:table-cell>
          <table:table-cell table:style-name="ce3" table:formula="of:=MIN([$'jeu A'.C4];[$'jeu A'.D4])" office:value-type="float" office:value="0.350890264316364" calcext:value-type="float">
            <text:p>0.350890264316364</text:p>
          </table:table-cell>
          <table:table-cell table:formula="of:=MIN([$'jeu B'.C4];[$'jeu B'.D4])" office:value-type="float" office:value="0.0000000000000218293015328656" calcext:value-type="float">
            <text:p>2.18293015328656E-14</text:p>
          </table:table-cell>
          <table:table-cell table:formula="of:=MIN([$'jeu C'.C4];[$'jeu C'.D4])" office:value-type="float" office:value="0.0321745084497363" calcext:value-type="float">
            <text:p>0.0321745084497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o</text:p>
          </table:table-cell>
          <table:table-cell table:formula="of:=MIN([$'jeu 1'.C5];[$'jeu 1'.D5])" office:value-type="float" office:value="0.000522943910841759" calcext:value-type="float">
            <text:p>0.000522943910842</text:p>
          </table:table-cell>
          <table:table-cell table:formula="of:=MIN([$'jeu 2'.C5];[$'jeu 2'.D5])" office:value-type="float" office:value="0.00413192301946216" calcext:value-type="float">
            <text:p>0.004131923019462</text:p>
          </table:table-cell>
          <table:table-cell table:formula="of:=MIN([$'jeu 5'.C5];[$'jeu 5'.D5])" office:value-type="float" office:value="0.0029029149627288" calcext:value-type="float">
            <text:p>0.002902914962729</text:p>
          </table:table-cell>
          <table:table-cell table:formula="of:=MIN([$'jeu 3'.C5];[$'jeu 3'.D5])" office:value-type="float" office:value="0.000000000000503699035209551" calcext:value-type="float">
            <text:p>5.03699035209551E-13</text:p>
          </table:table-cell>
          <table:table-cell table:formula="of:=MIN([$'jeu 4'.C5];[$'jeu 4'.D5])" office:value-type="float" office:value="0.000638091377850138" calcext:value-type="float">
            <text:p>0.00063809137785</text:p>
          </table:table-cell>
          <table:table-cell table:formula="of:=MIN([$'jeu 6'.C5];[$'jeu 6'.D5])" office:value-type="float" office:value="0.00125814938067823" calcext:value-type="float">
            <text:p>0.001258149380678</text:p>
          </table:table-cell>
          <table:table-cell table:style-name="Default" table:formula="of:=MIN([$'jeu A'.C5];[$'jeu A'.D5])" office:value-type="float" office:value="0.0311753210955179" calcext:value-type="float">
            <text:p>0.031175321095518</text:p>
          </table:table-cell>
          <table:table-cell table:formula="of:=MIN([$'jeu B'.C5];[$'jeu B'.D5])" office:value-type="float" office:value="0.000000000000237845431261246" calcext:value-type="float">
            <text:p>2.37845431261246E-13</text:p>
          </table:table-cell>
          <table:table-cell table:formula="of:=MIN([$'jeu C'.C5];[$'jeu C'.D5])" office:value-type="float" office:value="0.000562628304572212" calcext:value-type="float">
            <text:p>0.000562628304572</text:p>
          </table:table-cell>
          <table:table-cell office:value-type="string" calcext:value-type="string">
            <text:p>xo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table:formula="of:=MIN([$'jeu 1'.C6];[$'jeu 1'.D6])" office:value-type="float" office:value="0.000407856326966247" calcext:value-type="float">
            <text:p>0.000407856326966</text:p>
          </table:table-cell>
          <table:table-cell table:formula="of:=MIN([$'jeu 2'.C6];[$'jeu 2'.D6])" office:value-type="float" office:value="0.00539723202628561" calcext:value-type="float">
            <text:p>0.005397232026286</text:p>
          </table:table-cell>
          <table:table-cell table:formula="of:=MIN([$'jeu 5'.C6];[$'jeu 5'.D6])" office:value-type="float" office:value="0.00192864564804334" calcext:value-type="float">
            <text:p>0.001928645648043</text:p>
          </table:table-cell>
          <table:table-cell table:formula="of:=MIN([$'jeu 3'.C6];[$'jeu 3'.D6])" office:value-type="float" office:value="0.00000000000235366880593028" calcext:value-type="float">
            <text:p>2.35366880593028E-12</text:p>
          </table:table-cell>
          <table:table-cell table:formula="of:=MIN([$'jeu 4'.C6];[$'jeu 4'.D6])" office:value-type="float" office:value="0.000185151116439323" calcext:value-type="float">
            <text:p>0.000185151116439</text:p>
          </table:table-cell>
          <table:table-cell table:formula="of:=MIN([$'jeu 6'.C6];[$'jeu 6'.D6])" office:value-type="float" office:value="0.00103669302054839" calcext:value-type="float">
            <text:p>0.001036693020548</text:p>
          </table:table-cell>
          <table:table-cell table:style-name="Default" table:formula="of:=MIN([$'jeu A'.C6];[$'jeu A'.D6])" office:value-type="float" office:value="0.0180291994959735" calcext:value-type="float">
            <text:p>0.018029199495974</text:p>
          </table:table-cell>
          <table:table-cell table:formula="of:=MIN([$'jeu B'.C6];[$'jeu B'.D6])" office:value-type="float" office:value="0.000000000000375043872503162" calcext:value-type="float">
            <text:p>3.75043872503162E-13</text:p>
          </table:table-cell>
          <table:table-cell table:formula="of:=MIN([$'jeu C'.C6];[$'jeu C'.D6])" office:value-type="float" office:value="0.00334145067990876" calcext:value-type="float">
            <text:p>0.003341450679909</text:p>
          </table:table-cell>
          <table:table-cell office:value-type="string" calcext:value-type="string">
            <text:p>yo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table:formula="of:=MIN([$'jeu 1'.C7];[$'jeu 1'.D7])" office:value-type="float" office:value="0.000602035605979869" calcext:value-type="float">
            <text:p>0.00060203560598</text:p>
          </table:table-cell>
          <table:table-cell table:formula="of:=MIN([$'jeu 2'.C7];[$'jeu 2'.D7])" office:value-type="float" office:value="0.0000478325372060552" calcext:value-type="float">
            <text:p>4.78325372060552E-05</text:p>
          </table:table-cell>
          <table:table-cell table:formula="of:=MIN([$'jeu 5'.C7];[$'jeu 5'.D7])" office:value-type="float" office:value="0.00260934045234666" calcext:value-type="float">
            <text:p>0.002609340452347</text:p>
          </table:table-cell>
          <table:table-cell table:formula="of:=MIN([$'jeu 3'.C7];[$'jeu 3'.D7])" office:value-type="float" office:value="0.000000000000633832375260555" calcext:value-type="float">
            <text:p>6.33832375260555E-13</text:p>
          </table:table-cell>
          <table:table-cell table:formula="of:=MIN([$'jeu 4'.C7];[$'jeu 4'.D7])" office:value-type="float" office:value="0.000272299960976746" calcext:value-type="float">
            <text:p>0.000272299960977</text:p>
          </table:table-cell>
          <table:table-cell table:formula="of:=MIN([$'jeu 6'.C7];[$'jeu 6'.D7])" office:value-type="float" office:value="0.0016302259585179" calcext:value-type="float">
            <text:p>0.001630225958518</text:p>
          </table:table-cell>
          <table:table-cell table:style-name="Default" table:formula="of:=MIN([$'jeu A'.C7];[$'jeu A'.D7])" office:value-type="float" office:value="0.0161394761333353" calcext:value-type="float">
            <text:p>0.016139476133335</text:p>
          </table:table-cell>
          <table:table-cell table:formula="of:=MIN([$'jeu B'.C7];[$'jeu B'.D7])" office:value-type="float" office:value="0.00000000000250549004077438" calcext:value-type="float">
            <text:p>2.50549004077438E-12</text:p>
          </table:table-cell>
          <table:table-cell table:formula="of:=MIN([$'jeu C'.C7];[$'jeu C'.D7])" office:value-type="float" office:value="0.000431671688510003" calcext:value-type="float">
            <text:p>0.00043167168851</text:p>
          </table:table-cell>
          <table:table-cell office:value-type="string" calcext:value-type="string">
            <text:p>w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table:formula="of:=MIN([$'jeu 1'.C8];[$'jeu 1'.D8])" office:value-type="float" office:value="0.00904488178143935" calcext:value-type="float">
            <text:p>0.009044881781439</text:p>
          </table:table-cell>
          <table:table-cell table:formula="of:=MIN([$'jeu 2'.C8];[$'jeu 2'.D8])" office:value-type="float" office:value="0.386369200324961" calcext:value-type="float">
            <text:p>0.386369200324961</text:p>
          </table:table-cell>
          <table:table-cell table:formula="of:=MIN([$'jeu 5'.C8];[$'jeu 5'.D8])" office:value-type="float" office:value="1.27311041229845" calcext:value-type="float">
            <text:p>1.27311041229845</text:p>
          </table:table-cell>
          <table:table-cell table:formula="of:=MIN([$'jeu 3'.C8];[$'jeu 3'.D8])" office:value-type="float" office:value="0.00000000000398603954008307" calcext:value-type="float">
            <text:p>3.98603954008307E-12</text:p>
          </table:table-cell>
          <table:table-cell table:formula="of:=MIN([$'jeu 4'.C8];[$'jeu 4'.D8])" office:value-type="float" office:value="0.000280238847778637" calcext:value-type="float">
            <text:p>0.000280238847779</text:p>
          </table:table-cell>
          <table:table-cell table:formula="of:=MIN([$'jeu 6'.C8];[$'jeu 6'.D8])" office:value-type="float" office:value="1.36044598133797" calcext:value-type="float">
            <text:p>1.36044598133797</text:p>
          </table:table-cell>
          <table:table-cell table:style-name="ce3" table:formula="of:=MIN([$'jeu A'.C8];[$'jeu A'.D8])" office:value-type="float" office:value="0.295691668218999" calcext:value-type="float">
            <text:p>0.295691668218999</text:p>
          </table:table-cell>
          <table:table-cell table:formula="of:=MIN([$'jeu B'.C8];[$'jeu B'.D8])" office:value-type="float" office:value="0.000000000000383865766168573" calcext:value-type="float">
            <text:p>3.83865766168573E-13</text:p>
          </table:table-cell>
          <table:table-cell table:formula="of:=MIN([$'jeu C'.C8];[$'jeu C'.D8])" office:value-type="float" office:value="0.0714555084167558" calcext:value-type="float">
            <text:p>0.071455508416756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table:formula="of:=MIN([$'jeu 1'.C9];[$'jeu 1'.D9])" office:value-type="float" office:value="0.139087294633703" calcext:value-type="float">
            <text:p>0.139087294633703</text:p>
          </table:table-cell>
          <table:table-cell table:formula="of:=MIN([$'jeu 2'.C9];[$'jeu 2'.D9])" office:value-type="float" office:value="0.749627414190312" calcext:value-type="float">
            <text:p>0.749627414190312</text:p>
          </table:table-cell>
          <table:table-cell table:formula="of:=MIN([$'jeu 5'.C9];[$'jeu 5'.D9])" office:value-type="float" office:value="1.21560187542561" calcext:value-type="float">
            <text:p>1.21560187542561</text:p>
          </table:table-cell>
          <table:table-cell table:formula="of:=MIN([$'jeu 3'.C9];[$'jeu 3'.D9])" office:value-type="float" office:value="0.000000000011267294237477" calcext:value-type="float">
            <text:p>1.1267294237477E-11</text:p>
          </table:table-cell>
          <table:table-cell table:formula="of:=MIN([$'jeu 4'.C9];[$'jeu 4'.D9])" office:value-type="float" office:value="0.0539300372339438" calcext:value-type="float">
            <text:p>0.053930037233944</text:p>
          </table:table-cell>
          <table:table-cell table:formula="of:=MIN([$'jeu 6'.C9];[$'jeu 6'.D9])" office:value-type="float" office:value="0.231638444320122" calcext:value-type="float">
            <text:p>0.231638444320122</text:p>
          </table:table-cell>
          <table:table-cell table:style-name="ce3" table:formula="of:=MIN([$'jeu A'.C9];[$'jeu A'.D9])" office:value-type="float" office:value="0.321722555258597" calcext:value-type="float">
            <text:p>0.321722555258597</text:p>
          </table:table-cell>
          <table:table-cell table:formula="of:=MIN([$'jeu B'.C9];[$'jeu B'.D9])" office:value-type="float" office:value="0.00000000000108870779882121" calcext:value-type="float">
            <text:p>1.08870779882121E-12</text:p>
          </table:table-cell>
          <table:table-cell table:formula="of:=MIN([$'jeu C'.C9];[$'jeu C'.D9])" office:value-type="float" office:value="0.790930606758958" calcext:value-type="float">
            <text:p>0.790930606758958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table:formula="of:=MIN([$'jeu 1'.C10];[$'jeu 1'.D10])" office:value-type="float" office:value="0.0115933246998307" calcext:value-type="float">
            <text:p>0.011593324699831</text:p>
          </table:table-cell>
          <table:table-cell table:formula="of:=MIN([$'jeu 2'.C10];[$'jeu 2'.D10])" office:value-type="float" office:value="0.439307323758281" calcext:value-type="float">
            <text:p>0.439307323758281</text:p>
          </table:table-cell>
          <table:table-cell table:formula="of:=MIN([$'jeu 5'.C10];[$'jeu 5'.D10])" office:value-type="float" office:value="1.27777173050536" calcext:value-type="float">
            <text:p>1.27777173050536</text:p>
          </table:table-cell>
          <table:table-cell table:formula="of:=MIN([$'jeu 3'.C10];[$'jeu 3'.D10])" office:value-type="float" office:value="0.0000000189140041702293" calcext:value-type="float">
            <text:p>1.89140041702293E-08</text:p>
          </table:table-cell>
          <table:table-cell table:formula="of:=MIN([$'jeu 4'.C10];[$'jeu 4'.D10])" office:value-type="float" office:value="0.010234840413629" calcext:value-type="float">
            <text:p>0.010234840413629</text:p>
          </table:table-cell>
          <table:table-cell table:formula="of:=MIN([$'jeu 6'.C10];[$'jeu 6'.D10])" office:value-type="float" office:value="1.06449457779224" calcext:value-type="float">
            <text:p>1.06449457779224</text:p>
          </table:table-cell>
          <table:table-cell table:style-name="ce3" table:formula="of:=MIN([$'jeu A'.C10];[$'jeu A'.D10])" office:value-type="float" office:value="0.266239940674855" calcext:value-type="float">
            <text:p>0.266239940674855</text:p>
          </table:table-cell>
          <table:table-cell table:formula="of:=MIN([$'jeu B'.C10];[$'jeu B'.D10])" office:value-type="float" office:value="0.000000000232177540405855" calcext:value-type="float">
            <text:p>2.32177540405855E-10</text:p>
          </table:table-cell>
          <table:table-cell table:formula="of:=MIN([$'jeu C'.C10];[$'jeu C'.D10])" office:value-type="float" office:value="0.197672582191925" calcext:value-type="float">
            <text:p>0.197672582191925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table:formula="of:=MIN([$'jeu 1'.C11];[$'jeu 1'.D11])" office:value-type="float" office:value="0.0276783069048779" calcext:value-type="float">
            <text:p>0.027678306904878</text:p>
          </table:table-cell>
          <table:table-cell table:formula="of:=MIN([$'jeu 2'.C11];[$'jeu 2'.D11])" office:value-type="float" office:value="0.418651025242452" calcext:value-type="float">
            <text:p>0.418651025242452</text:p>
          </table:table-cell>
          <table:table-cell table:formula="of:=MIN([$'jeu 5'.C11];[$'jeu 5'.D11])" office:value-type="float" office:value="0.257299686136819" calcext:value-type="float">
            <text:p>0.257299686136819</text:p>
          </table:table-cell>
          <table:table-cell table:formula="of:=MIN([$'jeu 3'.C11];[$'jeu 3'.D11])" office:value-type="float" office:value="0.0000000491547405728209" calcext:value-type="float">
            <text:p>4.91547405728209E-08</text:p>
          </table:table-cell>
          <table:table-cell table:formula="of:=MIN([$'jeu 4'.C11];[$'jeu 4'.D11])" office:value-type="float" office:value="0.0252122037864096" calcext:value-type="float">
            <text:p>0.02521220378641</text:p>
          </table:table-cell>
          <table:table-cell table:formula="of:=MIN([$'jeu 6'.C11];[$'jeu 6'.D11])" office:value-type="float" office:value="0.113712633055315" calcext:value-type="float">
            <text:p>0.113712633055315</text:p>
          </table:table-cell>
          <table:table-cell table:style-name="ce3" table:formula="of:=MIN([$'jeu A'.C11];[$'jeu A'.D11])" office:value-type="float" office:value="0.299342660531539" calcext:value-type="float">
            <text:p>0.299342660531539</text:p>
          </table:table-cell>
          <table:table-cell table:formula="of:=MIN([$'jeu B'.C11];[$'jeu B'.D11])" office:value-type="float" office:value="0.00000000386548494783756" calcext:value-type="float">
            <text:p>3.86548494783756E-09</text:p>
          </table:table-cell>
          <table:table-cell table:formula="of:=MIN([$'jeu C'.C11];[$'jeu C'.D11])" office:value-type="float" office:value="1.33156890353504" calcext:value-type="float">
            <text:p>1.33156890353504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string" calcext:value-type="string">
            <text:p>tz</text:p>
          </table:table-cell>
          <table:table-cell table:formula="of:=MIN([$'jeu 1'.C12];[$'jeu 1'.D12])" office:value-type="float" office:value="0.0819597577310534" calcext:value-type="float">
            <text:p>0.081959757731053</text:p>
          </table:table-cell>
          <table:table-cell table:style-name="ce3" table:formula="of:=MIN([$'jeu 2'.C12];[$'jeu 2'.D12])" office:value-type="float" office:value="0.165361750944544" calcext:value-type="float">
            <text:p>0.165361750944544</text:p>
          </table:table-cell>
          <table:table-cell table:style-name="ce3" table:formula="of:=MIN([$'jeu 5'.C12];[$'jeu 5'.D12])" office:value-type="float" office:value="0.326219210623654" calcext:value-type="float">
            <text:p>0.326219210623654</text:p>
          </table:table-cell>
          <table:table-cell table:formula="of:=MIN([$'jeu 3'.C12];[$'jeu 3'.D12])" office:value-type="float" office:value="0.00000000227171279975848" calcext:value-type="float">
            <text:p>2.27171279975848E-09</text:p>
          </table:table-cell>
          <table:table-cell table:formula="of:=MIN([$'jeu 4'.C12];[$'jeu 4'.D12])" office:value-type="float" office:value="0.0290091407882883" calcext:value-type="float">
            <text:p>0.029009140788288</text:p>
          </table:table-cell>
          <table:table-cell table:formula="of:=MIN([$'jeu 6'.C12];[$'jeu 6'.D12])" office:value-type="float" office:value="0.0315828281247501" calcext:value-type="float">
            <text:p>0.03158282812475</text:p>
          </table:table-cell>
          <table:table-cell table:style-name="ce3" table:formula="of:=MIN([$'jeu A'.C12];[$'jeu A'.D12])" office:value-type="float" office:value="0.12450755550328" calcext:value-type="float">
            <text:p>0.12450755550328</text:p>
          </table:table-cell>
          <table:table-cell table:formula="of:=MIN([$'jeu B'.C12];[$'jeu B'.D12])" office:value-type="float" office:value="0.00000000139667812775014" calcext:value-type="float">
            <text:p>1.39667812775014E-09</text:p>
          </table:table-cell>
          <table:table-cell table:style-name="ce3" table:formula="of:=MIN([$'jeu C'.C12];[$'jeu C'.D12])" office:value-type="float" office:value="0.122371200970415" calcext:value-type="float">
            <text:p>0.122371200970415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table:formula="of:=MIN([$'jeu 1'.C13];[$'jeu 1'.D13])" office:value-type="float" office:value="0.022031762393305" calcext:value-type="float">
            <text:p>0.022031762393305</text:p>
          </table:table-cell>
          <table:table-cell table:formula="of:=MIN([$'jeu 2'.C13];[$'jeu 2'.D13])" office:value-type="float" office:value="0.0899821859821711" calcext:value-type="float">
            <text:p>0.089982185982171</text:p>
          </table:table-cell>
          <table:table-cell table:style-name="ce2" table:formula="of:=MIN([$'jeu 5'.C13];[$'jeu 5'.D13])" office:value-type="float" office:value="1.25419669015957" calcext:value-type="float">
            <text:p>1.25419669015957</text:p>
          </table:table-cell>
          <table:table-cell table:formula="of:=MIN([$'jeu 3'.C13];[$'jeu 3'.D13])" office:value-type="float" office:value="0.00000000726629352307687" calcext:value-type="float">
            <text:p>7.26629352307687E-09</text:p>
          </table:table-cell>
          <table:table-cell table:formula="of:=MIN([$'jeu 4'.C13];[$'jeu 4'.D13])" office:value-type="float" office:value="0.0325162416641528" calcext:value-type="float">
            <text:p>0.032516241664153</text:p>
          </table:table-cell>
          <table:table-cell table:style-name="ce2" table:formula="of:=MIN([$'jeu 6'.C13];[$'jeu 6'.D13])" office:value-type="float" office:value="0.147653880077227" calcext:value-type="float">
            <text:p>0.147653880077227</text:p>
          </table:table-cell>
          <table:table-cell table:formula="of:=MIN([$'jeu A'.C13];[$'jeu A'.D13])" office:value-type="float" office:value="0.470859565638512" calcext:value-type="float">
            <text:p>0.470859565638512</text:p>
          </table:table-cell>
          <table:table-cell table:formula="of:=MIN([$'jeu B'.C13];[$'jeu B'.D13])" office:value-type="float" office:value="0.000000012714972168789" calcext:value-type="float">
            <text:p>1.2714972168789E-08</text:p>
          </table:table-cell>
          <table:table-cell table:style-name="ce2" table:formula="of:=MIN([$'jeu C'.C13];[$'jeu C'.D13])" office:value-type="float" office:value="0.192050462395808" calcext:value-type="float">
            <text:p>0.192050462395808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table:formula="of:=MIN([$'jeu 1'.C14];[$'jeu 1'.D14])" office:value-type="float" office:value="0.0023809914216432" calcext:value-type="float">
            <text:p>0.002380991421643</text:p>
          </table:table-cell>
          <table:table-cell table:style-name="ce2" table:formula="of:=MIN([$'jeu 2'.C14];[$'jeu 2'.D14])" office:value-type="float" office:value="0.78875024669042" calcext:value-type="float">
            <text:p>0.78875024669042</text:p>
          </table:table-cell>
          <table:table-cell table:style-name="ce2" table:formula="of:=MIN([$'jeu 5'.C14];[$'jeu 5'.D14])" office:value-type="float" office:value="0.559483812644177" calcext:value-type="float">
            <text:p>0.559483812644177</text:p>
          </table:table-cell>
          <table:table-cell table:formula="of:=MIN([$'jeu 3'.C14];[$'jeu 3'.D14])" office:value-type="float" office:value="0.000000000924774479384971" calcext:value-type="float">
            <text:p>9.24774479384971E-10</text:p>
          </table:table-cell>
          <table:table-cell table:formula="of:=MIN([$'jeu 4'.C14];[$'jeu 4'.D14])" office:value-type="float" office:value="0.00608078603733678" calcext:value-type="float">
            <text:p>0.006080786037337</text:p>
          </table:table-cell>
          <table:table-cell table:formula="of:=MIN([$'jeu 6'.C14];[$'jeu 6'.D14])" office:value-type="float" office:value="0.0190997769092984" calcext:value-type="float">
            <text:p>0.019099776909298</text:p>
          </table:table-cell>
          <table:table-cell table:formula="of:=MIN([$'jeu A'.C14];[$'jeu A'.D14])" office:value-type="float" office:value="0.804878312195022" calcext:value-type="float">
            <text:p>0.804878312195022</text:p>
          </table:table-cell>
          <table:table-cell table:formula="of:=MIN([$'jeu B'.C14];[$'jeu B'.D14])" office:value-type="float" office:value="0.00000000155670886717558" calcext:value-type="float">
            <text:p>1.55670886717558E-09</text:p>
          </table:table-cell>
          <table:table-cell table:style-name="ce2" table:formula="of:=MIN([$'jeu C'.C14];[$'jeu C'.D14])" office:value-type="float" office:value="0.191915130508126" calcext:value-type="float">
            <text:p>0.191915130508126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table:formula="of:=MIN([$'jeu 1'.C15];[$'jeu 1'.D15])" office:value-type="float" office:value="0.00244026499765163" calcext:value-type="float">
            <text:p>0.002440264997652</text:p>
          </table:table-cell>
          <table:table-cell table:style-name="ce2" table:formula="of:=MIN([$'jeu 2'.C15];[$'jeu 2'.D15])" office:value-type="float" office:value="0.224736100438204" calcext:value-type="float">
            <text:p>0.224736100438204</text:p>
          </table:table-cell>
          <table:table-cell table:style-name="ce2" table:formula="of:=MIN([$'jeu 5'.C15];[$'jeu 5'.D15])" office:value-type="float" office:value="0.296402452175282" calcext:value-type="float">
            <text:p>0.296402452175282</text:p>
          </table:table-cell>
          <table:table-cell table:formula="of:=MIN([$'jeu 3'.C15];[$'jeu 3'.D15])" office:value-type="float" office:value="0.000000000317868194217962" calcext:value-type="float">
            <text:p>3.17868194217962E-10</text:p>
          </table:table-cell>
          <table:table-cell table:formula="of:=MIN([$'jeu 4'.C15];[$'jeu 4'.D15])" office:value-type="float" office:value="0.000688484356486218" calcext:value-type="float">
            <text:p>0.000688484356486</text:p>
          </table:table-cell>
          <table:table-cell table:formula="of:=MIN([$'jeu 6'.C15];[$'jeu 6'.D15])" office:value-type="float" office:value="0.026163963324716" calcext:value-type="float">
            <text:p>0.026163963324716</text:p>
          </table:table-cell>
          <table:table-cell table:formula="of:=MIN([$'jeu A'.C15];[$'jeu A'.D15])" office:value-type="float" office:value="0.129920989011629" calcext:value-type="float">
            <text:p>0.129920989011629</text:p>
          </table:table-cell>
          <table:table-cell table:formula="of:=MIN([$'jeu B'.C15];[$'jeu B'.D15])" office:value-type="float" office:value="0.000000000557164084883401" calcext:value-type="float">
            <text:p>5.57164084883401E-10</text:p>
          </table:table-cell>
          <table:table-cell table:style-name="ce2" table:formula="of:=MIN([$'jeu C'.C15];[$'jeu C'.D15])" office:value-type="float" office:value="0.174811246909882" calcext:value-type="float">
            <text:p>0.174811246909882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table:formula="of:=MIN([$'jeu 1'.C16];[$'jeu 1'.D16])" office:value-type="float" office:value="0.00285601450559697" calcext:value-type="float">
            <text:p>0.002856014505597</text:p>
          </table:table-cell>
          <table:table-cell table:formula="of:=MIN([$'jeu 2'.C16];[$'jeu 2'.D16])" office:value-type="float" office:value="0.0864301728874443" calcext:value-type="float">
            <text:p>0.086430172887444</text:p>
          </table:table-cell>
          <table:table-cell table:style-name="ce2" table:formula="of:=MIN([$'jeu 5'.C16];[$'jeu 5'.D16])" office:value-type="float" office:value="0.132401923908838" calcext:value-type="float">
            <text:p>0.132401923908838</text:p>
          </table:table-cell>
          <table:table-cell table:formula="of:=MIN([$'jeu 3'.C16];[$'jeu 3'.D16])" office:value-type="float" office:value="0.000000000208021998253519" calcext:value-type="float">
            <text:p>2.08021998253519E-10</text:p>
          </table:table-cell>
          <table:table-cell table:formula="of:=MIN([$'jeu 4'.C16];[$'jeu 4'.D16])" office:value-type="float" office:value="0.000848545538774133" calcext:value-type="float">
            <text:p>0.000848545538774</text:p>
          </table:table-cell>
          <table:table-cell table:formula="of:=MIN([$'jeu 6'.C16];[$'jeu 6'.D16])" office:value-type="float" office:value="0.0248896109709963" calcext:value-type="float">
            <text:p>0.024889610970996</text:p>
          </table:table-cell>
          <table:table-cell table:style-name="ce1" table:formula="of:=MIN([$'jeu A'.C16];[$'jeu A'.D16])" office:value-type="float" office:value="0.0414830907581148" calcext:value-type="float">
            <text:p>0.041483090758115</text:p>
          </table:table-cell>
          <table:table-cell table:formula="of:=MIN([$'jeu B'.C16];[$'jeu B'.D16])" office:value-type="float" office:value="0.000000000388517401153499" calcext:value-type="float">
            <text:p>3.88517401153499E-10</text:p>
          </table:table-cell>
          <table:table-cell table:style-name="ce2" table:formula="of:=MIN([$'jeu C'.C16];[$'jeu C'.D16])" office:value-type="float" office:value="0.111210417003559" calcext:value-type="float">
            <text:p>0.111210417003559</text:p>
          </table:table-cell>
          <table:table-cell office:value-type="string" calcext:value-type="string">
            <text:p>k5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table:formula="of:=MIN([$'jeu 1'.C17];[$'jeu 1'.D17])" office:value-type="float" office:value="0.000451400588969169" calcext:value-type="float">
            <text:p>0.000451400588969</text:p>
          </table:table-cell>
          <table:table-cell table:formula="of:=MIN([$'jeu 2'.C17];[$'jeu 2'.D17])" office:value-type="float" office:value="0.032972915725239" calcext:value-type="float">
            <text:p>0.032972915725239</text:p>
          </table:table-cell>
          <table:table-cell table:formula="of:=MIN([$'jeu 5'.C17];[$'jeu 5'.D17])" office:value-type="float" office:value="0.0174514243275786" calcext:value-type="float">
            <text:p>0.017451424327579</text:p>
          </table:table-cell>
          <table:table-cell table:formula="of:=MIN([$'jeu 3'.C17];[$'jeu 3'.D17])" office:value-type="float" office:value="0.000000000234588829891779" calcext:value-type="float">
            <text:p>2.34588829891779E-10</text:p>
          </table:table-cell>
          <table:table-cell table:formula="of:=MIN([$'jeu 4'.C17];[$'jeu 4'.D17])" office:value-type="float" office:value="0.000235021750456348" calcext:value-type="float">
            <text:p>0.000235021750456</text:p>
          </table:table-cell>
          <table:table-cell table:formula="of:=MIN([$'jeu 6'.C17];[$'jeu 6'.D17])" office:value-type="float" office:value="0.0137576915822133" calcext:value-type="float">
            <text:p>0.013757691582213</text:p>
          </table:table-cell>
          <table:table-cell table:style-name="ce1" table:formula="of:=MIN([$'jeu A'.C17];[$'jeu A'.D17])" office:value-type="float" office:value="0.0743478158979379" calcext:value-type="float">
            <text:p>0.074347815897938</text:p>
          </table:table-cell>
          <table:table-cell table:formula="of:=MIN([$'jeu B'.C17];[$'jeu B'.D17])" office:value-type="float" office:value="0.000000000473175357149074" calcext:value-type="float">
            <text:p>4.73175357149074E-10</text:p>
          </table:table-cell>
          <table:table-cell table:style-name="ce2" table:formula="of:=MIN([$'jeu C'.C17];[$'jeu C'.D17])" office:value-type="float" office:value="0.234333517907023" calcext:value-type="float">
            <text:p>0.234333517907023</text:p>
          </table:table-cell>
          <table:table-cell office:value-type="string" calcext:value-type="string">
            <text:p>k6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table:formula="of:=MIN([$'jeu 1'.C18];[$'jeu 1'.D18])" office:value-type="float" office:value="0.00418885461092677" calcext:value-type="float">
            <text:p>0.004188854610927</text:p>
          </table:table-cell>
          <table:table-cell table:formula="of:=MIN([$'jeu 2'.C18];[$'jeu 2'.D18])" office:value-type="float" office:value="0.0144479926314827" calcext:value-type="float">
            <text:p>0.014447992631483</text:p>
          </table:table-cell>
          <table:table-cell table:style-name="ce2" table:formula="of:=MIN([$'jeu 5'.C18];[$'jeu 5'.D18])" office:value-type="float" office:value="0.147990555569367" calcext:value-type="float">
            <text:p>0.147990555569367</text:p>
          </table:table-cell>
          <table:table-cell table:formula="of:=MIN([$'jeu 3'.C18];[$'jeu 3'.D18])" office:value-type="float" office:value="0.000000000452001013260923" calcext:value-type="float">
            <text:p>4.52001013260923E-10</text:p>
          </table:table-cell>
          <table:table-cell table:formula="of:=MIN([$'jeu 4'.C18];[$'jeu 4'.D18])" office:value-type="float" office:value="0.00211951331161445" calcext:value-type="float">
            <text:p>0.002119513311614</text:p>
          </table:table-cell>
          <table:table-cell table:formula="of:=MIN([$'jeu 6'.C18];[$'jeu 6'.D18])" office:value-type="float" office:value="0.00379309075681004" calcext:value-type="float">
            <text:p>0.00379309075681</text:p>
          </table:table-cell>
          <table:table-cell table:style-name="ce1" table:formula="of:=MIN([$'jeu A'.C18];[$'jeu A'.D18])" office:value-type="float" office:value="0.0313386873319516" calcext:value-type="float">
            <text:p>0.031338687331952</text:p>
          </table:table-cell>
          <table:table-cell table:formula="of:=MIN([$'jeu B'.C18];[$'jeu B'.D18])" office:value-type="float" office:value="0.000000000995259605665145" calcext:value-type="float">
            <text:p>9.95259605665145E-10</text:p>
          </table:table-cell>
          <table:table-cell table:style-name="ce2" table:formula="of:=MIN([$'jeu C'.C18];[$'jeu C'.D18])" office:value-type="float" office:value="0.637865505098199" calcext:value-type="float">
            <text:p>0.637865505098199</text:p>
          </table:table-cell>
          <table:table-cell office:value-type="string" calcext:value-type="string">
            <text:p>k7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table:formula="of:=MIN([$'jeu 1'.C19];[$'jeu 1'.D19])" office:value-type="float" office:value="0.0106873301312811" calcext:value-type="float">
            <text:p>0.010687330131281</text:p>
          </table:table-cell>
          <table:table-cell table:formula="of:=MIN([$'jeu 2'.C19];[$'jeu 2'.D19])" office:value-type="float" office:value="0.0283484077500686" calcext:value-type="float">
            <text:p>0.028348407750069</text:p>
          </table:table-cell>
          <table:table-cell table:style-name="ce2" table:formula="of:=MIN([$'jeu 5'.C19];[$'jeu 5'.D19])" office:value-type="float" office:value="0.256111043065113" calcext:value-type="float">
            <text:p>0.256111043065113</text:p>
          </table:table-cell>
          <table:table-cell table:formula="of:=MIN([$'jeu 3'.C19];[$'jeu 3'.D19])" office:value-type="float" office:value="0.00000000160102128910823" calcext:value-type="float">
            <text:p>1.60102128910823E-09</text:p>
          </table:table-cell>
          <table:table-cell table:formula="of:=MIN([$'jeu 4'.C19];[$'jeu 4'.D19])" office:value-type="float" office:value="0.00606492502003898" calcext:value-type="float">
            <text:p>0.006064925020039</text:p>
          </table:table-cell>
          <table:table-cell table:formula="of:=MIN([$'jeu 6'.C19];[$'jeu 6'.D19])" office:value-type="float" office:value="0.0267714621969797" calcext:value-type="float">
            <text:p>0.02677146219698</text:p>
          </table:table-cell>
          <table:table-cell table:formula="of:=MIN([$'jeu A'.C19];[$'jeu A'.D19])" office:value-type="float" office:value="0.373913563112704" calcext:value-type="float">
            <text:p>0.373913563112704</text:p>
          </table:table-cell>
          <table:table-cell table:formula="of:=MIN([$'jeu B'.C19];[$'jeu B'.D19])" office:value-type="float" office:value="0.00000000388400388831203" calcext:value-type="float">
            <text:p>3.88400388831203E-09</text:p>
          </table:table-cell>
          <table:table-cell table:style-name="ce2" table:formula="of:=MIN([$'jeu C'.C19];[$'jeu C'.D19])" office:value-type="float" office:value="0.386388217486155" calcext:value-type="float">
            <text:p>0.386388217486155</text:p>
          </table:table-cell>
          <table:table-cell office:value-type="string" calcext:value-type="string">
            <text:p>k8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table:formula="of:=MIN([$'jeu 1'.C20];[$'jeu 1'.D20])" office:value-type="float" office:value="0.0187998491731762" calcext:value-type="float">
            <text:p>0.018799849173176</text:p>
          </table:table-cell>
          <table:table-cell table:formula="of:=MIN([$'jeu 2'.C20];[$'jeu 2'.D20])" office:value-type="float" office:value="0.0833657828528139" calcext:value-type="float">
            <text:p>0.083365782852814</text:p>
          </table:table-cell>
          <table:table-cell table:style-name="ce2" table:formula="of:=MIN([$'jeu 5'.C20];[$'jeu 5'.D20])" office:value-type="float" office:value="0.34881934781804" calcext:value-type="float">
            <text:p>0.34881934781804</text:p>
          </table:table-cell>
          <table:table-cell table:formula="of:=MIN([$'jeu 3'.C20];[$'jeu 3'.D20])" office:value-type="float" office:value="0.0000000134971424930933" calcext:value-type="float">
            <text:p>1.34971424930933E-08</text:p>
          </table:table-cell>
          <table:table-cell table:formula="of:=MIN([$'jeu 4'.C20];[$'jeu 4'.D20])" office:value-type="float" office:value="0.0115376361793615" calcext:value-type="float">
            <text:p>0.011537636179362</text:p>
          </table:table-cell>
          <table:table-cell table:formula="of:=MIN([$'jeu 6'.C20];[$'jeu 6'.D20])" office:value-type="float" office:value="0.0548553583459183" calcext:value-type="float">
            <text:p>0.054855358345918</text:p>
          </table:table-cell>
          <table:table-cell table:formula="of:=MIN([$'jeu A'.C20];[$'jeu A'.D20])" office:value-type="float" office:value="1.10045261934949" calcext:value-type="float">
            <text:p>1.10045261934949</text:p>
          </table:table-cell>
          <table:table-cell table:formula="of:=MIN([$'jeu B'.C20];[$'jeu B'.D20])" office:value-type="float" office:value="0.0000000363537625709233" calcext:value-type="float">
            <text:p>3.63537625709233E-08</text:p>
          </table:table-cell>
          <table:table-cell table:style-name="ce2" table:formula="of:=MIN([$'jeu C'.C20];[$'jeu C'.D20])" office:value-type="float" office:value="0.301841705711842" calcext:value-type="float">
            <text:p>0.301841705711842</text:p>
          </table:table-cell>
          <table:table-cell office:value-type="string" calcext:value-type="string">
            <text:p>k9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table:formula="of:=MIN([$'jeu 1'.C21];[$'jeu 1'.D21])" office:value-type="float" office:value="0.254411192493314" calcext:value-type="float">
            <text:p>0.254411192493314</text:p>
          </table:table-cell>
          <table:table-cell table:formula="of:=MIN([$'jeu 2'.C21];[$'jeu 2'.D21])" office:value-type="float" office:value="0.742615467412331" calcext:value-type="float">
            <text:p>0.742615467412331</text:p>
          </table:table-cell>
          <table:table-cell table:formula="of:=MIN([$'jeu 5'.C21];[$'jeu 5'.D21])" office:value-type="float" office:value="0.985432383402667" calcext:value-type="float">
            <text:p>0.985432383402667</text:p>
          </table:table-cell>
          <table:table-cell table:formula="of:=MIN([$'jeu 3'.C21];[$'jeu 3'.D21])" office:value-type="float" office:value="0.000000000157895194614355" calcext:value-type="float">
            <text:p>1.57895194614355E-10</text:p>
          </table:table-cell>
          <table:table-cell table:formula="of:=MIN([$'jeu 4'.C21];[$'jeu 4'.D21])" office:value-type="float" office:value="0.0281103534903752" calcext:value-type="float">
            <text:p>0.028110353490375</text:p>
          </table:table-cell>
          <table:table-cell table:formula="of:=MIN([$'jeu 6'.C21];[$'jeu 6'.D21])" office:value-type="float" office:value="0.615984567967655" calcext:value-type="float">
            <text:p>0.615984567967655</text:p>
          </table:table-cell>
          <table:table-cell table:style-name="ce1" table:formula="of:=MIN([$'jeu A'.C21];[$'jeu A'.D21])" office:value-type="float" office:value="0.0986626022181926" calcext:value-type="float">
            <text:p>0.098662602218193</text:p>
          </table:table-cell>
          <table:table-cell table:formula="of:=MIN([$'jeu B'.C21];[$'jeu B'.D21])" office:value-type="float" office:value="0.00000000000278204171187567" calcext:value-type="float">
            <text:p>2.78204171187567E-12</text:p>
          </table:table-cell>
          <table:table-cell table:style-name="ce1" table:formula="of:=MIN([$'jeu C'.C21];[$'jeu C'.D21])" office:value-type="float" office:value="0.649233500747576" calcext:value-type="float">
            <text:p>0.649233500747576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formula="of:=MIN([$'jeu 1'.C22];[$'jeu 1'.D22])" office:value-type="float" office:value="0.235391736717176" calcext:value-type="float">
            <text:p>0.235391736717176</text:p>
          </table:table-cell>
          <table:table-cell table:formula="of:=MIN([$'jeu 2'.C22];[$'jeu 2'.D22])" office:value-type="float" office:value="0.661734751735242" calcext:value-type="float">
            <text:p>0.661734751735242</text:p>
          </table:table-cell>
          <table:table-cell table:formula="of:=MIN([$'jeu 5'.C22];[$'jeu 5'.D22])" office:value-type="float" office:value="0.780199599075625" calcext:value-type="float">
            <text:p>0.780199599075625</text:p>
          </table:table-cell>
          <table:table-cell table:formula="of:=MIN([$'jeu 3'.C22];[$'jeu 3'.D22])" office:value-type="float" office:value="0.000000000432695560096276" calcext:value-type="float">
            <text:p>4.32695560096276E-10</text:p>
          </table:table-cell>
          <table:table-cell table:formula="of:=MIN([$'jeu 4'.C22];[$'jeu 4'.D22])" office:value-type="float" office:value="0.0387525274176924" calcext:value-type="float">
            <text:p>0.038752527417692</text:p>
          </table:table-cell>
          <table:table-cell table:formula="of:=MIN([$'jeu 6'.C22];[$'jeu 6'.D22])" office:value-type="float" office:value="0.0955452730946562" calcext:value-type="float">
            <text:p>0.095545273094656</text:p>
          </table:table-cell>
          <table:table-cell table:style-name="ce1" table:formula="of:=MIN([$'jeu A'.C22];[$'jeu A'.D22])" office:value-type="float" office:value="0.495815394627595" calcext:value-type="float">
            <text:p>0.495815394627595</text:p>
          </table:table-cell>
          <table:table-cell table:formula="of:=MIN([$'jeu B'.C22];[$'jeu B'.D22])" office:value-type="float" office:value="0.0000000000122234921371026" calcext:value-type="float">
            <text:p>1.22234921371026E-11</text:p>
          </table:table-cell>
          <table:table-cell table:style-name="ce1" table:formula="of:=MIN([$'jeu C'.C22];[$'jeu C'.D22])" office:value-type="float" office:value="0.449755103781306" calcext:value-type="float">
            <text:p>0.44975510378130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style-name="ce2" table:formula="of:=MIN([$'jeu 1'.C23];[$'jeu 1'.D23])" office:value-type="float" office:value="1.044030810734" calcext:value-type="float">
            <text:p>1.044030810734</text:p>
          </table:table-cell>
          <table:table-cell table:style-name="ce2" table:formula="of:=MIN([$'jeu 2'.C23];[$'jeu 2'.D23])" office:value-type="float" office:value="0.707159507260767" calcext:value-type="float">
            <text:p>0.707159507260767</text:p>
          </table:table-cell>
          <table:table-cell table:style-name="ce2" table:formula="of:=MIN([$'jeu 5'.C23];[$'jeu 5'.D23])" office:value-type="float" office:value="0.880943744943163" calcext:value-type="float">
            <text:p>0.880943744943163</text:p>
          </table:table-cell>
          <table:table-cell table:formula="of:=MIN([$'jeu 3'.C23];[$'jeu 3'.D23])" office:value-type="float" office:value="0.0000000000474425428853851" calcext:value-type="float">
            <text:p>4.74425428853851E-11</text:p>
          </table:table-cell>
          <table:table-cell table:formula="of:=MIN([$'jeu 4'.C23];[$'jeu 4'.D23])" office:value-type="float" office:value="0.0370844900564827" calcext:value-type="float">
            <text:p>0.037084490056483</text:p>
          </table:table-cell>
          <table:table-cell table:style-name="ce2" table:formula="of:=MIN([$'jeu 6'.C23];[$'jeu 6'.D23])" office:value-type="float" office:value="0.159346906263104" calcext:value-type="float">
            <text:p>0.159346906263104</text:p>
          </table:table-cell>
          <table:table-cell table:formula="of:=MIN([$'jeu A'.C23];[$'jeu A'.D23])" office:value-type="float" office:value="0.755296217505016" calcext:value-type="float">
            <text:p>0.755296217505016</text:p>
          </table:table-cell>
          <table:table-cell table:formula="of:=MIN([$'jeu B'.C23];[$'jeu B'.D23])" office:value-type="float" office:value="0.000000000115548678471316" calcext:value-type="float">
            <text:p>1.15548678471316E-10</text:p>
          </table:table-cell>
          <table:table-cell table:style-name="ce1" table:formula="of:=MIN([$'jeu C'.C23];[$'jeu C'.D23])" office:value-type="float" office:value="0.0737891747242864" calcext:value-type="float">
            <text:p>0.073789174724286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table:formula="of:=MIN([$'jeu 1'.C24];[$'jeu 1'.D24])" office:value-type="float" office:value="1.40822999746163" calcext:value-type="float">
            <text:p>1.40822999746163</text:p>
          </table:table-cell>
          <table:table-cell table:style-name="ce2" table:formula="of:=MIN([$'jeu 2'.C24];[$'jeu 2'.D24])" office:value-type="float" office:value="0.76112612089074" calcext:value-type="float">
            <text:p>0.76112612089074</text:p>
          </table:table-cell>
          <table:table-cell table:style-name="ce2" table:formula="of:=MIN([$'jeu 5'.C24];[$'jeu 5'.D24])" office:value-type="float" office:value="0.895853622369671" calcext:value-type="float">
            <text:p>0.895853622369671</text:p>
          </table:table-cell>
          <table:table-cell table:formula="of:=MIN([$'jeu 3'.C24];[$'jeu 3'.D24])" office:value-type="float" office:value="0.000000000224700913658978" calcext:value-type="float">
            <text:p>2.24700913658978E-10</text:p>
          </table:table-cell>
          <table:table-cell table:formula="of:=MIN([$'jeu 4'.C24];[$'jeu 4'.D24])" office:value-type="float" office:value="0.0402760118263533" calcext:value-type="float">
            <text:p>0.040276011826353</text:p>
          </table:table-cell>
          <table:table-cell table:style-name="ce2" table:formula="of:=MIN([$'jeu 6'.C24];[$'jeu 6'.D24])" office:value-type="float" office:value="0.221521125551744" calcext:value-type="float">
            <text:p>0.221521125551744</text:p>
          </table:table-cell>
          <table:table-cell table:formula="of:=MIN([$'jeu A'.C24];[$'jeu A'.D24])" office:value-type="float" office:value="0.856123192821532" calcext:value-type="float">
            <text:p>0.856123192821532</text:p>
          </table:table-cell>
          <table:table-cell table:formula="of:=MIN([$'jeu B'.C24];[$'jeu B'.D24])" office:value-type="float" office:value="0.000000000733384174641012" calcext:value-type="float">
            <text:p>7.33384174641012E-10</text:p>
          </table:table-cell>
          <table:table-cell table:style-name="ce2" table:formula="of:=MIN([$'jeu C'.C24];[$'jeu C'.D24])" office:value-type="float" office:value="0.170845209065343" calcext:value-type="float">
            <text:p>0.170845209065343</text:p>
          </table:table-cell>
          <table:table-cell office:value-type="string" calcext:value-type="string">
            <text:p>p4</text:p>
          </table:table-cell>
        </table:table-row>
      </table:table>
      <table:table table:name="jeu 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14.165767666738" calcext:value-type="float">
            <text:p>214.165767666738</text:p>
          </table:table-cell>
          <table:table-cell office:value-type="float" office:value="213.742300928427" calcext:value-type="float">
            <text:p>213.742300928427</text:p>
          </table:table-cell>
          <table:table-cell table:formula="of:=ABS([.A2]-[.B2])/ABS([.A2])" office:value-type="float" office:value="0.00197728489910101" calcext:value-type="float">
            <text:p>0.001977284899101</text:p>
          </table:table-cell>
          <table:table-cell table:formula="of:=ABS([.A2]-[.B2])/ABS([.B2])" office:value-type="float" office:value="0.00198120230049183" calcext:value-type="float">
            <text:p>0.001981202300492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214.380169598319" calcext:value-type="float">
            <text:p>214.380169598319</text:p>
          </table:table-cell>
          <table:table-cell office:value-type="float" office:value="213.922452669057" calcext:value-type="float">
            <text:p>213.922452669057</text:p>
          </table:table-cell>
          <table:table-cell table:formula="of:=ABS([.A3]-[.B3])/ABS([.A3])" office:value-type="float" office:value="0.00213507121540083" calcext:value-type="float">
            <text:p>0.002135071215401</text:p>
          </table:table-cell>
          <table:table-cell table:formula="of:=ABS([.A3]-[.B3])/ABS([.B3])" office:value-type="float" office:value="0.00213963949810456" calcext:value-type="float">
            <text:p>0.002139639498105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1.17544169975886" calcext:value-type="float">
            <text:p>1.17544169975886</text:p>
          </table:table-cell>
          <table:table-cell office:value-type="float" office:value="1.17572988455588" calcext:value-type="float">
            <text:p>1.17572988455588</text:p>
          </table:table-cell>
          <table:table-cell table:formula="of:=ABS([.A4]-[.B4])/ABS([.A4])" office:value-type="float" office:value="0.00024517149347006" calcext:value-type="float">
            <text:p>0.00024517149347</text:p>
          </table:table-cell>
          <table:table-cell table:formula="of:=ABS([.A4]-[.B4])/ABS([.B4])" office:value-type="float" office:value="0.000245111399142266" calcext:value-type="float">
            <text:p>0.0002451113991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4.463162946014" calcext:value-type="float">
            <text:p>364.463162946014</text:p>
          </table:table-cell>
          <table:table-cell office:value-type="float" office:value="364.653856459814" calcext:value-type="float">
            <text:p>364.653856459814</text:p>
          </table:table-cell>
          <table:table-cell table:formula="of:=ABS([.A5]-[.B5])/ABS([.A5])" office:value-type="float" office:value="0.000523217524260117" calcext:value-type="float">
            <text:p>0.00052321752426</text:p>
          </table:table-cell>
          <table:table-cell table:formula="of:=ABS([.A5]-[.B5])/ABS([.B5])" office:value-type="float" office:value="0.000522943910841759" calcext:value-type="float">
            <text:p>0.000522943910842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12.01796844404" calcext:value-type="float">
            <text:p>512.01796844404</text:p>
          </table:table-cell>
          <table:table-cell office:value-type="float" office:value="511.80913867609" calcext:value-type="float">
            <text:p>511.80913867609</text:p>
          </table:table-cell>
          <table:table-cell table:formula="of:=ABS([.A6]-[.B6])/ABS([.A6])" office:value-type="float" office:value="0.000407856326966247" calcext:value-type="float">
            <text:p>0.000407856326966</text:p>
          </table:table-cell>
          <table:table-cell table:formula="of:=ABS([.A6]-[.B6])/ABS([.B6])" office:value-type="float" office:value="0.000408022741622964" calcext:value-type="float">
            <text:p>0.000408022741623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6959863688769" calcext:value-type="float">
            <text:p>0.046959863688769</text:p>
          </table:table-cell>
          <table:table-cell office:value-type="float" office:value="0.0469315921787764" calcext:value-type="float">
            <text:p>0.046931592178776</text:p>
          </table:table-cell>
          <table:table-cell table:formula="of:=ABS([.A7]-[.B7])/ABS([.A7])" office:value-type="float" office:value="0.000602035605979869" calcext:value-type="float">
            <text:p>0.00060203560598</text:p>
          </table:table-cell>
          <table:table-cell table:formula="of:=ABS([.A7]-[.B7])/ABS([.B7])" office:value-type="float" office:value="0.000602398271188105" calcext:value-type="float">
            <text:p>0.000602398271188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0.0378589897122274" calcext:value-type="float">
            <text:p>0.037858989712227</text:p>
          </table:table-cell>
          <table:table-cell office:value-type="float" office:value="0.0382045453080524" calcext:value-type="float">
            <text:p>0.038204545308052</text:p>
          </table:table-cell>
          <table:table-cell table:formula="of:=ABS([.A8]-[.B8])/ABS([.A8])" office:value-type="float" office:value="0.00912743838257713" calcext:value-type="float">
            <text:p>0.009127438382577</text:p>
          </table:table-cell>
          <table:table-cell table:formula="of:=ABS([.A8]-[.B8])/ABS([.B8])" office:value-type="float" office:value="0.00904488178143935" calcext:value-type="float">
            <text:p>0.009044881781439</text:p>
          </table:table-cell>
          <table:table-cell/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0546041483819211" calcext:value-type="float">
            <text:p>-0.005460414838192</text:p>
          </table:table-cell>
          <table:table-cell office:value-type="float" office:value="-0.0063425882835227" calcext:value-type="float">
            <text:p>-0.006342588283523</text:p>
          </table:table-cell>
          <table:table-cell table:formula="of:=ABS([.A9]-[.B9])/ABS([.A9])" office:value-type="float" office:value="0.161557953282295" calcext:value-type="float">
            <text:p>0.161557953282295</text:p>
          </table:table-cell>
          <table:table-cell table:formula="of:=ABS([.A9]-[.B9])/ABS([.B9])" office:value-type="float" office:value="0.139087294633703" calcext:value-type="float">
            <text:p>0.139087294633703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0.0510610729025821" calcext:value-type="float">
            <text:p>0.051061072902582</text:p>
          </table:table-cell>
          <table:table-cell office:value-type="float" office:value="0.0504691053049007" calcext:value-type="float">
            <text:p>0.050469105304901</text:p>
          </table:table-cell>
          <table:table-cell table:formula="of:=ABS([.A10]-[.B10])/ABS([.A10])" office:value-type="float" office:value="0.0115933246998307" calcext:value-type="float">
            <text:p>0.011593324699831</text:p>
          </table:table-cell>
          <table:table-cell table:formula="of:=ABS([.A10]-[.B10])/ABS([.B10])" office:value-type="float" office:value="0.0117293063569304" calcext:value-type="float">
            <text:p>0.01172930635693</text:p>
          </table:table-cell>
          <table:table-cell table:number-columns-repeated="2"/>
        </table:table-row>
        <table:table-row table:style-name="ro1">
          <table:table-cell office:value-type="float" office:value="0.0167073997726245" calcext:value-type="float">
            <text:p>0.016707399772625</text:p>
          </table:table-cell>
          <table:table-cell office:value-type="float" office:value="0.017182996009727" calcext:value-type="float">
            <text:p>0.017182996009727</text:p>
          </table:table-cell>
          <table:table-cell table:formula="of:=ABS([.A11]-[.B11])/ABS([.A11])" office:value-type="float" office:value="0.0284662032138474" calcext:value-type="float">
            <text:p>0.028466203213847</text:p>
          </table:table-cell>
          <table:table-cell table:formula="of:=ABS([.A11]-[.B11])/ABS([.B11])" office:value-type="float" office:value="0.0276783069048779" calcext:value-type="float">
            <text:p>0.027678306904878</text:p>
          </table:table-cell>
          <table:table-cell table:number-columns-repeated="2"/>
        </table:table-row>
        <table:table-row table:style-name="ro1">
          <table:table-cell office:value-type="float" office:value="0.217843703652932" calcext:value-type="float">
            <text:p>0.217843703652932</text:p>
          </table:table-cell>
          <table:table-cell office:value-type="float" office:value="0.199989286478303" calcext:value-type="float">
            <text:p>0.199989286478303</text:p>
          </table:table-cell>
          <table:table-cell table:formula="of:=ABS([.A12]-[.B12])/ABS([.A12])" office:value-type="float" office:value="0.0819597577310534" calcext:value-type="float">
            <text:p>0.081959757731053</text:p>
          </table:table-cell>
          <table:table-cell table:formula="of:=ABS([.A12]-[.B12])/ABS([.B12])" office:value-type="float" office:value="0.0892768682214724" calcext:value-type="float">
            <text:p>0.089276868221473</text:p>
          </table:table-cell>
          <table:table-cell table:number-columns-repeated="2"/>
        </table:table-row>
        <table:table-row table:style-name="ro1">
          <table:table-cell office:value-type="float" office:value="-4.27875985578986" calcext:value-type="float">
            <text:p>-4.27875985578986</text:p>
          </table:table-cell>
          <table:table-cell office:value-type="float" office:value="-4.37515216880758" calcext:value-type="float">
            <text:p>-4.37515216880758</text:p>
          </table:table-cell>
          <table:table-cell table:formula="of:=ABS([.A13]-[.B13])/ABS([.A13])" office:value-type="float" office:value="0.0225280960527119" calcext:value-type="float">
            <text:p>0.022528096052712</text:p>
          </table:table-cell>
          <table:table-cell table:formula="of:=ABS([.A13]-[.B13])/ABS([.B13])" office:value-type="float" office:value="0.022031762393305" calcext:value-type="float">
            <text:p>0.022031762393305</text:p>
          </table:table-cell>
          <table:table-cell table:number-columns-repeated="2"/>
        </table:table-row>
        <table:table-row table:style-name="ro1">
          <table:table-cell office:value-type="float" office:value="46.1418993177811" calcext:value-type="float">
            <text:p>46.1418993177811</text:p>
          </table:table-cell>
          <table:table-cell office:value-type="float" office:value="46.2520249925219" calcext:value-type="float">
            <text:p>46.2520249925219</text:p>
          </table:table-cell>
          <table:table-cell table:formula="of:=ABS([.A14]-[.B14])/ABS([.A14])" office:value-type="float" office:value="0.00238667407213521" calcext:value-type="float">
            <text:p>0.002386674072135</text:p>
          </table:table-cell>
          <table:table-cell table:formula="of:=ABS([.A14]-[.B14])/ABS([.B14])" office:value-type="float" office:value="0.0023809914216432" calcext:value-type="float">
            <text:p>0.002380991421643</text:p>
          </table:table-cell>
          <table:table-cell table:number-columns-repeated="2"/>
        </table:table-row>
        <table:table-row table:style-name="ro1">
          <table:table-cell office:value-type="float" office:value="-170.740618704665" calcext:value-type="float">
            <text:p>-170.740618704665</text:p>
          </table:table-cell>
          <table:table-cell office:value-type="float" office:value="-170.323966349163" calcext:value-type="float">
            <text:p>-170.323966349163</text:p>
          </table:table-cell>
          <table:table-cell table:formula="of:=ABS([.A15]-[.B15])/ABS([.A15])" office:value-type="float" office:value="0.00244026499765163" calcext:value-type="float">
            <text:p>0.002440264997652</text:p>
          </table:table-cell>
          <table:table-cell table:formula="of:=ABS([.A15]-[.B15])/ABS([.B15])" office:value-type="float" office:value="0.00244623445797548" calcext:value-type="float">
            <text:p>0.002446234457975</text:p>
          </table:table-cell>
          <table:table-cell table:number-columns-repeated="2"/>
        </table:table-row>
        <table:table-row table:style-name="ro1">
          <table:table-cell office:value-type="float" office:value="327.018167456743" calcext:value-type="float">
            <text:p>327.018167456743</text:p>
          </table:table-cell>
          <table:table-cell office:value-type="float" office:value="326.084198826893" calcext:value-type="float">
            <text:p>326.084198826893</text:p>
          </table:table-cell>
          <table:table-cell table:formula="of:=ABS([.A16]-[.B16])/ABS([.A16])" office:value-type="float" office:value="0.00285601450559697" calcext:value-type="float">
            <text:p>0.002856014505597</text:p>
          </table:table-cell>
          <table:table-cell table:formula="of:=ABS([.A16]-[.B16])/ABS([.B16])" office:value-type="float" office:value="0.00286419468717039" calcext:value-type="float">
            <text:p>0.00286419468717</text:p>
          </table:table-cell>
          <table:table-cell table:number-columns-repeated="2"/>
        </table:table-row>
        <table:table-row table:style-name="ro1">
          <table:table-cell office:value-type="float" office:value="-360.916755277741" calcext:value-type="float">
            <text:p>-360.916755277741</text:p>
          </table:table-cell>
          <table:table-cell office:value-type="float" office:value="-360.75383724184" calcext:value-type="float">
            <text:p>-360.75383724184</text:p>
          </table:table-cell>
          <table:table-cell table:formula="of:=ABS([.A17]-[.B17])/ABS([.A17])" office:value-type="float" office:value="0.000451400588969169" calcext:value-type="float">
            <text:p>0.000451400588969</text:p>
          </table:table-cell>
          <table:table-cell table:formula="of:=ABS([.A17]-[.B17])/ABS([.B17])" office:value-type="float" office:value="0.000451604443480937" calcext:value-type="float">
            <text:p>0.000451604443481</text:p>
          </table:table-cell>
          <table:table-cell table:number-columns-repeated="2"/>
        </table:table-row>
        <table:table-row table:style-name="ro1">
          <table:table-cell office:value-type="float" office:value="231.928782420212" calcext:value-type="float">
            <text:p>231.928782420212</text:p>
          </table:table-cell>
          <table:table-cell office:value-type="float" office:value="232.904385027338" calcext:value-type="float">
            <text:p>232.904385027338</text:p>
          </table:table-cell>
          <table:table-cell table:formula="of:=ABS([.A18]-[.B18])/ABS([.A18])" office:value-type="float" office:value="0.0042064749228029" calcext:value-type="float">
            <text:p>0.004206474922803</text:p>
          </table:table-cell>
          <table:table-cell table:formula="of:=ABS([.A18]-[.B18])/ABS([.B18])" office:value-type="float" office:value="0.00418885461092677" calcext:value-type="float">
            <text:p>0.004188854610927</text:p>
          </table:table-cell>
          <table:table-cell table:number-columns-repeated="2"/>
        </table:table-row>
        <table:table-row table:style-name="ro1">
          <table:table-cell office:value-type="float" office:value="-80.7659847516494" calcext:value-type="float">
            <text:p>-80.7659847516494</text:p>
          </table:table-cell>
          <table:table-cell office:value-type="float" office:value="-81.6384821619307" calcext:value-type="float">
            <text:p>-81.6384821619307</text:p>
          </table:table-cell>
          <table:table-cell table:formula="of:=ABS([.A19]-[.B19])/ABS([.A19])" office:value-type="float" office:value="0.0108027830399658" calcext:value-type="float">
            <text:p>0.010802783039966</text:p>
          </table:table-cell>
          <table:table-cell table:formula="of:=ABS([.A19]-[.B19])/ABS([.B19])" office:value-type="float" office:value="0.0106873301312811" calcext:value-type="float">
            <text:p>0.010687330131281</text:p>
          </table:table-cell>
          <table:table-cell table:number-columns-repeated="2"/>
        </table:table-row>
        <table:table-row table:style-name="ro1">
          <table:table-cell office:value-type="float" office:value="11.7943608865871" calcext:value-type="float">
            <text:p>11.7943608865871</text:p>
          </table:table-cell>
          <table:table-cell office:value-type="float" office:value="12.0203414936784" calcext:value-type="float">
            <text:p>12.0203414936784</text:p>
          </table:table-cell>
          <table:table-cell table:formula="of:=ABS([.A20]-[.B20])/ABS([.A20])" office:value-type="float" office:value="0.019160055323406" calcext:value-type="float">
            <text:p>0.019160055323406</text:p>
          </table:table-cell>
          <table:table-cell table:formula="of:=ABS([.A20]-[.B20])/ABS([.B20])" office:value-type="float" office:value="0.0187998491731762" calcext:value-type="float">
            <text:p>0.018799849173176</text:p>
          </table:table-cell>
          <table:table-cell table:number-columns-repeated="2"/>
        </table:table-row>
        <table:table-row table:style-name="ro1">
          <table:table-cell office:value-type="float" office:value="0.0108269357544313" calcext:value-type="float">
            <text:p>0.010826935754431</text:p>
          </table:table-cell>
          <table:table-cell office:value-type="float" office:value="0.00807244211809791" calcext:value-type="float">
            <text:p>0.008072442118098</text:p>
          </table:table-cell>
          <table:table-cell table:formula="of:=ABS([.A21]-[.B21])/ABS([.A21])" office:value-type="float" office:value="0.254411192493314" calcext:value-type="float">
            <text:p>0.254411192493314</text:p>
          </table:table-cell>
          <table:table-cell table:formula="of:=ABS([.A21]-[.B21])/ABS([.B21])" office:value-type="float" office:value="0.341221850344142" calcext:value-type="float">
            <text:p>0.341221850344142</text:p>
          </table:table-cell>
          <table:table-cell table:number-columns-repeated="2"/>
        </table:table-row>
        <table:table-row table:style-name="ro1">
          <table:table-cell office:value-type="float" office:value="0.00483707812243934" calcext:value-type="float">
            <text:p>0.004837078122439</text:p>
          </table:table-cell>
          <table:table-cell office:value-type="float" office:value="0.00369846990256169" calcext:value-type="float">
            <text:p>0.003698469902562</text:p>
          </table:table-cell>
          <table:table-cell table:formula="of:=ABS([.A22]-[.B22])/ABS([.A22])" office:value-type="float" office:value="0.235391736717176" calcext:value-type="float">
            <text:p>0.235391736717176</text:p>
          </table:table-cell>
          <table:table-cell table:formula="of:=ABS([.A22]-[.B22])/ABS([.B22])" office:value-type="float" office:value="0.307859263391331" calcext:value-type="float">
            <text:p>0.307859263391331</text:p>
          </table:table-cell>
          <table:table-cell table:number-columns-repeated="2"/>
        </table:table-row>
        <table:table-row table:style-name="ro1">
          <table:table-cell office:value-type="float" office:value="-0.280431030563465" calcext:value-type="float">
            <text:p>-0.280431030563465</text:p>
          </table:table-cell>
          <table:table-cell office:value-type="float" office:value="0.01234760563068" calcext:value-type="float">
            <text:p>0.01234760563068</text:p>
          </table:table-cell>
          <table:table-cell table:formula="of:=ABS([.A23]-[.B23])/ABS([.A23])" office:value-type="float" office:value="1.044030810734" calcext:value-type="float">
            <text:p>1.044030810734</text:p>
          </table:table-cell>
          <table:table-cell table:formula="of:=ABS([.A23]-[.B23])/ABS([.B23])" office:value-type="float" office:value="23.7113692282722" calcext:value-type="float">
            <text:p>23.7113692282722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p3</text:p>
          </table:table-cell>
        </table:table-row>
        <table:table-row table:style-name="ro1">
          <table:table-cell office:value-type="float" office:value="0.0638710691272263" calcext:value-type="float">
            <text:p>0.063871069127226</text:p>
          </table:table-cell>
          <table:table-cell office:value-type="float" office:value="-0.026074086387679" calcext:value-type="float">
            <text:p>-0.026074086387679</text:p>
          </table:table-cell>
          <table:table-cell table:formula="of:=ABS([.A24]-[.B24])/ABS([.A24])" office:value-type="float" office:value="1.40822999746163" calcext:value-type="float">
            <text:p>1.40822999746163</text:p>
          </table:table-cell>
          <table:table-cell table:formula="of:=ABS([.A24]-[.B24])/ABS([.B24])" office:value-type="float" office:value="3.44959950571491" calcext:value-type="float">
            <text:p>3.44959950571491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4</text:p>
          </table:table-cell>
        </table:table-row>
      </table:table>
      <table:table table:name="jeu 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99.312842468712" calcext:value-type="float">
            <text:p>199.312842468712</text:p>
          </table:table-cell>
          <table:table-cell office:value-type="float" office:value="216.806925305876" calcext:value-type="float">
            <text:p>216.806925305876</text:p>
          </table:table-cell>
          <table:table-cell table:formula="of:=ABS([.A2]-[.B2])/ABS([.A2])" office:value-type="float" office:value="0.0877719800715275" calcext:value-type="float">
            <text:p>0.087771980071528</text:p>
          </table:table-cell>
          <table:table-cell table:formula="of:=ABS([.A2]-[.B2])/ABS([.B2])" office:value-type="float" office:value="0.0806896865147749" calcext:value-type="float">
            <text:p>0.080689686514775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199.573226760691" calcext:value-type="float">
            <text:p>199.573226760691</text:p>
          </table:table-cell>
          <table:table-cell office:value-type="float" office:value="217.092700566675" calcext:value-type="float">
            <text:p>217.092700566675</text:p>
          </table:table-cell>
          <table:table-cell table:formula="of:=ABS([.A3]-[.B3])/ABS([.A3])" office:value-type="float" office:value="0.0877846898120846" calcext:value-type="float">
            <text:p>0.087784689812085</text:p>
          </table:table-cell>
          <table:table-cell table:formula="of:=ABS([.A3]-[.B3])/ABS([.B3])" office:value-type="float" office:value="0.0807004277907694" calcext:value-type="float">
            <text:p>0.08070042779077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0.935679884012325" calcext:value-type="float">
            <text:p>0.935679884012325</text:p>
          </table:table-cell>
          <table:table-cell office:value-type="float" office:value="1.02292192366094" calcext:value-type="float">
            <text:p>1.02292192366094</text:p>
          </table:table-cell>
          <table:table-cell table:formula="of:=ABS([.A4]-[.B4])/ABS([.A4])" office:value-type="float" office:value="0.0932391955189917" calcext:value-type="float">
            <text:p>0.093239195518992</text:p>
          </table:table-cell>
          <table:table-cell table:formula="of:=ABS([.A4]-[.B4])/ABS([.B4])" office:value-type="float" office:value="0.0852870953595187" calcext:value-type="float">
            <text:p>0.08528709535951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.162296986285" calcext:value-type="float">
            <text:p>388.162296986285</text:p>
          </table:table-cell>
          <table:table-cell office:value-type="float" office:value="386.55844025608" calcext:value-type="float">
            <text:p>386.55844025608</text:p>
          </table:table-cell>
          <table:table-cell table:formula="of:=ABS([.A5]-[.B5])/ABS([.A5])" office:value-type="float" office:value="0.00413192301946216" calcext:value-type="float">
            <text:p>0.004131923019462</text:p>
          </table:table-cell>
          <table:table-cell table:formula="of:=ABS([.A5]-[.B5])/ABS([.B5])" office:value-type="float" office:value="0.00414906664343545" calcext:value-type="float">
            <text:p>0.004149066643435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12.195305896142" calcext:value-type="float">
            <text:p>512.195305896142</text:p>
          </table:table-cell>
          <table:table-cell office:value-type="float" office:value="514.974744077605" calcext:value-type="float">
            <text:p>514.974744077605</text:p>
          </table:table-cell>
          <table:table-cell table:formula="of:=ABS([.A6]-[.B6])/ABS([.A6])" office:value-type="float" office:value="0.00542652021498119" calcext:value-type="float">
            <text:p>0.005426520214981</text:p>
          </table:table-cell>
          <table:table-cell table:formula="of:=ABS([.A6]-[.B6])/ABS([.B6])" office:value-type="float" office:value="0.00539723202628561" calcext:value-type="float">
            <text:p>0.005397232026286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69477844116475" calcext:value-type="float">
            <text:p>0.046947784411648</text:p>
          </table:table-cell>
          <table:table-cell office:value-type="float" office:value="0.0469500301507116" calcext:value-type="float">
            <text:p>0.046950030150712</text:p>
          </table:table-cell>
          <table:table-cell table:formula="of:=ABS([.A7]-[.B7])/ABS([.A7])" office:value-type="float" office:value="0.0000478348252671145" calcext:value-type="float">
            <text:p>4.78348252671145E-05</text:p>
          </table:table-cell>
          <table:table-cell table:formula="of:=ABS([.A7]-[.B7])/ABS([.B7])" office:value-type="float" office:value="0.0000478325372060552" calcext:value-type="float">
            <text:p>4.78325372060552E-05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-0.00708628889478176" calcext:value-type="float">
            <text:p>-0.007086288894782</text:p>
          </table:table-cell>
          <table:table-cell office:value-type="float" office:value="-0.00434836512123328" calcext:value-type="float">
            <text:p>-0.004348365121233</text:p>
          </table:table-cell>
          <table:table-cell table:formula="of:=ABS([.A8]-[.B8])/ABS([.A8])" office:value-type="float" office:value="0.386369200324961" calcext:value-type="float">
            <text:p>0.386369200324961</text:p>
          </table:table-cell>
          <table:table-cell table:formula="of:=ABS([.A8]-[.B8])/ABS([.B8])" office:value-type="float" office:value="0.629644405935249" calcext:value-type="float">
            <text:p>0.629644405935249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0756263144558249" calcext:value-type="float">
            <text:p>-0.007562631445582</text:p>
          </table:table-cell>
          <table:table-cell office:value-type="float" office:value="-0.00189347559055615" calcext:value-type="float">
            <text:p>-0.001893475590556</text:p>
          </table:table-cell>
          <table:table-cell table:formula="of:=ABS([.A9]-[.B9])/ABS([.A9])" office:value-type="float" office:value="0.749627414190312" calcext:value-type="float">
            <text:p>0.749627414190312</text:p>
          </table:table-cell>
          <table:table-cell table:formula="of:=ABS([.A9]-[.B9])/ABS([.B9])" office:value-type="float" office:value="2.99404749831563" calcext:value-type="float">
            <text:p>2.99404749831563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-0.00947363695743792" calcext:value-type="float">
            <text:p>-0.009473636957438</text:p>
          </table:table-cell>
          <table:table-cell office:value-type="float" office:value="-0.00531179885940832" calcext:value-type="float">
            <text:p>-0.005311798859408</text:p>
          </table:table-cell>
          <table:table-cell table:formula="of:=ABS([.A10]-[.B10])/ABS([.A10])" office:value-type="float" office:value="0.439307323758281" calcext:value-type="float">
            <text:p>0.439307323758281</text:p>
          </table:table-cell>
          <table:table-cell table:formula="of:=ABS([.A10]-[.B10])/ABS([.B10])" office:value-type="float" office:value="0.783508225402417" calcext:value-type="float">
            <text:p>0.783508225402417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170666265168563" calcext:value-type="float">
            <text:p>0.017066626516856</text:p>
          </table:table-cell>
          <table:table-cell office:value-type="float" office:value="0.0099216658281444" calcext:value-type="float">
            <text:p>0.009921665828144</text:p>
          </table:table-cell>
          <table:table-cell table:formula="of:=ABS([.A11]-[.B11])/ABS([.A11])" office:value-type="float" office:value="0.418651025242452" calcext:value-type="float">
            <text:p>0.418651025242452</text:p>
          </table:table-cell>
          <table:table-cell table:formula="of:=ABS([.A11]-[.B11])/ABS([.B11])" office:value-type="float" office:value="0.720137204021132" calcext:value-type="float">
            <text:p>0.720137204021132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527268730247274" calcext:value-type="float">
            <text:p>0.527268730247274</text:p>
          </table:table-cell>
          <table:table-cell office:value-type="float" office:value="0.631733245922978" calcext:value-type="float">
            <text:p>0.631733245922978</text:p>
          </table:table-cell>
          <table:table-cell table:formula="of:=ABS([.A12]-[.B12])/ABS([.A12])" office:value-type="float" office:value="0.198123859206885" calcext:value-type="float">
            <text:p>0.198123859206885</text:p>
          </table:table-cell>
          <table:table-cell table:formula="of:=ABS([.A12]-[.B12])/ABS([.B12])" office:value-type="float" office:value="0.165361750944544" calcext:value-type="float">
            <text:p>0.165361750944544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tz</text:p>
          </table:table-cell>
        </table:table-row>
        <table:table-row table:style-name="ro1">
          <table:table-cell office:value-type="float" office:value="4.61363307357253" calcext:value-type="float">
            <text:p>4.61363307357253</text:p>
          </table:table-cell>
          <table:table-cell office:value-type="float" office:value="5.06982720832995" calcext:value-type="float">
            <text:p>5.06982720832995</text:p>
          </table:table-cell>
          <table:table-cell table:formula="of:=ABS([.A13]-[.B13])/ABS([.A13])" office:value-type="float" office:value="0.098879587405976" calcext:value-type="float">
            <text:p>0.098879587405976</text:p>
          </table:table-cell>
          <table:table-cell table:formula="of:=ABS([.A13]-[.B13])/ABS([.B13])" office:value-type="float" office:value="0.0899821859821711" calcext:value-type="float">
            <text:p>0.089982185982171</text:p>
          </table:table-cell>
          <table:table-cell/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-1.22610625964766" calcext:value-type="float">
            <text:p>-1.22610625964766</text:p>
          </table:table-cell>
          <table:table-cell office:value-type="float" office:value="-5.80406007788722" calcext:value-type="float">
            <text:p>-5.80406007788722</text:p>
          </table:table-cell>
          <table:table-cell table:formula="of:=ABS([.A14]-[.B14])/ABS([.A14])" office:value-type="float" office:value="3.73373333854042" calcext:value-type="float">
            <text:p>3.73373333854042</text:p>
          </table:table-cell>
          <table:table-cell table:formula="of:=ABS([.A14]-[.B14])/ABS([.B14])" office:value-type="float" office:value="0.78875024669042" calcext:value-type="float">
            <text:p>0.78875024669042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k3</text:p>
          </table:table-cell>
        </table:table-row>
        <table:table-row table:style-name="ro1">
          <table:table-cell office:value-type="float" office:value="-61.2827320530497" calcext:value-type="float">
            <text:p>-61.2827320530497</text:p>
          </table:table-cell>
          <table:table-cell office:value-type="float" office:value="-47.510289827248" calcext:value-type="float">
            <text:p>-47.510289827248</text:p>
          </table:table-cell>
          <table:table-cell table:formula="of:=ABS([.A15]-[.B15])/ABS([.A15])" office:value-type="float" office:value="0.224736100438204" calcext:value-type="float">
            <text:p>0.224736100438204</text:p>
          </table:table-cell>
          <table:table-cell table:formula="of:=ABS([.A15]-[.B15])/ABS([.B15])" office:value-type="float" office:value="0.289883355287447" calcext:value-type="float">
            <text:p>0.289883355287447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4</text:p>
          </table:table-cell>
        </table:table-row>
        <table:table-row table:style-name="ro1">
          <table:table-cell office:value-type="float" office:value="210.09285573412" calcext:value-type="float">
            <text:p>210.09285573412</text:p>
          </table:table-cell>
          <table:table-cell office:value-type="float" office:value="191.934493890603" calcext:value-type="float">
            <text:p>191.934493890603</text:p>
          </table:table-cell>
          <table:table-cell table:formula="of:=ABS([.A16]-[.B16])/ABS([.A16])" office:value-type="float" office:value="0.0864301728874443" calcext:value-type="float">
            <text:p>0.086430172887444</text:p>
          </table:table-cell>
          <table:table-cell table:formula="of:=ABS([.A16]-[.B16])/ABS([.B16])" office:value-type="float" office:value="0.0946070790895283" calcext:value-type="float">
            <text:p>0.094607079089528</text:p>
          </table:table-cell>
          <table:table-cell/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-327.291487444782" calcext:value-type="float">
            <text:p>-327.291487444782</text:p>
          </table:table-cell>
          <table:table-cell office:value-type="float" office:value="-316.499732811677" calcext:value-type="float">
            <text:p>-316.499732811677</text:p>
          </table:table-cell>
          <table:table-cell table:formula="of:=ABS([.A17]-[.B17])/ABS([.A17])" office:value-type="float" office:value="0.032972915725239" calcext:value-type="float">
            <text:p>0.032972915725239</text:p>
          </table:table-cell>
          <table:table-cell table:formula="of:=ABS([.A17]-[.B17])/ABS([.B17])" office:value-type="float" office:value="0.0340971998214172" calcext:value-type="float">
            <text:p>0.034097199821417</text:p>
          </table:table-cell>
          <table:table-cell/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272.602925197571" calcext:value-type="float">
            <text:p>272.602925197571</text:p>
          </table:table-cell>
          <table:table-cell office:value-type="float" office:value="268.664360142996" calcext:value-type="float">
            <text:p>268.664360142996</text:p>
          </table:table-cell>
          <table:table-cell table:formula="of:=ABS([.A18]-[.B18])/ABS([.A18])" office:value-type="float" office:value="0.0144479926314827" calcext:value-type="float">
            <text:p>0.014447992631483</text:p>
          </table:table-cell>
          <table:table-cell table:formula="of:=ABS([.A18]-[.B18])/ABS([.B18])" office:value-type="float" office:value="0.0146597972744834" calcext:value-type="float">
            <text:p>0.014659797274484</text:p>
          </table:table-cell>
          <table:table-cell/>
          <table:table-cell office:value-type="string" calcext:value-type="string">
            <text:p>k7</text:p>
          </table:table-cell>
        </table:table-row>
        <table:table-row table:style-name="ro1">
          <table:table-cell office:value-type="float" office:value="-117.650387722912" calcext:value-type="float">
            <text:p>-117.650387722912</text:p>
          </table:table-cell>
          <table:table-cell office:value-type="float" office:value="-114.31518655979" calcext:value-type="float">
            <text:p>-114.31518655979</text:p>
          </table:table-cell>
          <table:table-cell table:formula="of:=ABS([.A19]-[.B19])/ABS([.A19])" office:value-type="float" office:value="0.0283484077500686" calcext:value-type="float">
            <text:p>0.028348407750069</text:p>
          </table:table-cell>
          <table:table-cell table:formula="of:=ABS([.A19]-[.B19])/ABS([.B19])" office:value-type="float" office:value="0.0291754863329414" calcext:value-type="float">
            <text:p>0.029175486332942</text:p>
          </table:table-cell>
          <table:table-cell/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20.6726026118971" calcext:value-type="float">
            <text:p>20.6726026118971</text:p>
          </table:table-cell>
          <table:table-cell office:value-type="float" office:value="18.9492149115512" calcext:value-type="float">
            <text:p>18.9492149115512</text:p>
          </table:table-cell>
          <table:table-cell table:formula="of:=ABS([.A20]-[.B20])/ABS([.A20])" office:value-type="float" office:value="0.0833657828528139" calcext:value-type="float">
            <text:p>0.083365782852814</text:p>
          </table:table-cell>
          <table:table-cell table:formula="of:=ABS([.A20]-[.B20])/ABS([.B20])" office:value-type="float" office:value="0.0909477098861428" calcext:value-type="float">
            <text:p>0.090947709886143</text:p>
          </table:table-cell>
          <table:table-cell/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-0.000330500508096016" calcext:value-type="float">
            <text:p>-0.000330500508096</text:p>
          </table:table-cell>
          <table:table-cell table:style-name="ce4" office:value-type="float" office:value="-0.0000850657187962801" calcext:value-type="float">
            <text:p>-8.51E-05</text:p>
          </table:table-cell>
          <table:table-cell table:formula="of:=ABS([.A21]-[.B21])/ABS([.A21])" office:value-type="float" office:value="0.742615467412331" calcext:value-type="float">
            <text:p>0.742615467412331</text:p>
          </table:table-cell>
          <table:table-cell table:formula="of:=ABS([.A21]-[.B21])/ABS([.B21])" office:value-type="float" office:value="2.88523735263457" calcext:value-type="float">
            <text:p>2.88523735263457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0.000764186769968936" calcext:value-type="float">
            <text:p>0.000764186769969</text:p>
          </table:table-cell>
          <table:table-cell office:value-type="float" office:value="0.000258497827464186" calcext:value-type="float">
            <text:p>0.000258497827464</text:p>
          </table:table-cell>
          <table:table-cell table:formula="of:=ABS([.A22]-[.B22])/ABS([.A22])" office:value-type="float" office:value="0.661734751735242" calcext:value-type="float">
            <text:p>0.661734751735242</text:p>
          </table:table-cell>
          <table:table-cell table:formula="of:=ABS([.A22]-[.B22])/ABS([.B22])" office:value-type="float" office:value="1.95625993249329" calcext:value-type="float">
            <text:p>1.95625993249329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3.26144313279225" calcext:value-type="float">
            <text:p>3.26144313279225</text:p>
          </table:table-cell>
          <table:table-cell office:value-type="float" office:value="11.1372682865156" calcext:value-type="float">
            <text:p>11.1372682865156</text:p>
          </table:table-cell>
          <table:table-cell table:formula="of:=ABS([.A23]-[.B23])/ABS([.A23])" office:value-type="float" office:value="2.41482829319808" calcext:value-type="float">
            <text:p>2.41482829319808</text:p>
          </table:table-cell>
          <table:table-cell table:formula="of:=ABS([.A23]-[.B23])/ABS([.B23])" office:value-type="float" office:value="0.707159507260767" calcext:value-type="float">
            <text:p>0.707159507260767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p3</text:p>
          </table:table-cell>
        </table:table-row>
        <table:table-row table:style-name="ro1">
          <table:table-cell office:value-type="float" office:value="-1.02162247772031" calcext:value-type="float">
            <text:p>-1.02162247772031</text:p>
          </table:table-cell>
          <table:table-cell office:value-type="float" office:value="-4.27682792915598" calcext:value-type="float">
            <text:p>-4.27682792915598</text:p>
          </table:table-cell>
          <table:table-cell table:formula="of:=ABS([.A24]-[.B24])/ABS([.A24])" office:value-type="float" office:value="3.18630954430393" calcext:value-type="float">
            <text:p>3.18630954430393</text:p>
          </table:table-cell>
          <table:table-cell table:formula="of:=ABS([.A24]-[.B24])/ABS([.B24])" office:value-type="float" office:value="0.76112612089074" calcext:value-type="float">
            <text:p>0.76112612089074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p4</text:p>
          </table:table-cell>
        </table:table-row>
      </table:table>
      <table:table table:name="jeu 5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15.857906541172" calcext:value-type="float">
            <text:p>215.857906541172</text:p>
          </table:table-cell>
          <table:table-cell office:value-type="float" office:value="240.702635262913" calcext:value-type="float">
            <text:p>240.702635262913</text:p>
          </table:table-cell>
          <table:table-cell table:formula="of:=ABS([.A2]-[.B2])/ABS([.A2])" office:value-type="float" office:value="0.115097608050799" calcext:value-type="float">
            <text:p>0.115097608050799</text:p>
          </table:table-cell>
          <table:table-cell table:formula="of:=ABS([.A2]-[.B2])/ABS([.B2])" office:value-type="float" office:value="0.103217518556058" calcext:value-type="float">
            <text:p>0.103217518556058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alphaX</text:p>
          </table:table-cell>
        </table:table-row>
        <table:table-row table:style-name="ro1">
          <table:table-cell office:value-type="float" office:value="216.088142765284" calcext:value-type="float">
            <text:p>216.088142765284</text:p>
          </table:table-cell>
          <table:table-cell office:value-type="float" office:value="240.96861748937" calcext:value-type="float">
            <text:p>240.96861748937</text:p>
          </table:table-cell>
          <table:table-cell table:formula="of:=ABS([.A3]-[.B3])/ABS([.A3])" office:value-type="float" office:value="0.115140397828822" calcext:value-type="float">
            <text:p>0.115140397828822</text:p>
          </table:table-cell>
          <table:table-cell table:formula="of:=ABS([.A3]-[.B3])/ABS([.B3])" office:value-type="float" office:value="0.103251929580347" calcext:value-type="float">
            <text:p>0.103251929580347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alphaY</text:p>
          </table:table-cell>
        </table:table-row>
        <table:table-row table:style-name="ro1">
          <table:table-cell office:value-type="float" office:value="1.15232117201625" calcext:value-type="float">
            <text:p>1.15232117201625</text:p>
          </table:table-cell>
          <table:table-cell office:value-type="float" office:value="1.25622311059816" calcext:value-type="float">
            <text:p>1.25622311059816</text:p>
          </table:table-cell>
          <table:table-cell table:formula="of:=ABS([.A4]-[.B4])/ABS([.A4])" office:value-type="float" office:value="0.0901675167523855" calcext:value-type="float">
            <text:p>0.090167516752386</text:p>
          </table:table-cell>
          <table:table-cell table:formula="of:=ABS([.A4]-[.B4])/ABS([.B4])" office:value-type="float" office:value="0.0827097811728925" calcext:value-type="float">
            <text:p>0.08270978117289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.024691998094" calcext:value-type="float">
            <text:p>385.024691998094</text:p>
          </table:table-cell>
          <table:table-cell office:value-type="float" office:value="383.906998058673" calcext:value-type="float">
            <text:p>383.906998058673</text:p>
          </table:table-cell>
          <table:table-cell table:formula="of:=ABS([.A5]-[.B5])/ABS([.A5])" office:value-type="float" office:value="0.0029029149627288" calcext:value-type="float">
            <text:p>0.002902914962729</text:p>
          </table:table-cell>
          <table:table-cell table:formula="of:=ABS([.A5]-[.B5])/ABS([.B5])" office:value-type="float" office:value="0.00291136641184774" calcext:value-type="float">
            <text:p>0.002911366411848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15.175901420475" calcext:value-type="float">
            <text:p>515.175901420475</text:p>
          </table:table-cell>
          <table:table-cell office:value-type="float" office:value="516.17141317013" calcext:value-type="float">
            <text:p>516.17141317013</text:p>
          </table:table-cell>
          <table:table-cell table:formula="of:=ABS([.A6]-[.B6])/ABS([.A6])" office:value-type="float" office:value="0.00193237250987491" calcext:value-type="float">
            <text:p>0.001932372509875</text:p>
          </table:table-cell>
          <table:table-cell table:formula="of:=ABS([.A6]-[.B6])/ABS([.B6])" office:value-type="float" office:value="0.00192864564804334" calcext:value-type="float">
            <text:p>0.001928645648043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72380419670053" calcext:value-type="float">
            <text:p>0.047238041967005</text:p>
          </table:table-cell>
          <table:table-cell office:value-type="float" office:value="0.0471147818332112" calcext:value-type="float">
            <text:p>0.047114781833211</text:p>
          </table:table-cell>
          <table:table-cell table:formula="of:=ABS([.A7]-[.B7])/ABS([.A7])" office:value-type="float" office:value="0.00260934045234666" calcext:value-type="float">
            <text:p>0.002609340452347</text:p>
          </table:table-cell>
          <table:table-cell table:formula="of:=ABS([.A7]-[.B7])/ABS([.B7])" office:value-type="float" office:value="0.00261616692252771" calcext:value-type="float">
            <text:p>0.002616166922528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-0.00149170782956412" calcext:value-type="float">
            <text:p>-0.001491707829564</text:p>
          </table:table-cell>
          <table:table-cell office:value-type="float" office:value="0.000407400940361081" calcext:value-type="float">
            <text:p>0.000407400940361</text:p>
          </table:table-cell>
          <table:table-cell table:formula="of:=ABS([.A8]-[.B8])/ABS([.A8])" office:value-type="float" office:value="1.27311041229845" calcext:value-type="float">
            <text:p>1.27311041229845</text:p>
          </table:table-cell>
          <table:table-cell table:formula="of:=ABS([.A8]-[.B8])/ABS([.B8])" office:value-type="float" office:value="4.66152279433133" calcext:value-type="float">
            <text:p>4.66152279433133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0161802636045631" calcext:value-type="float">
            <text:p>-0.001618026360456</text:p>
          </table:table-cell>
          <table:table-cell office:value-type="float" office:value="0.000348849517802461" calcext:value-type="float">
            <text:p>0.000348849517802</text:p>
          </table:table-cell>
          <table:table-cell table:formula="of:=ABS([.A9]-[.B9])/ABS([.A9])" office:value-type="float" office:value="1.21560187542561" calcext:value-type="float">
            <text:p>1.21560187542561</text:p>
          </table:table-cell>
          <table:table-cell table:formula="of:=ABS([.A9]-[.B9])/ABS([.B9])" office:value-type="float" office:value="5.63817857811268" calcext:value-type="float">
            <text:p>5.63817857811268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-0.000637791259946894" calcext:value-type="float">
            <text:p>-0.000637791259947</text:p>
          </table:table-cell>
          <table:table-cell office:value-type="float" office:value="0.0022960985222886" calcext:value-type="float">
            <text:p>0.002296098522289</text:p>
          </table:table-cell>
          <table:table-cell table:formula="of:=ABS([.A10]-[.B10])/ABS([.A10])" office:value-type="float" office:value="4.60007837435682" calcext:value-type="float">
            <text:p>4.60007837435682</text:p>
          </table:table-cell>
          <table:table-cell table:formula="of:=ABS([.A10]-[.B10])/ABS([.B10])" office:value-type="float" office:value="1.27777173050536" calcext:value-type="float">
            <text:p>1.27777173050536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0884682318537136" calcext:value-type="float">
            <text:p>0.008846823185371</text:p>
          </table:table-cell>
          <table:table-cell office:value-type="float" office:value="0.00657053835646738" calcext:value-type="float">
            <text:p>0.006570538356467</text:p>
          </table:table-cell>
          <table:table-cell table:formula="of:=ABS([.A11]-[.B11])/ABS([.A11])" office:value-type="float" office:value="0.257299686136819" calcext:value-type="float">
            <text:p>0.257299686136819</text:p>
          </table:table-cell>
          <table:table-cell table:formula="of:=ABS([.A11]-[.B11])/ABS([.B11])" office:value-type="float" office:value="0.346438100717187" calcext:value-type="float">
            <text:p>0.346438100717187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330573789078023" calcext:value-type="float">
            <text:p>0.330573789078023</text:p>
          </table:table-cell>
          <table:table-cell office:value-type="float" office:value="0.490625132521222" calcext:value-type="float">
            <text:p>0.490625132521222</text:p>
          </table:table-cell>
          <table:table-cell table:formula="of:=ABS([.A12]-[.B12])/ABS([.A12])" office:value-type="float" office:value="0.484162231644514" calcext:value-type="float">
            <text:p>0.484162231644514</text:p>
          </table:table-cell>
          <table:table-cell table:formula="of:=ABS([.A12]-[.B12])/ABS([.B12])" office:value-type="float" office:value="0.326219210623654" calcext:value-type="float">
            <text:p>0.326219210623654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tz</text:p>
          </table:table-cell>
        </table:table-row>
        <table:table-row table:style-name="ro1">
          <table:table-cell office:value-type="float" office:value="-0.368238775146287" calcext:value-type="float">
            <text:p>-0.368238775146287</text:p>
          </table:table-cell>
          <table:table-cell office:value-type="float" office:value="1.44863717507542" calcext:value-type="float">
            <text:p>1.44863717507542</text:p>
          </table:table-cell>
          <table:table-cell table:formula="of:=ABS([.A13]-[.B13])/ABS([.A13])" office:value-type="float" office:value="4.93396152944495" calcext:value-type="float">
            <text:p>4.93396152944495</text:p>
          </table:table-cell>
          <table:table-cell table:formula="of:=ABS([.A13]-[.B13])/ABS([.B13])" office:value-type="float" office:value="1.25419669015957" calcext:value-type="float">
            <text:p>1.25419669015957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k2</text:p>
          </table:table-cell>
        </table:table-row>
        <table:table-row table:style-name="ro1">
          <table:table-cell office:value-type="float" office:value="23.2340551154831" calcext:value-type="float">
            <text:p>23.2340551154831</text:p>
          </table:table-cell>
          <table:table-cell office:value-type="float" office:value="10.2349773762877" calcext:value-type="float">
            <text:p>10.2349773762877</text:p>
          </table:table-cell>
          <table:table-cell table:formula="of:=ABS([.A14]-[.B14])/ABS([.A14])" office:value-type="float" office:value="0.559483812644177" calcext:value-type="float">
            <text:p>0.559483812644177</text:p>
          </table:table-cell>
          <table:table-cell table:formula="of:=ABS([.A14]-[.B14])/ABS([.B14])" office:value-type="float" office:value="1.27006413998644" calcext:value-type="float">
            <text:p>1.27006413998644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k3</text:p>
          </table:table-cell>
        </table:table-row>
        <table:table-row table:style-name="ro1">
          <table:table-cell office:value-type="float" office:value="-114.26395769858" calcext:value-type="float">
            <text:p>-114.26395769858</text:p>
          </table:table-cell>
          <table:table-cell office:value-type="float" office:value="-80.3958404414681" calcext:value-type="float">
            <text:p>-80.3958404414681</text:p>
          </table:table-cell>
          <table:table-cell table:formula="of:=ABS([.A15]-[.B15])/ABS([.A15])" office:value-type="float" office:value="0.296402452175282" calcext:value-type="float">
            <text:p>0.296402452175282</text:p>
          </table:table-cell>
          <table:table-cell table:formula="of:=ABS([.A15]-[.B15])/ABS([.B15])" office:value-type="float" office:value="0.421267034104448" calcext:value-type="float">
            <text:p>0.421267034104448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4</text:p>
          </table:table-cell>
        </table:table-row>
        <table:table-row table:style-name="ro1">
          <table:table-cell office:value-type="float" office:value="257.979492732384" calcext:value-type="float">
            <text:p>257.979492732384</text:p>
          </table:table-cell>
          <table:table-cell office:value-type="float" office:value="223.82251156559" calcext:value-type="float">
            <text:p>223.82251156559</text:p>
          </table:table-cell>
          <table:table-cell table:formula="of:=ABS([.A16]-[.B16])/ABS([.A16])" office:value-type="float" office:value="0.132401923908838" calcext:value-type="float">
            <text:p>0.132401923908838</text:p>
          </table:table-cell>
          <table:table-cell table:formula="of:=ABS([.A16]-[.B16])/ABS([.B16])" office:value-type="float" office:value="0.152607442959482" calcext:value-type="float">
            <text:p>0.152607442959482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5</text:p>
          </table:table-cell>
        </table:table-row>
        <table:table-row table:style-name="ro1">
          <table:table-cell office:value-type="float" office:value="-322.242194175604" calcext:value-type="float">
            <text:p>-322.242194175604</text:p>
          </table:table-cell>
          <table:table-cell office:value-type="float" office:value="-327.96566210996" calcext:value-type="float">
            <text:p>-327.96566210996</text:p>
          </table:table-cell>
          <table:table-cell table:formula="of:=ABS([.A17]-[.B17])/ABS([.A17])" office:value-type="float" office:value="0.0177613858079591" calcext:value-type="float">
            <text:p>0.017761385807959</text:p>
          </table:table-cell>
          <table:table-cell table:formula="of:=ABS([.A17]-[.B17])/ABS([.B17])" office:value-type="float" office:value="0.0174514243275786" calcext:value-type="float">
            <text:p>0.017451424327579</text:p>
          </table:table-cell>
          <table:table-cell/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229.493007654046" calcext:value-type="float">
            <text:p>229.493007654046</text:p>
          </table:table-cell>
          <table:table-cell office:value-type="float" office:value="269.355004400694" calcext:value-type="float">
            <text:p>269.355004400694</text:p>
          </table:table-cell>
          <table:table-cell table:formula="of:=ABS([.A18]-[.B18])/ABS([.A18])" office:value-type="float" office:value="0.173695909753986" calcext:value-type="float">
            <text:p>0.173695909753986</text:p>
          </table:table-cell>
          <table:table-cell table:formula="of:=ABS([.A18]-[.B18])/ABS([.B18])" office:value-type="float" office:value="0.147990555569367" calcext:value-type="float">
            <text:p>0.147990555569367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7</text:p>
          </table:table-cell>
        </table:table-row>
        <table:table-row table:style-name="ro1">
          <table:table-cell office:value-type="float" office:value="-87.3934746174672" calcext:value-type="float">
            <text:p>-87.3934746174672</text:p>
          </table:table-cell>
          <table:table-cell office:value-type="float" office:value="-117.48188194319" calcext:value-type="float">
            <text:p>-117.48188194319</text:p>
          </table:table-cell>
          <table:table-cell table:formula="of:=ABS([.A19]-[.B19])/ABS([.A19])" office:value-type="float" office:value="0.344286658213599" calcext:value-type="float">
            <text:p>0.344286658213599</text:p>
          </table:table-cell>
          <table:table-cell table:formula="of:=ABS([.A19]-[.B19])/ABS([.B19])" office:value-type="float" office:value="0.256111043065113" calcext:value-type="float">
            <text:p>0.256111043065113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8</text:p>
          </table:table-cell>
        </table:table-row>
        <table:table-row table:style-name="ro1">
          <table:table-cell office:value-type="float" office:value="13.8210611533902" calcext:value-type="float">
            <text:p>13.8210611533902</text:p>
          </table:table-cell>
          <table:table-cell office:value-type="float" office:value="21.2246188627978" calcext:value-type="float">
            <text:p>21.2246188627978</text:p>
          </table:table-cell>
          <table:table-cell table:formula="of:=ABS([.A20]-[.B20])/ABS([.A20])" office:value-type="float" office:value="0.535672162017139" calcext:value-type="float">
            <text:p>0.535672162017139</text:p>
          </table:table-cell>
          <table:table-cell table:formula="of:=ABS([.A20]-[.B20])/ABS([.B20])" office:value-type="float" office:value="0.34881934781804" calcext:value-type="float">
            <text:p>0.34881934781804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9</text:p>
          </table:table-cell>
        </table:table-row>
        <table:table-row table:style-name="ro1">
          <table:table-cell office:value-type="float" office:value="-0.000244884513062131" calcext:value-type="float">
            <text:p>-0.000244884513062</text:p>
          </table:table-cell>
          <table:table-cell table:style-name="ce4" office:value-type="float" office:value="-0.00000356738369691368" calcext:value-type="float">
            <text:p>-3.57E-06</text:p>
          </table:table-cell>
          <table:table-cell table:formula="of:=ABS([.A21]-[.B21])/ABS([.A21])" office:value-type="float" office:value="0.985432383402667" calcext:value-type="float">
            <text:p>0.985432383402667</text:p>
          </table:table-cell>
          <table:table-cell table:formula="of:=ABS([.A21]-[.B21])/ABS([.B21])" office:value-type="float" office:value="67.6454090357573" calcext:value-type="float">
            <text:p>67.6454090357573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0.00126612938726953" calcext:value-type="float">
            <text:p>0.00126612938727</text:p>
          </table:table-cell>
          <table:table-cell office:value-type="float" office:value="0.000278295746943975" calcext:value-type="float">
            <text:p>0.000278295746944</text:p>
          </table:table-cell>
          <table:table-cell table:formula="of:=ABS([.A22]-[.B22])/ABS([.A22])" office:value-type="float" office:value="0.780199599075625" calcext:value-type="float">
            <text:p>0.780199599075625</text:p>
          </table:table-cell>
          <table:table-cell table:formula="of:=ABS([.A22]-[.B22])/ABS([.B22])" office:value-type="float" office:value="3.54958223822378" calcext:value-type="float">
            <text:p>3.54958223822378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1.38014066946613" calcext:value-type="float">
            <text:p>1.38014066946613</text:p>
          </table:table-cell>
          <table:table-cell office:value-type="float" office:value="11.5923406864029" calcext:value-type="float">
            <text:p>11.5923406864029</text:p>
          </table:table-cell>
          <table:table-cell table:formula="of:=ABS([.A23]-[.B23])/ABS([.A23])" office:value-type="float" office:value="7.39939068739062" calcext:value-type="float">
            <text:p>7.39939068739062</text:p>
          </table:table-cell>
          <table:table-cell table:formula="of:=ABS([.A23]-[.B23])/ABS([.B23])" office:value-type="float" office:value="0.880943744943163" calcext:value-type="float">
            <text:p>0.880943744943163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p3</text:p>
          </table:table-cell>
        </table:table-row>
        <table:table-row table:style-name="ro1">
          <table:table-cell office:value-type="float" office:value="-0.563409724758056" calcext:value-type="float">
            <text:p>-0.563409724758056</text:p>
          </table:table-cell>
          <table:table-cell office:value-type="float" office:value="-5.40978704759081" calcext:value-type="float">
            <text:p>-5.40978704759081</text:p>
          </table:table-cell>
          <table:table-cell table:formula="of:=ABS([.A24]-[.B24])/ABS([.A24])" office:value-type="float" office:value="8.60187020185695" calcext:value-type="float">
            <text:p>8.60187020185695</text:p>
          </table:table-cell>
          <table:table-cell table:formula="of:=ABS([.A24]-[.B24])/ABS([.B24])" office:value-type="float" office:value="0.895853622369671" calcext:value-type="float">
            <text:p>0.895853622369671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p4</text:p>
          </table:table-cell>
        </table:table-row>
      </table:table>
      <table:table table:name="jeu 3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18.863947569849" calcext:value-type="float">
            <text:p>218.863947569849</text:p>
          </table:table-cell>
          <table:table-cell office:value-type="float" office:value="218.863947569937" calcext:value-type="float">
            <text:p>218.863947569937</text:p>
          </table:table-cell>
          <table:table-cell table:formula="of:=ABS([.A2]-[.B2])/ABS([.A2])" office:value-type="float" office:value="0.000000000000397761700599611" calcext:value-type="float">
            <text:p>3.97761700599611E-13</text:p>
          </table:table-cell>
          <table:table-cell table:formula="of:=ABS([.A2]-[.B2])/ABS([.B2])" office:value-type="float" office:value="0.000000000000397761700599453" calcext:value-type="float">
            <text:p>3.97761700599453E-13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219.643305129826" calcext:value-type="float">
            <text:p>219.643305129826</text:p>
          </table:table-cell>
          <table:table-cell office:value-type="float" office:value="219.643305129932" calcext:value-type="float">
            <text:p>219.643305129932</text:p>
          </table:table-cell>
          <table:table-cell table:formula="of:=ABS([.A3]-[.B3])/ABS([.A3])" office:value-type="float" office:value="0.000000000000479942332934115" calcext:value-type="float">
            <text:p>4.79942332934115E-13</text:p>
          </table:table-cell>
          <table:table-cell table:formula="of:=ABS([.A3]-[.B3])/ABS([.B3])" office:value-type="float" office:value="0.000000000000479942332933885" calcext:value-type="float">
            <text:p>4.79942332933885E-13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1.14808834418736" calcext:value-type="float">
            <text:p>1.14808834418736</text:p>
          </table:table-cell>
          <table:table-cell office:value-type="float" office:value="1.14808834418735" calcext:value-type="float">
            <text:p>1.14808834418735</text:p>
          </table:table-cell>
          <table:table-cell table:formula="of:=ABS([.A4]-[.B4])/ABS([.A4])" office:value-type="float" office:value="0.0000000000000137316671051443" calcext:value-type="float">
            <text:p>1.37316671051443E-14</text:p>
          </table:table-cell>
          <table:table-cell table:formula="of:=ABS([.A4]-[.B4])/ABS([.B4])" office:value-type="float" office:value="0.0000000000000137316671051445" calcext:value-type="float">
            <text:p>1.37316671051445E-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5.796996965949" calcext:value-type="float">
            <text:p>375.796996965949</text:p>
          </table:table-cell>
          <table:table-cell office:value-type="float" office:value="375.796996966139" calcext:value-type="float">
            <text:p>375.796996966139</text:p>
          </table:table-cell>
          <table:table-cell table:formula="of:=ABS([.A5]-[.B5])/ABS([.A5])" office:value-type="float" office:value="0.000000000000503699035209805" calcext:value-type="float">
            <text:p>5.03699035209805E-13</text:p>
          </table:table-cell>
          <table:table-cell table:formula="of:=ABS([.A5]-[.B5])/ABS([.B5])" office:value-type="float" office:value="0.000000000000503699035209551" calcext:value-type="float">
            <text:p>5.03699035209551E-13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07.363882471079" calcext:value-type="float">
            <text:p>507.363882471079</text:p>
          </table:table-cell>
          <table:table-cell office:value-type="float" office:value="507.363882469885" calcext:value-type="float">
            <text:p>507.363882469885</text:p>
          </table:table-cell>
          <table:table-cell table:formula="of:=ABS([.A6]-[.B6])/ABS([.A6])" office:value-type="float" office:value="0.00000000000235366880593028" calcext:value-type="float">
            <text:p>2.35366880593028E-12</text:p>
          </table:table-cell>
          <table:table-cell table:formula="of:=ABS([.A6]-[.B6])/ABS([.B6])" office:value-type="float" office:value="0.00000000000235366880593582" calcext:value-type="float">
            <text:p>2.35366880593582E-12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64503360563696" calcext:value-type="float">
            <text:p>0.04645033605637</text:p>
          </table:table-cell>
          <table:table-cell office:value-type="float" office:value="0.046450336056399" calcext:value-type="float">
            <text:p>0.046450336056399</text:p>
          </table:table-cell>
          <table:table-cell table:formula="of:=ABS([.A7]-[.B7])/ABS([.A7])" office:value-type="float" office:value="0.000000000000633832375260956" calcext:value-type="float">
            <text:p>6.33832375260956E-13</text:p>
          </table:table-cell>
          <table:table-cell table:formula="of:=ABS([.A7]-[.B7])/ABS([.B7])" office:value-type="float" office:value="0.000000000000633832375260555" calcext:value-type="float">
            <text:p>6.33832375260555E-13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0.0209696655354113" calcext:value-type="float">
            <text:p>0.020969665535411</text:p>
          </table:table-cell>
          <table:table-cell office:value-type="float" office:value="0.0209696655353277" calcext:value-type="float">
            <text:p>0.020969665535328</text:p>
          </table:table-cell>
          <table:table-cell table:formula="of:=ABS([.A8]-[.B8])/ABS([.A8])" office:value-type="float" office:value="0.00000000000398603954008307" calcext:value-type="float">
            <text:p>3.98603954008307E-12</text:p>
          </table:table-cell>
          <table:table-cell table:formula="of:=ABS([.A8]-[.B8])/ABS([.B8])" office:value-type="float" office:value="0.00000000000398603954009896" calcext:value-type="float">
            <text:p>3.98603954009896E-12</text:p>
          </table:table-cell>
          <table:table-cell/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201599564725859" calcext:value-type="float">
            <text:p>-0.020159956472586</text:p>
          </table:table-cell>
          <table:table-cell office:value-type="float" office:value="-0.0201599564723588" calcext:value-type="float">
            <text:p>-0.020159956472359</text:p>
          </table:table-cell>
          <table:table-cell table:formula="of:=ABS([.A9]-[.B9])/ABS([.A9])" office:value-type="float" office:value="0.000000000011267294237477" calcext:value-type="float">
            <text:p>1.1267294237477E-11</text:p>
          </table:table-cell>
          <table:table-cell table:formula="of:=ABS([.A9]-[.B9])/ABS([.B9])" office:value-type="float" office:value="0.000000000011267294237604" calcext:value-type="float">
            <text:p>1.1267294237604E-11</text:p>
          </table:table-cell>
          <table:table-cell/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0.0219260069035698" calcext:value-type="float">
            <text:p>0.02192600690357</text:p>
          </table:table-cell>
          <table:table-cell office:value-type="float" office:value="0.0219260073182784" calcext:value-type="float">
            <text:p>0.021926007318278</text:p>
          </table:table-cell>
          <table:table-cell table:formula="of:=ABS([.A10]-[.B10])/ABS([.A10])" office:value-type="float" office:value="0.0000000189140045279689" calcext:value-type="float">
            <text:p>1.89140045279689E-08</text:p>
          </table:table-cell>
          <table:table-cell table:formula="of:=ABS([.A10]-[.B10])/ABS([.B10])" office:value-type="float" office:value="0.0000000189140041702293" calcext:value-type="float">
            <text:p>1.89140041702293E-08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283730716442949" calcext:value-type="float">
            <text:p>0.028373071644295</text:p>
          </table:table-cell>
          <table:table-cell office:value-type="float" office:value="0.028373070249624" calcext:value-type="float">
            <text:p>0.028373070249624</text:p>
          </table:table-cell>
          <table:table-cell table:formula="of:=ABS([.A11]-[.B11])/ABS([.A11])" office:value-type="float" office:value="0.0000000491547405728209" calcext:value-type="float">
            <text:p>4.91547405728209E-08</text:p>
          </table:table-cell>
          <table:table-cell table:formula="of:=ABS([.A11]-[.B11])/ABS([.B11])" office:value-type="float" office:value="0.0000000491547429890096" calcext:value-type="float">
            <text:p>4.91547429890096E-08</text:p>
          </table:table-cell>
          <table:table-cell/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138743533556448" calcext:value-type="float">
            <text:p>0.138743533556448</text:p>
          </table:table-cell>
          <table:table-cell office:value-type="float" office:value="0.138743533241263" calcext:value-type="float">
            <text:p>0.138743533241263</text:p>
          </table:table-cell>
          <table:table-cell table:formula="of:=ABS([.A12]-[.B12])/ABS([.A12])" office:value-type="float" office:value="0.00000000227171279975848" calcext:value-type="float">
            <text:p>2.27171279975848E-09</text:p>
          </table:table-cell>
          <table:table-cell table:formula="of:=ABS([.A12]-[.B12])/ABS([.B12])" office:value-type="float" office:value="0.00000000227171280491916" calcext:value-type="float">
            <text:p>2.27171280491916E-09</text:p>
          </table:table-cell>
          <table:table-cell/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-5.36988936625143" calcext:value-type="float">
            <text:p>-5.36988936625143</text:p>
          </table:table-cell>
          <table:table-cell office:value-type="float" office:value="-5.36988932723223" calcext:value-type="float">
            <text:p>-5.36988932723223</text:p>
          </table:table-cell>
          <table:table-cell table:formula="of:=ABS([.A13]-[.B13])/ABS([.A13])" office:value-type="float" office:value="0.00000000726629352307687" calcext:value-type="float">
            <text:p>7.26629352307687E-09</text:p>
          </table:table-cell>
          <table:table-cell table:formula="of:=ABS([.A13]-[.B13])/ABS([.B13])" office:value-type="float" office:value="0.00000000726629357587589" calcext:value-type="float">
            <text:p>7.26629357587589E-09</text:p>
          </table:table-cell>
          <table:table-cell/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49.4124577405231" calcext:value-type="float">
            <text:p>49.4124577405231</text:p>
          </table:table-cell>
          <table:table-cell office:value-type="float" office:value="49.4124577862184" calcext:value-type="float">
            <text:p>49.4124577862184</text:p>
          </table:table-cell>
          <table:table-cell table:formula="of:=ABS([.A14]-[.B14])/ABS([.A14])" office:value-type="float" office:value="0.000000000924774480240178" calcext:value-type="float">
            <text:p>9.24774480240178E-10</text:p>
          </table:table-cell>
          <table:table-cell table:formula="of:=ABS([.A14]-[.B14])/ABS([.B14])" office:value-type="float" office:value="0.000000000924774479384971" calcext:value-type="float">
            <text:p>9.24774479384971E-10</text:p>
          </table:table-cell>
          <table:table-cell/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-173.519067039343" calcext:value-type="float">
            <text:p>-173.519067039343</text:p>
          </table:table-cell>
          <table:table-cell office:value-type="float" office:value="-173.519066984187" calcext:value-type="float">
            <text:p>-173.519066984187</text:p>
          </table:table-cell>
          <table:table-cell table:formula="of:=ABS([.A15]-[.B15])/ABS([.A15])" office:value-type="float" office:value="0.000000000317868194217962" calcext:value-type="float">
            <text:p>3.17868194217962E-10</text:p>
          </table:table-cell>
          <table:table-cell table:formula="of:=ABS([.A15]-[.B15])/ABS([.B15])" office:value-type="float" office:value="0.000000000317868194319002" calcext:value-type="float">
            <text:p>3.17868194319002E-10</text:p>
          </table:table-cell>
          <table:table-cell/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323.923764285842" calcext:value-type="float">
            <text:p>323.923764285842</text:p>
          </table:table-cell>
          <table:table-cell office:value-type="float" office:value="323.923764353226" calcext:value-type="float">
            <text:p>323.923764353226</text:p>
          </table:table-cell>
          <table:table-cell table:formula="of:=ABS([.A16]-[.B16])/ABS([.A16])" office:value-type="float" office:value="0.000000000208021998296793" calcext:value-type="float">
            <text:p>2.08021998296793E-10</text:p>
          </table:table-cell>
          <table:table-cell table:formula="of:=ABS([.A16]-[.B16])/ABS([.B16])" office:value-type="float" office:value="0.000000000208021998253519" calcext:value-type="float">
            <text:p>2.08021998253519E-10</text:p>
          </table:table-cell>
          <table:table-cell/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-353.361670798812" calcext:value-type="float">
            <text:p>-353.361670798812</text:p>
          </table:table-cell>
          <table:table-cell office:value-type="float" office:value="-353.361670715917" calcext:value-type="float">
            <text:p>-353.361670715917</text:p>
          </table:table-cell>
          <table:table-cell table:formula="of:=ABS([.A17]-[.B17])/ABS([.A17])" office:value-type="float" office:value="0.000000000234588829891779" calcext:value-type="float">
            <text:p>2.34588829891779E-10</text:p>
          </table:table-cell>
          <table:table-cell table:formula="of:=ABS([.A17]-[.B17])/ABS([.B17])" office:value-type="float" office:value="0.000000000234588829946811" calcext:value-type="float">
            <text:p>2.34588829946811E-10</text:p>
          </table:table-cell>
          <table:table-cell/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226.700415217161" calcext:value-type="float">
            <text:p>226.700415217161</text:p>
          </table:table-cell>
          <table:table-cell office:value-type="float" office:value="226.70041531963" calcext:value-type="float">
            <text:p>226.70041531963</text:p>
          </table:table-cell>
          <table:table-cell table:formula="of:=ABS([.A18]-[.B18])/ABS([.A18])" office:value-type="float" office:value="0.000000000452001013465228" calcext:value-type="float">
            <text:p>4.52001013465228E-10</text:p>
          </table:table-cell>
          <table:table-cell table:formula="of:=ABS([.A18]-[.B18])/ABS([.B18])" office:value-type="float" office:value="0.000000000452001013260923" calcext:value-type="float">
            <text:p>4.52001013260923E-10</text:p>
          </table:table-cell>
          <table:table-cell/>
          <table:table-cell office:value-type="string" calcext:value-type="string">
            <text:p>k7</text:p>
          </table:table-cell>
        </table:table-row>
        <table:table-row table:style-name="ro1">
          <table:table-cell office:value-type="float" office:value="-79.4500392354073" calcext:value-type="float">
            <text:p>-79.4500392354073</text:p>
          </table:table-cell>
          <table:table-cell office:value-type="float" office:value="-79.4500391082061" calcext:value-type="float">
            <text:p>-79.4500391082061</text:p>
          </table:table-cell>
          <table:table-cell table:formula="of:=ABS([.A19]-[.B19])/ABS([.A19])" office:value-type="float" office:value="0.00000000160102128910823" calcext:value-type="float">
            <text:p>1.60102128910823E-09</text:p>
          </table:table-cell>
          <table:table-cell table:formula="of:=ABS([.A19]-[.B19])/ABS([.B19])" office:value-type="float" office:value="0.0000000016010212916715" calcext:value-type="float">
            <text:p>1.6010212916715E-09</text:p>
          </table:table-cell>
          <table:table-cell/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11.7556780271388" calcext:value-type="float">
            <text:p>11.7556780271388</text:p>
          </table:table-cell>
          <table:table-cell office:value-type="float" office:value="11.7556781858069" calcext:value-type="float">
            <text:p>11.7556781858069</text:p>
          </table:table-cell>
          <table:table-cell table:formula="of:=ABS([.A20]-[.B20])/ABS([.A20])" office:value-type="float" office:value="0.0000000134971426752661" calcext:value-type="float">
            <text:p>1.34971426752661E-08</text:p>
          </table:table-cell>
          <table:table-cell table:formula="of:=ABS([.A20]-[.B20])/ABS([.B20])" office:value-type="float" office:value="0.0000000134971424930933" calcext:value-type="float">
            <text:p>1.34971424930933E-08</text:p>
          </table:table-cell>
          <table:table-cell/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.00229336269347655" calcext:value-type="float">
            <text:p>0.002293362693477</text:p>
          </table:table-cell>
          <table:table-cell office:value-type="float" office:value="0.00229336269383866" calcext:value-type="float">
            <text:p>0.002293362693839</text:p>
          </table:table-cell>
          <table:table-cell table:formula="of:=ABS([.A21]-[.B21])/ABS([.A21])" office:value-type="float" office:value="0.000000000157895194639286" calcext:value-type="float">
            <text:p>1.57895194639286E-10</text:p>
          </table:table-cell>
          <table:table-cell table:formula="of:=ABS([.A21]-[.B21])/ABS([.B21])" office:value-type="float" office:value="0.000000000157895194614355" calcext:value-type="float">
            <text:p>1.57895194614355E-10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0.00327858383636222" calcext:value-type="float">
            <text:p>0.003278583836362</text:p>
          </table:table-cell>
          <table:table-cell office:value-type="float" office:value="0.0032785838349436" calcext:value-type="float">
            <text:p>0.003278583834944</text:p>
          </table:table-cell>
          <table:table-cell table:formula="of:=ABS([.A22]-[.B22])/ABS([.A22])" office:value-type="float" office:value="0.000000000432695560096276" calcext:value-type="float">
            <text:p>4.32695560096276E-10</text:p>
          </table:table-cell>
          <table:table-cell table:formula="of:=ABS([.A22]-[.B22])/ABS([.B22])" office:value-type="float" office:value="0.000000000432695560283501" calcext:value-type="float">
            <text:p>4.32695560283501E-10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0.833069605299522" calcext:value-type="float">
            <text:p>0.833069605299522</text:p>
          </table:table-cell>
          <table:table-cell office:value-type="float" office:value="0.833069605259999" calcext:value-type="float">
            <text:p>0.833069605259999</text:p>
          </table:table-cell>
          <table:table-cell table:formula="of:=ABS([.A23]-[.B23])/ABS([.A23])" office:value-type="float" office:value="0.0000000000474425428853851" calcext:value-type="float">
            <text:p>4.74425428853851E-11</text:p>
          </table:table-cell>
          <table:table-cell table:formula="of:=ABS([.A23]-[.B23])/ABS([.B23])" office:value-type="float" office:value="0.0000000000474425428876359" calcext:value-type="float">
            <text:p>4.74425428876359E-11</text:p>
          </table:table-cell>
          <table:table-cell/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-0.278614448929418" calcext:value-type="float">
            <text:p>-0.278614448929418</text:p>
          </table:table-cell>
          <table:table-cell office:value-type="float" office:value="-0.278614448992023" calcext:value-type="float">
            <text:p>-0.278614448992023</text:p>
          </table:table-cell>
          <table:table-cell table:formula="of:=ABS([.A24]-[.B24])/ABS([.A24])" office:value-type="float" office:value="0.000000000224700913709468" calcext:value-type="float">
            <text:p>2.24700913709468E-10</text:p>
          </table:table-cell>
          <table:table-cell table:formula="of:=ABS([.A24]-[.B24])/ABS([.B24])" office:value-type="float" office:value="0.000000000224700913658978" calcext:value-type="float">
            <text:p>2.24700913658978E-10</text:p>
          </table:table-cell>
          <table:table-cell/>
          <table:table-cell office:value-type="string" calcext:value-type="string">
            <text:p>p4</text:p>
          </table:table-cell>
        </table:table-row>
      </table:table>
      <table:table table:name="jeu 4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17.625684794161" calcext:value-type="float">
            <text:p>217.625684794161</text:p>
          </table:table-cell>
          <table:table-cell office:value-type="float" office:value="217.562704864794" calcext:value-type="float">
            <text:p>217.562704864794</text:p>
          </table:table-cell>
          <table:table-cell table:formula="of:=ABS([.A2]-[.B2])/ABS([.A2])" office:value-type="float" office:value="0.00028939566313784" calcext:value-type="float">
            <text:p>0.000289395663138</text:p>
          </table:table-cell>
          <table:table-cell table:formula="of:=ABS([.A2]-[.B2])/ABS([.B2])" office:value-type="float" office:value="0.000289479437231543" calcext:value-type="float">
            <text:p>0.000289479437232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217.853459315581" calcext:value-type="float">
            <text:p>217.853459315581</text:p>
          </table:table-cell>
          <table:table-cell office:value-type="float" office:value="217.793494984625" calcext:value-type="float">
            <text:p>217.793494984625</text:p>
          </table:table-cell>
          <table:table-cell table:formula="of:=ABS([.A3]-[.B3])/ABS([.A3])" office:value-type="float" office:value="0.000275250763262055" calcext:value-type="float">
            <text:p>0.000275250763262</text:p>
          </table:table-cell>
          <table:table-cell table:formula="of:=ABS([.A3]-[.B3])/ABS([.B3])" office:value-type="float" office:value="0.000275326547104292" calcext:value-type="float">
            <text:p>0.000275326547104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1.00239562567647" calcext:value-type="float">
            <text:p>1.00239562567647</text:p>
          </table:table-cell>
          <table:table-cell office:value-type="float" office:value="1.00420257353237" calcext:value-type="float">
            <text:p>1.00420257353237</text:p>
          </table:table-cell>
          <table:table-cell table:formula="of:=ABS([.A4]-[.B4])/ABS([.A4])" office:value-type="float" office:value="0.00180262943055674" calcext:value-type="float">
            <text:p>0.001802629430557</text:p>
          </table:table-cell>
          <table:table-cell table:formula="of:=ABS([.A4]-[.B4])/ABS([.B4])" office:value-type="float" office:value="0.00179938580474818" calcext:value-type="float">
            <text:p>0.00179938580474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6.762386652666" calcext:value-type="float">
            <text:p>356.762386652666</text:p>
          </table:table-cell>
          <table:table-cell office:value-type="float" office:value="356.990179007868" calcext:value-type="float">
            <text:p>356.990179007868</text:p>
          </table:table-cell>
          <table:table-cell table:formula="of:=ABS([.A5]-[.B5])/ABS([.A5])" office:value-type="float" office:value="0.000638498798428182" calcext:value-type="float">
            <text:p>0.000638498798428</text:p>
          </table:table-cell>
          <table:table-cell table:formula="of:=ABS([.A5]-[.B5])/ABS([.B5])" office:value-type="float" office:value="0.000638091377850138" calcext:value-type="float">
            <text:p>0.00063809137785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14.382014826331" calcext:value-type="float">
            <text:p>514.382014826331</text:p>
          </table:table-cell>
          <table:table-cell office:value-type="float" office:value="514.477270867415" calcext:value-type="float">
            <text:p>514.477270867415</text:p>
          </table:table-cell>
          <table:table-cell table:formula="of:=ABS([.A6]-[.B6])/ABS([.A6])" office:value-type="float" office:value="0.00018518540372357" calcext:value-type="float">
            <text:p>0.000185185403724</text:p>
          </table:table-cell>
          <table:table-cell table:formula="of:=ABS([.A6]-[.B6])/ABS([.B6])" office:value-type="float" office:value="0.000185151116439323" calcext:value-type="float">
            <text:p>0.000185151116439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67459701507268" calcext:value-type="float">
            <text:p>0.046745970150727</text:p>
          </table:table-cell>
          <table:table-cell office:value-type="float" office:value="0.0467587025436048" calcext:value-type="float">
            <text:p>0.046758702543605</text:p>
          </table:table-cell>
          <table:table-cell table:formula="of:=ABS([.A7]-[.B7])/ABS([.A7])" office:value-type="float" office:value="0.000272374128441292" calcext:value-type="float">
            <text:p>0.000272374128441</text:p>
          </table:table-cell>
          <table:table-cell table:formula="of:=ABS([.A7]-[.B7])/ABS([.B7])" office:value-type="float" office:value="0.000272299960976746" calcext:value-type="float">
            <text:p>0.000272299960977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0.0467390671048472" calcext:value-type="float">
            <text:p>0.046739067104847</text:p>
          </table:table-cell>
          <table:table-cell office:value-type="float" office:value="0.0467259690025355" calcext:value-type="float">
            <text:p>0.046725969002536</text:p>
          </table:table-cell>
          <table:table-cell table:formula="of:=ABS([.A8]-[.B8])/ABS([.A8])" office:value-type="float" office:value="0.000280238847778637" calcext:value-type="float">
            <text:p>0.000280238847779</text:p>
          </table:table-cell>
          <table:table-cell table:formula="of:=ABS([.A8]-[.B8])/ABS([.B8])" office:value-type="float" office:value="0.000280317403604835" calcext:value-type="float">
            <text:p>0.000280317403605</text:p>
          </table:table-cell>
          <table:table-cell/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0.00121150491733913" calcext:value-type="float">
            <text:p>0.001211504917339</text:p>
          </table:table-cell>
          <table:table-cell office:value-type="float" office:value="0.00128056588309496" calcext:value-type="float">
            <text:p>0.001280565883095</text:p>
          </table:table-cell>
          <table:table-cell table:formula="of:=ABS([.A9]-[.B9])/ABS([.A9])" office:value-type="float" office:value="0.0570042801869185" calcext:value-type="float">
            <text:p>0.057004280186919</text:p>
          </table:table-cell>
          <table:table-cell table:formula="of:=ABS([.A9]-[.B9])/ABS([.B9])" office:value-type="float" office:value="0.0539300372339438" calcext:value-type="float">
            <text:p>0.053930037233944</text:p>
          </table:table-cell>
          <table:table-cell/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0.0711655188585931" calcext:value-type="float">
            <text:p>0.071165518858593</text:p>
          </table:table-cell>
          <table:table-cell office:value-type="float" office:value="0.0704371511301223" calcext:value-type="float">
            <text:p>0.070437151130122</text:p>
          </table:table-cell>
          <table:table-cell table:formula="of:=ABS([.A10]-[.B10])/ABS([.A10])" office:value-type="float" office:value="0.010234840413629" calcext:value-type="float">
            <text:p>0.010234840413629</text:p>
          </table:table-cell>
          <table:table-cell table:formula="of:=ABS([.A10]-[.B10])/ABS([.B10])" office:value-type="float" office:value="0.0103406755779383" calcext:value-type="float">
            <text:p>0.010340675577938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108280562809859" calcext:value-type="float">
            <text:p>0.010828056280986</text:p>
          </table:table-cell>
          <table:table-cell office:value-type="float" office:value="0.0105550571194189" calcext:value-type="float">
            <text:p>0.010555057119419</text:p>
          </table:table-cell>
          <table:table-cell table:formula="of:=ABS([.A11]-[.B11])/ABS([.A11])" office:value-type="float" office:value="0.0252122037864096" calcext:value-type="float">
            <text:p>0.02521220378641</text:p>
          </table:table-cell>
          <table:table-cell table:formula="of:=ABS([.A11]-[.B11])/ABS([.B11])" office:value-type="float" office:value="0.0258642997833399" calcext:value-type="float">
            <text:p>0.02586429978334</text:p>
          </table:table-cell>
          <table:table-cell/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347023451857596" calcext:value-type="float">
            <text:p>0.347023451857596</text:p>
          </table:table-cell>
          <table:table-cell office:value-type="float" office:value="0.336956599685821" calcext:value-type="float">
            <text:p>0.336956599685821</text:p>
          </table:table-cell>
          <table:table-cell table:formula="of:=ABS([.A12]-[.B12])/ABS([.A12])" office:value-type="float" office:value="0.0290091407882883" calcext:value-type="float">
            <text:p>0.029009140788288</text:p>
          </table:table-cell>
          <table:table-cell table:formula="of:=ABS([.A12]-[.B12])/ABS([.B12])" office:value-type="float" office:value="0.0298758124374508" calcext:value-type="float">
            <text:p>0.029875812437451</text:p>
          </table:table-cell>
          <table:table-cell/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-2.76529158892564" calcext:value-type="float">
            <text:p>-2.76529158892564</text:p>
          </table:table-cell>
          <table:table-cell office:value-type="float" office:value="-2.85823050268273" calcext:value-type="float">
            <text:p>-2.85823050268273</text:p>
          </table:table-cell>
          <table:table-cell table:formula="of:=ABS([.A13]-[.B13])/ABS([.A13])" office:value-type="float" office:value="0.0336090827199864" calcext:value-type="float">
            <text:p>0.033609082719986</text:p>
          </table:table-cell>
          <table:table-cell table:formula="of:=ABS([.A13]-[.B13])/ABS([.B13])" office:value-type="float" office:value="0.0325162416641528" calcext:value-type="float">
            <text:p>0.032516241664153</text:p>
          </table:table-cell>
          <table:table-cell/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40.2819754249599" calcext:value-type="float">
            <text:p>40.2819754249599</text:p>
          </table:table-cell>
          <table:table-cell office:value-type="float" office:value="40.5284200758726" calcext:value-type="float">
            <text:p>40.5284200758726</text:p>
          </table:table-cell>
          <table:table-cell table:formula="of:=ABS([.A14]-[.B14])/ABS([.A14])" office:value-type="float" office:value="0.00611798821464901" calcext:value-type="float">
            <text:p>0.006117988214649</text:p>
          </table:table-cell>
          <table:table-cell table:formula="of:=ABS([.A14]-[.B14])/ABS([.B14])" office:value-type="float" office:value="0.00608078603733678" calcext:value-type="float">
            <text:p>0.006080786037337</text:p>
          </table:table-cell>
          <table:table-cell/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-162.121120867097" calcext:value-type="float">
            <text:p>-162.121120867097</text:p>
          </table:table-cell>
          <table:table-cell office:value-type="float" office:value="-162.232815622762" calcext:value-type="float">
            <text:p>-162.232815622762</text:p>
          </table:table-cell>
          <table:table-cell table:formula="of:=ABS([.A15]-[.B15])/ABS([.A15])" office:value-type="float" office:value="0.000688958693769144" calcext:value-type="float">
            <text:p>0.000688958693769</text:p>
          </table:table-cell>
          <table:table-cell table:formula="of:=ABS([.A15]-[.B15])/ABS([.B15])" office:value-type="float" office:value="0.000688484356486218" calcext:value-type="float">
            <text:p>0.000688484356486</text:p>
          </table:table-cell>
          <table:table-cell/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325.182335248961" calcext:value-type="float">
            <text:p>325.182335248961</text:p>
          </table:table-cell>
          <table:table-cell office:value-type="float" office:value="324.906403229097" calcext:value-type="float">
            <text:p>324.906403229097</text:p>
          </table:table-cell>
          <table:table-cell table:formula="of:=ABS([.A16]-[.B16])/ABS([.A16])" office:value-type="float" office:value="0.000848545538774133" calcext:value-type="float">
            <text:p>0.000848545538774</text:p>
          </table:table-cell>
          <table:table-cell table:formula="of:=ABS([.A16]-[.B16])/ABS([.B16])" office:value-type="float" office:value="0.000849266179802236" calcext:value-type="float">
            <text:p>0.000849266179802</text:p>
          </table:table-cell>
          <table:table-cell/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-370.332789680683" calcext:value-type="float">
            <text:p>-370.332789680683</text:p>
          </table:table-cell>
          <table:table-cell office:value-type="float" office:value="-370.245753420201" calcext:value-type="float">
            <text:p>-370.245753420201</text:p>
          </table:table-cell>
          <table:table-cell table:formula="of:=ABS([.A17]-[.B17])/ABS([.A17])" office:value-type="float" office:value="0.000235021750456348" calcext:value-type="float">
            <text:p>0.000235021750456</text:p>
          </table:table-cell>
          <table:table-cell table:formula="of:=ABS([.A17]-[.B17])/ABS([.B17])" office:value-type="float" office:value="0.000235076998664066" calcext:value-type="float">
            <text:p>0.000235076998664</text:p>
          </table:table-cell>
          <table:table-cell/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243.701502846078" calcext:value-type="float">
            <text:p>243.701502846078</text:p>
          </table:table-cell>
          <table:table-cell office:value-type="float" office:value="244.21912853997" calcext:value-type="float">
            <text:p>244.21912853997</text:p>
          </table:table-cell>
          <table:table-cell table:formula="of:=ABS([.A18]-[.B18])/ABS([.A18])" office:value-type="float" office:value="0.00212401519008391" calcext:value-type="float">
            <text:p>0.002124015190084</text:p>
          </table:table-cell>
          <table:table-cell table:formula="of:=ABS([.A18]-[.B18])/ABS([.B18])" office:value-type="float" office:value="0.00211951331161445" calcext:value-type="float">
            <text:p>0.002119513311614</text:p>
          </table:table-cell>
          <table:table-cell/>
          <table:table-cell office:value-type="string" calcext:value-type="string">
            <text:p>k7</text:p>
          </table:table-cell>
        </table:table-row>
        <table:table-row table:style-name="ro1">
          <table:table-cell office:value-type="float" office:value="-86.5423504522823" calcext:value-type="float">
            <text:p>-86.5423504522823</text:p>
          </table:table-cell>
          <table:table-cell office:value-type="float" office:value="-87.0704260577856" calcext:value-type="float">
            <text:p>-87.0704260577856</text:p>
          </table:table-cell>
          <table:table-cell table:formula="of:=ABS([.A19]-[.B19])/ABS([.A19])" office:value-type="float" office:value="0.00610193278485645" calcext:value-type="float">
            <text:p>0.006101932784856</text:p>
          </table:table-cell>
          <table:table-cell table:formula="of:=ABS([.A19]-[.B19])/ABS([.B19])" office:value-type="float" office:value="0.00606492502003898" calcext:value-type="float">
            <text:p>0.006064925020039</text:p>
          </table:table-cell>
          <table:table-cell/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12.8589066810123" calcext:value-type="float">
            <text:p>12.8589066810123</text:p>
          </table:table-cell>
          <table:table-cell office:value-type="float" office:value="13.0089997876192" calcext:value-type="float">
            <text:p>13.0089997876192</text:p>
          </table:table-cell>
          <table:table-cell table:formula="of:=ABS([.A20]-[.B20])/ABS([.A20])" office:value-type="float" office:value="0.0116723070110286" calcext:value-type="float">
            <text:p>0.011672307011029</text:p>
          </table:table-cell>
          <table:table-cell table:formula="of:=ABS([.A20]-[.B20])/ABS([.B20])" office:value-type="float" office:value="0.0115376361793615" calcext:value-type="float">
            <text:p>0.011537636179362</text:p>
          </table:table-cell>
          <table:table-cell/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.0179740375344702" calcext:value-type="float">
            <text:p>0.01797403753447</text:p>
          </table:table-cell>
          <table:table-cell office:value-type="float" office:value="0.017468780985727" calcext:value-type="float">
            <text:p>0.017468780985727</text:p>
          </table:table-cell>
          <table:table-cell table:formula="of:=ABS([.A21]-[.B21])/ABS([.A21])" office:value-type="float" office:value="0.0281103534903752" calcext:value-type="float">
            <text:p>0.028110353490375</text:p>
          </table:table-cell>
          <table:table-cell table:formula="of:=ABS([.A21]-[.B21])/ABS([.B21])" office:value-type="float" office:value="0.0289234005026484" calcext:value-type="float">
            <text:p>0.028923400502648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0.0040340782127834" calcext:value-type="float">
            <text:p>0.004034078212783</text:p>
          </table:table-cell>
          <table:table-cell office:value-type="float" office:value="0.0038777474862374" calcext:value-type="float">
            <text:p>0.003877747486237</text:p>
          </table:table-cell>
          <table:table-cell table:formula="of:=ABS([.A22]-[.B22])/ABS([.A22])" office:value-type="float" office:value="0.0387525274176924" calcext:value-type="float">
            <text:p>0.038752527417692</text:p>
          </table:table-cell>
          <table:table-cell table:formula="of:=ABS([.A22]-[.B22])/ABS([.B22])" office:value-type="float" office:value="0.0403148289311878" calcext:value-type="float">
            <text:p>0.040314828931188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-0.383563654425793" calcext:value-type="float">
            <text:p>-0.383563654425793</text:p>
          </table:table-cell>
          <table:table-cell office:value-type="float" office:value="-0.369339391897212" calcext:value-type="float">
            <text:p>-0.369339391897212</text:p>
          </table:table-cell>
          <table:table-cell table:formula="of:=ABS([.A23]-[.B23])/ABS([.A23])" office:value-type="float" office:value="0.0370844900564827" calcext:value-type="float">
            <text:p>0.037084490056483</text:p>
          </table:table-cell>
          <table:table-cell table:formula="of:=ABS([.A23]-[.B23])/ABS([.B23])" office:value-type="float" office:value="0.0385127144318799" calcext:value-type="float">
            <text:p>0.03851271443188</text:p>
          </table:table-cell>
          <table:table-cell/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0.0811778371248218" calcext:value-type="float">
            <text:p>0.081177837124822</text:p>
          </table:table-cell>
          <table:table-cell office:value-type="float" office:value="0.0779083175967447" calcext:value-type="float">
            <text:p>0.077908317596745</text:p>
          </table:table-cell>
          <table:table-cell table:formula="of:=ABS([.A24]-[.B24])/ABS([.A24])" office:value-type="float" office:value="0.0402760118263533" calcext:value-type="float">
            <text:p>0.040276011826353</text:p>
          </table:table-cell>
          <table:table-cell table:formula="of:=ABS([.A24]-[.B24])/ABS([.B24])" office:value-type="float" office:value="0.0419662447981513" calcext:value-type="float">
            <text:p>0.041966244798151</text:p>
          </table:table-cell>
          <table:table-cell/>
          <table:table-cell office:value-type="string" calcext:value-type="string">
            <text:p>p4</text:p>
          </table:table-cell>
        </table:table-row>
      </table:table>
      <table:table table:name="jeu 6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9.216959348351" calcext:value-type="float">
            <text:p>209.216959348351</text:p>
          </table:table-cell>
          <table:table-cell office:value-type="float" office:value="214.718985812379" calcext:value-type="float">
            <text:p>214.718985812379</text:p>
          </table:table-cell>
          <table:table-cell table:formula="of:=ABS([.A2]-[.B2])/ABS([.A2])" office:value-type="float" office:value="0.0262981857740654" calcext:value-type="float">
            <text:p>0.026298185774065</text:p>
          </table:table-cell>
          <table:table-cell table:formula="of:=ABS([.A2]-[.B2])/ABS([.B2])" office:value-type="float" office:value="0.025624312834803" calcext:value-type="float">
            <text:p>0.025624312834803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209.539610806074" calcext:value-type="float">
            <text:p>209.539610806074</text:p>
          </table:table-cell>
          <table:table-cell office:value-type="float" office:value="215.033576883595" calcext:value-type="float">
            <text:p>215.033576883595</text:p>
          </table:table-cell>
          <table:table-cell table:formula="of:=ABS([.A3]-[.B3])/ABS([.A3])" office:value-type="float" office:value="0.0262192244052884" calcext:value-type="float">
            <text:p>0.026219224405288</text:p>
          </table:table-cell>
          <table:table-cell table:formula="of:=ABS([.A3]-[.B3])/ABS([.B3])" office:value-type="float" office:value="0.0255493405129717" calcext:value-type="float">
            <text:p>0.025549340512972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1.21750036837796" calcext:value-type="float">
            <text:p>1.21750036837796</text:p>
          </table:table-cell>
          <table:table-cell office:value-type="float" office:value="1.23415327510599" calcext:value-type="float">
            <text:p>1.23415327510599</text:p>
          </table:table-cell>
          <table:table-cell table:formula="of:=ABS([.A4]-[.B4])/ABS([.A4])" office:value-type="float" office:value="0.0136779479994935" calcext:value-type="float">
            <text:p>0.013677947999494</text:p>
          </table:table-cell>
          <table:table-cell table:formula="of:=ABS([.A4]-[.B4])/ABS([.B4])" office:value-type="float" office:value="0.013493386165189" calcext:value-type="float">
            <text:p>0.01349338616518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.779854514657" calcext:value-type="float">
            <text:p>384.779854514657</text:p>
          </table:table-cell>
          <table:table-cell office:value-type="float" office:value="384.295743979002" calcext:value-type="float">
            <text:p>384.295743979002</text:p>
          </table:table-cell>
          <table:table-cell table:formula="of:=ABS([.A5]-[.B5])/ABS([.A5])" office:value-type="float" office:value="0.00125814938067823" calcext:value-type="float">
            <text:p>0.001258149380678</text:p>
          </table:table-cell>
          <table:table-cell table:formula="of:=ABS([.A5]-[.B5])/ABS([.B5])" office:value-type="float" office:value="0.001259734314626" calcext:value-type="float">
            <text:p>0.001259734314626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13.935880758727" calcext:value-type="float">
            <text:p>513.935880758727</text:p>
          </table:table-cell>
          <table:table-cell office:value-type="float" office:value="514.469227416077" calcext:value-type="float">
            <text:p>514.469227416077</text:p>
          </table:table-cell>
          <table:table-cell table:formula="of:=ABS([.A6]-[.B6])/ABS([.A6])" office:value-type="float" office:value="0.00103776886829109" calcext:value-type="float">
            <text:p>0.001037768868291</text:p>
          </table:table-cell>
          <table:table-cell table:formula="of:=ABS([.A6]-[.B6])/ABS([.B6])" office:value-type="float" office:value="0.00103669302054839" calcext:value-type="float">
            <text:p>0.001036693020548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76657248955309" calcext:value-type="float">
            <text:p>0.047665724895531</text:p>
          </table:table-cell>
          <table:table-cell office:value-type="float" office:value="0.0475880189934746" calcext:value-type="float">
            <text:p>0.047588018993475</text:p>
          </table:table-cell>
          <table:table-cell table:formula="of:=ABS([.A7]-[.B7])/ABS([.A7])" office:value-type="float" office:value="0.0016302259585179" calcext:value-type="float">
            <text:p>0.001630225958518</text:p>
          </table:table-cell>
          <table:table-cell table:formula="of:=ABS([.A7]-[.B7])/ABS([.B7])" office:value-type="float" office:value="0.00163288793481659" calcext:value-type="float">
            <text:p>0.001632887934817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-0.000586093725020553" calcext:value-type="float">
            <text:p>-0.000586093725021</text:p>
          </table:table-cell>
          <table:table-cell office:value-type="float" office:value="0.000211255127871058" calcext:value-type="float">
            <text:p>0.000211255127871</text:p>
          </table:table-cell>
          <table:table-cell table:formula="of:=ABS([.A8]-[.B8])/ABS([.A8])" office:value-type="float" office:value="1.36044598133797" calcext:value-type="float">
            <text:p>1.36044598133797</text:p>
          </table:table-cell>
          <table:table-cell table:formula="of:=ABS([.A8]-[.B8])/ABS([.B8])" office:value-type="float" office:value="3.77434082157893" calcext:value-type="float">
            <text:p>3.77434082157893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047540009763679" calcext:value-type="float">
            <text:p>-0.004754000976368</text:p>
          </table:table-cell>
          <table:table-cell office:value-type="float" office:value="-0.0036527915859057" calcext:value-type="float">
            <text:p>-0.003652791585906</text:p>
          </table:table-cell>
          <table:table-cell table:formula="of:=ABS([.A9]-[.B9])/ABS([.A9])" office:value-type="float" office:value="0.231638444320122" calcext:value-type="float">
            <text:p>0.231638444320122</text:p>
          </table:table-cell>
          <table:table-cell table:formula="of:=ABS([.A9]-[.B9])/ABS([.B9])" office:value-type="float" office:value="0.301470632683019" calcext:value-type="float">
            <text:p>0.301470632683019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table:style-name="ce4" office:value-type="float" office:value="-0.0000777757635407249" calcext:value-type="float">
            <text:p>-7.78E-05</text:p>
          </table:table-cell>
          <table:table-cell office:value-type="float" office:value="0.00120592716788169" calcext:value-type="float">
            <text:p>0.001205927167882</text:p>
          </table:table-cell>
          <table:table-cell table:formula="of:=ABS([.A10]-[.B10])/ABS([.A10])" office:value-type="float" office:value="16.5051794155675" calcext:value-type="float">
            <text:p>16.5051794155675</text:p>
          </table:table-cell>
          <table:table-cell table:formula="of:=ABS([.A10]-[.B10])/ABS([.B10])" office:value-type="float" office:value="1.06449457779224" calcext:value-type="float">
            <text:p>1.06449457779224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121244495078993" calcext:value-type="float">
            <text:p>0.012124449507899</text:p>
          </table:table-cell>
          <table:table-cell office:value-type="float" office:value="0.0107457464300099" calcext:value-type="float">
            <text:p>0.01074574643001</text:p>
          </table:table-cell>
          <table:table-cell table:formula="of:=ABS([.A11]-[.B11])/ABS([.A11])" office:value-type="float" office:value="0.113712633055315" calcext:value-type="float">
            <text:p>0.113712633055315</text:p>
          </table:table-cell>
          <table:table-cell table:formula="of:=ABS([.A11]-[.B11])/ABS([.B11])" office:value-type="float" office:value="0.128302215845995" calcext:value-type="float">
            <text:p>0.128302215845995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444602712302175" calcext:value-type="float">
            <text:p>0.444602712302175</text:p>
          </table:table-cell>
          <table:table-cell office:value-type="float" office:value="0.430560901255738" calcext:value-type="float">
            <text:p>0.430560901255738</text:p>
          </table:table-cell>
          <table:table-cell table:formula="of:=ABS([.A12]-[.B12])/ABS([.A12])" office:value-type="float" office:value="0.0315828281247501" calcext:value-type="float">
            <text:p>0.03158282812475</text:p>
          </table:table-cell>
          <table:table-cell table:formula="of:=ABS([.A12]-[.B12])/ABS([.B12])" office:value-type="float" office:value="0.0326128336444023" calcext:value-type="float">
            <text:p>0.032612833644402</text:p>
          </table:table-cell>
          <table:table-cell/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2.17978685684667" calcext:value-type="float">
            <text:p>2.17978685684667</text:p>
          </table:table-cell>
          <table:table-cell office:value-type="float" office:value="1.85793286969192" calcext:value-type="float">
            <text:p>1.85793286969192</text:p>
          </table:table-cell>
          <table:table-cell table:formula="of:=ABS([.A13]-[.B13])/ABS([.A13])" office:value-type="float" office:value="0.147653880077227" calcext:value-type="float">
            <text:p>0.147653880077227</text:p>
          </table:table-cell>
          <table:table-cell table:formula="of:=ABS([.A13]-[.B13])/ABS([.B13])" office:value-type="float" office:value="0.173232301556796" calcext:value-type="float">
            <text:p>0.173232301556796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2</text:p>
          </table:table-cell>
        </table:table-row>
        <table:table-row table:style-name="ro1">
          <table:table-cell office:value-type="float" office:value="10.5905174910638" calcext:value-type="float">
            <text:p>10.5905174910638</text:p>
          </table:table-cell>
          <table:table-cell office:value-type="float" office:value="10.796732676535" calcext:value-type="float">
            <text:p>10.796732676535</text:p>
          </table:table-cell>
          <table:table-cell table:formula="of:=ABS([.A14]-[.B14])/ABS([.A14])" office:value-type="float" office:value="0.0194716816855411" calcext:value-type="float">
            <text:p>0.019471681685541</text:p>
          </table:table-cell>
          <table:table-cell table:formula="of:=ABS([.A14]-[.B14])/ABS([.B14])" office:value-type="float" office:value="0.0190997769092984" calcext:value-type="float">
            <text:p>0.019099776909298</text:p>
          </table:table-cell>
          <table:table-cell/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-87.0043506148326" calcext:value-type="float">
            <text:p>-87.0043506148326</text:p>
          </table:table-cell>
          <table:table-cell office:value-type="float" office:value="-84.7279719762554" calcext:value-type="float">
            <text:p>-84.7279719762554</text:p>
          </table:table-cell>
          <table:table-cell table:formula="of:=ABS([.A15]-[.B15])/ABS([.A15])" office:value-type="float" office:value="0.026163963324716" calcext:value-type="float">
            <text:p>0.026163963324716</text:p>
          </table:table-cell>
          <table:table-cell table:formula="of:=ABS([.A15]-[.B15])/ABS([.B15])" office:value-type="float" office:value="0.026866908123508" calcext:value-type="float">
            <text:p>0.026866908123508</text:p>
          </table:table-cell>
          <table:table-cell/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234.419353888799" calcext:value-type="float">
            <text:p>234.419353888799</text:p>
          </table:table-cell>
          <table:table-cell office:value-type="float" office:value="228.584747366434" calcext:value-type="float">
            <text:p>228.584747366434</text:p>
          </table:table-cell>
          <table:table-cell table:formula="of:=ABS([.A16]-[.B16])/ABS([.A16])" office:value-type="float" office:value="0.0248896109709963" calcext:value-type="float">
            <text:p>0.024889610970996</text:p>
          </table:table-cell>
          <table:table-cell table:formula="of:=ABS([.A16]-[.B16])/ABS([.B16])" office:value-type="float" office:value="0.0255249162054164" calcext:value-type="float">
            <text:p>0.025524916205417</text:p>
          </table:table-cell>
          <table:table-cell/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-327.87691858019" calcext:value-type="float">
            <text:p>-327.87691858019</text:p>
          </table:table-cell>
          <table:table-cell office:value-type="float" office:value="-323.366089057437" calcext:value-type="float">
            <text:p>-323.366089057437</text:p>
          </table:table-cell>
          <table:table-cell table:formula="of:=ABS([.A17]-[.B17])/ABS([.A17])" office:value-type="float" office:value="0.0137576915822133" calcext:value-type="float">
            <text:p>0.013757691582213</text:p>
          </table:table-cell>
          <table:table-cell table:formula="of:=ABS([.A17]-[.B17])/ABS([.B17])" office:value-type="float" office:value="0.0139496059586863" calcext:value-type="float">
            <text:p>0.013949605958686</text:p>
          </table:table-cell>
          <table:table-cell/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255.249584585994" calcext:value-type="float">
            <text:p>255.249584585994</text:p>
          </table:table-cell>
          <table:table-cell office:value-type="float" office:value="256.221455821768" calcext:value-type="float">
            <text:p>256.221455821768</text:p>
          </table:table-cell>
          <table:table-cell table:formula="of:=ABS([.A18]-[.B18])/ABS([.A18])" office:value-type="float" office:value="0.0038075330753243" calcext:value-type="float">
            <text:p>0.003807533075324</text:p>
          </table:table-cell>
          <table:table-cell table:formula="of:=ABS([.A18]-[.B18])/ABS([.B18])" office:value-type="float" office:value="0.00379309075681004" calcext:value-type="float">
            <text:p>0.00379309075681</text:p>
          </table:table-cell>
          <table:table-cell/>
          <table:table-cell office:value-type="string" calcext:value-type="string">
            <text:p>k7</text:p>
          </table:table-cell>
        </table:table-row>
        <table:table-row table:style-name="ro1">
          <table:table-cell office:value-type="float" office:value="-104.934062458195" calcext:value-type="float">
            <text:p>-104.934062458195</text:p>
          </table:table-cell>
          <table:table-cell office:value-type="float" office:value="-107.82057695829" calcext:value-type="float">
            <text:p>-107.82057695829</text:p>
          </table:table-cell>
          <table:table-cell table:formula="of:=ABS([.A19]-[.B19])/ABS([.A19])" office:value-type="float" office:value="0.0275078885966641" calcext:value-type="float">
            <text:p>0.027507888596664</text:p>
          </table:table-cell>
          <table:table-cell table:formula="of:=ABS([.A19]-[.B19])/ABS([.B19])" office:value-type="float" office:value="0.0267714621969797" calcext:value-type="float">
            <text:p>0.02677146219698</text:p>
          </table:table-cell>
          <table:table-cell/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17.7673701832755" calcext:value-type="float">
            <text:p>17.7673701832755</text:p>
          </table:table-cell>
          <table:table-cell office:value-type="float" office:value="18.7985726207802" calcext:value-type="float">
            <text:p>18.7985726207802</text:p>
          </table:table-cell>
          <table:table-cell table:formula="of:=ABS([.A20]-[.B20])/ABS([.A20])" office:value-type="float" office:value="0.0580391147855601" calcext:value-type="float">
            <text:p>0.05803911478556</text:p>
          </table:table-cell>
          <table:table-cell table:formula="of:=ABS([.A20]-[.B20])/ABS([.B20])" office:value-type="float" office:value="0.0548553583459183" calcext:value-type="float">
            <text:p>0.054855358345918</text:p>
          </table:table-cell>
          <table:table-cell/>
          <table:table-cell office:value-type="string" calcext:value-type="string">
            <text:p>k9</text:p>
          </table:table-cell>
        </table:table-row>
        <table:table-row table:style-name="ro1">
          <table:table-cell table:style-name="ce4" office:value-type="float" office:value="-0.000052725802604996" calcext:value-type="float">
            <text:p>-5.27E-05</text:p>
          </table:table-cell>
          <table:table-cell table:style-name="ce4" office:value-type="float" office:value="-0.0000202475218666097" calcext:value-type="float">
            <text:p>-2.02E-05</text:p>
          </table:table-cell>
          <table:table-cell table:formula="of:=ABS([.A21]-[.B21])/ABS([.A21])" office:value-type="float" office:value="0.615984567967655" calcext:value-type="float">
            <text:p>0.615984567967655</text:p>
          </table:table-cell>
          <table:table-cell table:formula="of:=ABS([.A21]-[.B21])/ABS([.B21])" office:value-type="float" office:value="1.60406201570507" calcext:value-type="float">
            <text:p>1.60406201570507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0.000439613229299495" calcext:value-type="float">
            <text:p>0.000439613229299</text:p>
          </table:table-cell>
          <table:table-cell office:value-type="float" office:value="0.000397610263250051" calcext:value-type="float">
            <text:p>0.00039761026325</text:p>
          </table:table-cell>
          <table:table-cell table:formula="of:=ABS([.A22]-[.B22])/ABS([.A22])" office:value-type="float" office:value="0.0955452730946562" calcext:value-type="float">
            <text:p>0.095545273094656</text:p>
          </table:table-cell>
          <table:table-cell table:formula="of:=ABS([.A22]-[.B22])/ABS([.B22])" office:value-type="float" office:value="0.10563853585195" calcext:value-type="float">
            <text:p>0.10563853585195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5.66581186293722" calcext:value-type="float">
            <text:p>5.66581186293722</text:p>
          </table:table-cell>
          <table:table-cell office:value-type="float" office:value="6.73977399851272" calcext:value-type="float">
            <text:p>6.73977399851272</text:p>
          </table:table-cell>
          <table:table-cell table:formula="of:=ABS([.A23]-[.B23])/ABS([.A23])" office:value-type="float" office:value="0.189551323191794" calcext:value-type="float">
            <text:p>0.189551323191794</text:p>
          </table:table-cell>
          <table:table-cell table:formula="of:=ABS([.A23]-[.B23])/ABS([.B23])" office:value-type="float" office:value="0.159346906263104" calcext:value-type="float">
            <text:p>0.159346906263104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p3</text:p>
          </table:table-cell>
        </table:table-row>
        <table:table-row table:style-name="ro1">
          <table:table-cell office:value-type="float" office:value="-1.87747551942254" calcext:value-type="float">
            <text:p>-1.87747551942254</text:p>
          </table:table-cell>
          <table:table-cell office:value-type="float" office:value="-2.41172314502842" calcext:value-type="float">
            <text:p>-2.41172314502842</text:p>
          </table:table-cell>
          <table:table-cell table:formula="of:=ABS([.A24]-[.B24])/ABS([.A24])" office:value-type="float" office:value="0.284556373747131" calcext:value-type="float">
            <text:p>0.284556373747131</text:p>
          </table:table-cell>
          <table:table-cell table:formula="of:=ABS([.A24]-[.B24])/ABS([.B24])" office:value-type="float" office:value="0.221521125551744" calcext:value-type="float">
            <text:p>0.221521125551744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p4</text:p>
          </table:table-cell>
        </table:table-row>
      </table:table>
      <table:table table:name="jeu A" table:style-name="ta1">
        <table:table-column table:style-name="co1" table:number-columns-repeated="5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221.622512079799" calcext:value-type="float">
            <text:p>221.622512079799</text:p>
          </table:table-cell>
          <table:table-cell office:value-type="float" office:value="220.069223185389" calcext:value-type="float">
            <text:p>220.069223185389</text:p>
          </table:table-cell>
          <table:table-cell table:formula="of:=ABS([.A2]-[.B2])/ABS([.A2])" office:value-type="float" office:value="0.00700871441187451" calcext:value-type="float">
            <text:p>0.007008714411875</text:p>
          </table:table-cell>
          <table:table-cell table:formula="of:=ABS([.A2]-[.B2])/ABS([.B2])" office:value-type="float" office:value="0.00705818320220546" calcext:value-type="float">
            <text:p>0.007058183202205</text:p>
          </table:table-cell>
          <table:table-cell/>
          <table:table-cell table:style-name="ce1" office:value-type="string" calcext:value-type="string">
            <text:p>alphaX</text:p>
          </table:table-cell>
        </table:table-row>
        <table:table-row table:style-name="ro1">
          <table:table-cell office:value-type="float" office:value="222.138731714817" calcext:value-type="float">
            <text:p>222.138731714817</text:p>
          </table:table-cell>
          <table:table-cell office:value-type="float" office:value="220.506705084128" calcext:value-type="float">
            <text:p>220.506705084128</text:p>
          </table:table-cell>
          <table:table-cell table:formula="of:=ABS([.A3]-[.B3])/ABS([.A3])" office:value-type="float" office:value="0.00734688011447041" calcext:value-type="float">
            <text:p>0.00734688011447</text:p>
          </table:table-cell>
          <table:table-cell table:formula="of:=ABS([.A3]-[.B3])/ABS([.B3])" office:value-type="float" office:value="0.00740125625688623" calcext:value-type="float">
            <text:p>0.007401256256886</text:p>
          </table:table-cell>
          <table:table-cell/>
          <table:table-cell table:style-name="ce1" office:value-type="string" calcext:value-type="string">
            <text:p>alphaY</text:p>
          </table:table-cell>
        </table:table-row>
        <table:table-row table:style-name="ro1">
          <table:table-cell office:value-type="float" office:value="0.308641887872795" calcext:value-type="float">
            <text:p>0.308641887872795</text:p>
          </table:table-cell>
          <table:table-cell office:value-type="float" office:value="0.475484915578621" calcext:value-type="float">
            <text:p>0.475484915578621</text:p>
          </table:table-cell>
          <table:table-cell table:formula="of:=ABS([.A4]-[.B4])/ABS([.A4])" office:value-type="float" office:value="0.540571562906556" calcext:value-type="float">
            <text:p>0.540571562906556</text:p>
          </table:table-cell>
          <table:table-cell table:formula="of:=ABS([.A4]-[.B4])/ABS([.B4])" office:value-type="float" office:value="0.350890264316364" calcext:value-type="float">
            <text:p>0.350890264316364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.150860134533" calcext:value-type="float">
            <text:p>343.150860134533</text:p>
          </table:table-cell>
          <table:table-cell office:value-type="float" office:value="354.192938729181" calcext:value-type="float">
            <text:p>354.192938729181</text:p>
          </table:table-cell>
          <table:table-cell table:formula="of:=ABS([.A5]-[.B5])/ABS([.A5])" office:value-type="float" office:value="0.032178496041998" calcext:value-type="float">
            <text:p>0.032178496041998</text:p>
          </table:table-cell>
          <table:table-cell table:formula="of:=ABS([.A5]-[.B5])/ABS([.B5])" office:value-type="float" office:value="0.0311753210955179" calcext:value-type="float">
            <text:p>0.031175321095518</text:p>
          </table:table-cell>
          <table:table-cell/>
          <table:table-cell table:style-name="ce1" office:value-type="string" calcext:value-type="string">
            <text:p>xo</text:p>
          </table:table-cell>
        </table:table-row>
        <table:table-row table:style-name="ro1">
          <table:table-cell office:value-type="float" office:value="495.49598168823" calcext:value-type="float">
            <text:p>495.49598168823</text:p>
          </table:table-cell>
          <table:table-cell office:value-type="float" office:value="486.56258578492" calcext:value-type="float">
            <text:p>486.56258578492</text:p>
          </table:table-cell>
          <table:table-cell table:formula="of:=ABS([.A6]-[.B6])/ABS([.A6])" office:value-type="float" office:value="0.0180291994959735" calcext:value-type="float">
            <text:p>0.018029199495974</text:p>
          </table:table-cell>
          <table:table-cell table:formula="of:=ABS([.A6]-[.B6])/ABS([.B6])" office:value-type="float" office:value="0.0183602195571594" calcext:value-type="float">
            <text:p>0.018360219557159</text:p>
          </table:table-cell>
          <table:table-cell/>
          <table:table-cell table:style-name="ce1" office:value-type="string" calcext:value-type="string">
            <text:p>yo</text:p>
          </table:table-cell>
        </table:table-row>
        <table:table-row table:style-name="ro1">
          <table:table-cell office:value-type="float" office:value="0.043272509367132" calcext:value-type="float">
            <text:p>0.043272509367132</text:p>
          </table:table-cell>
          <table:table-cell office:value-type="float" office:value="0.0439823616431595" calcext:value-type="float">
            <text:p>0.04398236164316</text:p>
          </table:table-cell>
          <table:table-cell table:formula="of:=ABS([.A7]-[.B7])/ABS([.A7])" office:value-type="float" office:value="0.016404231841629" calcext:value-type="float">
            <text:p>0.016404231841629</text:p>
          </table:table-cell>
          <table:table-cell table:formula="of:=ABS([.A7]-[.B7])/ABS([.B7])" office:value-type="float" office:value="0.0161394761333353" calcext:value-type="float">
            <text:p>0.016139476133335</text:p>
          </table:table-cell>
          <table:table-cell/>
          <table:table-cell table:style-name="ce1" office:value-type="string" calcext:value-type="string">
            <text:p>w1</text:p>
          </table:table-cell>
        </table:table-row>
        <table:table-row table:style-name="ro1">
          <table:table-cell office:value-type="float" office:value="0.0737465547921966" calcext:value-type="float">
            <text:p>0.073746554792197</text:p>
          </table:table-cell>
          <table:table-cell office:value-type="float" office:value="0.0519403129802881" calcext:value-type="float">
            <text:p>0.051940312980288</text:p>
          </table:table-cell>
          <table:table-cell table:formula="of:=ABS([.A8]-[.B8])/ABS([.A8])" office:value-type="float" office:value="0.295691668218999" calcext:value-type="float">
            <text:p>0.295691668218999</text:p>
          </table:table-cell>
          <table:table-cell table:formula="of:=ABS([.A8]-[.B8])/ABS([.B8])" office:value-type="float" office:value="0.419832699509996" calcext:value-type="float">
            <text:p>0.419832699509996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295626207969131" calcext:value-type="float">
            <text:p>-0.029562620796913</text:p>
          </table:table-cell>
          <table:table-cell office:value-type="float" office:value="-0.0435848501614027" calcext:value-type="float">
            <text:p>-0.043584850161403</text:p>
          </table:table-cell>
          <table:table-cell table:formula="of:=ABS([.A9]-[.B9])/ABS([.A9])" office:value-type="float" office:value="0.47432294520903" calcext:value-type="float">
            <text:p>0.47432294520903</text:p>
          </table:table-cell>
          <table:table-cell table:formula="of:=ABS([.A9]-[.B9])/ABS([.B9])" office:value-type="float" office:value="0.321722555258597" calcext:value-type="float">
            <text:p>0.321722555258597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0.110106173419674" calcext:value-type="float">
            <text:p>0.110106173419674</text:p>
          </table:table-cell>
          <table:table-cell office:value-type="float" office:value="0.0807915123404845" calcext:value-type="float">
            <text:p>0.080791512340485</text:p>
          </table:table-cell>
          <table:table-cell table:formula="of:=ABS([.A10]-[.B10])/ABS([.A10])" office:value-type="float" office:value="0.266239940674855" calcext:value-type="float">
            <text:p>0.266239940674855</text:p>
          </table:table-cell>
          <table:table-cell table:formula="of:=ABS([.A10]-[.B10])/ABS([.B10])" office:value-type="float" office:value="0.362843326358921" calcext:value-type="float">
            <text:p>0.362843326358921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615869143769357" calcext:value-type="float">
            <text:p>0.061586914376936</text:p>
          </table:table-cell>
          <table:table-cell office:value-type="float" office:value="0.0878987643569927" calcext:value-type="float">
            <text:p>0.087898764356993</text:p>
          </table:table-cell>
          <table:table-cell table:formula="of:=ABS([.A11]-[.B11])/ABS([.A11])" office:value-type="float" office:value="0.427231178022953" calcext:value-type="float">
            <text:p>0.427231178022953</text:p>
          </table:table-cell>
          <table:table-cell table:formula="of:=ABS([.A11]-[.B11])/ABS([.B11])" office:value-type="float" office:value="0.299342660531539" calcext:value-type="float">
            <text:p>0.299342660531539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74231883143301" calcext:value-type="float">
            <text:p>0.74231883143301</text:p>
          </table:table-cell>
          <table:table-cell office:value-type="float" office:value="0.847887193201004" calcext:value-type="float">
            <text:p>0.847887193201004</text:p>
          </table:table-cell>
          <table:table-cell table:formula="of:=ABS([.A12]-[.B12])/ABS([.A12])" office:value-type="float" office:value="0.142214311826362" calcext:value-type="float">
            <text:p>0.142214311826362</text:p>
          </table:table-cell>
          <table:table-cell table:formula="of:=ABS([.A12]-[.B12])/ABS([.B12])" office:value-type="float" office:value="0.12450755550328" calcext:value-type="float">
            <text:p>0.12450755550328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2.77126647116447" calcext:value-type="float">
            <text:p>2.77126647116447</text:p>
          </table:table-cell>
          <table:table-cell office:value-type="float" office:value="5.23729862849839" calcext:value-type="float">
            <text:p>5.23729862849839</text:p>
          </table:table-cell>
          <table:table-cell table:formula="of:=ABS([.A13]-[.B13])/ABS([.A13])" office:value-type="float" office:value="0.88985746516744" calcext:value-type="float">
            <text:p>0.88985746516744</text:p>
          </table:table-cell>
          <table:table-cell table:formula="of:=ABS([.A13]-[.B13])/ABS([.B13])" office:value-type="float" office:value="0.470859565638512" calcext:value-type="float">
            <text:p>0.470859565638512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13.7583832371748" calcext:value-type="float">
            <text:p>13.7583832371748</text:p>
          </table:table-cell>
          <table:table-cell office:value-type="float" office:value="2.68455895870526" calcext:value-type="float">
            <text:p>2.68455895870526</text:p>
          </table:table-cell>
          <table:table-cell table:formula="of:=ABS([.A14]-[.B14])/ABS([.A14])" office:value-type="float" office:value="0.804878312195022" calcext:value-type="float">
            <text:p>0.804878312195022</text:p>
          </table:table-cell>
          <table:table-cell table:formula="of:=ABS([.A14]-[.B14])/ABS([.B14])" office:value-type="float" office:value="4.12500691875671" calcext:value-type="float">
            <text:p>4.12500691875671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-106.108257148184" calcext:value-type="float">
            <text:p>-106.108257148184</text:p>
          </table:table-cell>
          <table:table-cell office:value-type="float" office:value="-92.3225674371914" calcext:value-type="float">
            <text:p>-92.3225674371914</text:p>
          </table:table-cell>
          <table:table-cell table:formula="of:=ABS([.A15]-[.B15])/ABS([.A15])" office:value-type="float" office:value="0.129920989011629" calcext:value-type="float">
            <text:p>0.129920989011629</text:p>
          </table:table-cell>
          <table:table-cell table:formula="of:=ABS([.A15]-[.B15])/ABS([.B15])" office:value-type="float" office:value="0.14932090921725" calcext:value-type="float">
            <text:p>0.14932090921725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274.805515192713" calcext:value-type="float">
            <text:p>274.805515192713</text:p>
          </table:table-cell>
          <table:table-cell office:value-type="float" office:value="286.698661800409" calcext:value-type="float">
            <text:p>286.698661800409</text:p>
          </table:table-cell>
          <table:table-cell table:formula="of:=ABS([.A16]-[.B16])/ABS([.A16])" office:value-type="float" office:value="0.0432784130964626" calcext:value-type="float">
            <text:p>0.043278413096463</text:p>
          </table:table-cell>
          <table:table-cell table:formula="of:=ABS([.A16]-[.B16])/ABS([.B16])" office:value-type="float" office:value="0.0414830907581148" calcext:value-type="float">
            <text:p>0.041483090758115</text:p>
          </table:table-cell>
          <table:table-cell/>
          <table:table-cell table:style-name="ce1" office:value-type="string" calcext:value-type="string">
            <text:p>k5</text:p>
          </table:table-cell>
        </table:table-row>
        <table:table-row table:style-name="ro1">
          <table:table-cell office:value-type="float" office:value="-371.670964601231" calcext:value-type="float">
            <text:p>-371.670964601231</text:p>
          </table:table-cell>
          <table:table-cell office:value-type="float" office:value="-401.523348601801" calcext:value-type="float">
            <text:p>-401.523348601801</text:p>
          </table:table-cell>
          <table:table-cell table:formula="of:=ABS([.A17]-[.B17])/ABS([.A17])" office:value-type="float" office:value="0.0803193868872678" calcext:value-type="float">
            <text:p>0.080319386887268</text:p>
          </table:table-cell>
          <table:table-cell table:formula="of:=ABS([.A17]-[.B17])/ABS([.B17])" office:value-type="float" office:value="0.0743478158979379" calcext:value-type="float">
            <text:p>0.074347815897938</text:p>
          </table:table-cell>
          <table:table-cell/>
          <table:table-cell table:style-name="ce1" office:value-type="string" calcext:value-type="string">
            <text:p>k6</text:p>
          </table:table-cell>
        </table:table-row>
        <table:table-row table:style-name="ro1">
          <table:table-cell office:value-type="float" office:value="280.397561280121" calcext:value-type="float">
            <text:p>280.397561280121</text:p>
          </table:table-cell>
          <table:table-cell office:value-type="float" office:value="271.610269778521" calcext:value-type="float">
            <text:p>271.610269778521</text:p>
          </table:table-cell>
          <table:table-cell table:formula="of:=ABS([.A18]-[.B18])/ABS([.A18])" office:value-type="float" office:value="0.0313386873319516" calcext:value-type="float">
            <text:p>0.031338687331952</text:p>
          </table:table-cell>
          <table:table-cell table:formula="of:=ABS([.A18]-[.B18])/ABS([.B18])" office:value-type="float" office:value="0.0323525745501628" calcext:value-type="float">
            <text:p>0.032352574550163</text:p>
          </table:table-cell>
          <table:table-cell/>
          <table:table-cell table:style-name="ce1" office:value-type="string" calcext:value-type="string">
            <text:p>k7</text:p>
          </table:table-cell>
        </table:table-row>
        <table:table-row table:style-name="ro1">
          <table:table-cell office:value-type="float" office:value="-111.710914457233" calcext:value-type="float">
            <text:p>-111.710914457233</text:p>
          </table:table-cell>
          <table:table-cell office:value-type="float" office:value="-69.9406883939508" calcext:value-type="float">
            <text:p>-69.9406883939508</text:p>
          </table:table-cell>
          <table:table-cell table:formula="of:=ABS([.A19]-[.B19])/ABS([.A19])" office:value-type="float" office:value="0.373913563112704" calcext:value-type="float">
            <text:p>0.373913563112704</text:p>
          </table:table-cell>
          <table:table-cell table:formula="of:=ABS([.A19]-[.B19])/ABS([.B19])" office:value-type="float" office:value="0.597223547872534" calcext:value-type="float">
            <text:p>0.597223547872534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18.312465810724" calcext:value-type="float">
            <text:p>18.312465810724</text:p>
          </table:table-cell>
          <table:table-cell office:value-type="float" office:value="-1.83953515743519" calcext:value-type="float">
            <text:p>-1.83953515743519</text:p>
          </table:table-cell>
          <table:table-cell table:formula="of:=ABS([.A20]-[.B20])/ABS([.A20])" office:value-type="float" office:value="1.10045261934949" calcext:value-type="float">
            <text:p>1.10045261934949</text:p>
          </table:table-cell>
          <table:table-cell table:formula="of:=ABS([.A20]-[.B20])/ABS([.B20])" office:value-type="float" office:value="10.9549420062493" calcext:value-type="float">
            <text:p>10.9549420062493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.00365580511096216" calcext:value-type="float">
            <text:p>0.003655805110962</text:p>
          </table:table-cell>
          <table:table-cell office:value-type="float" office:value="0.00405597850478534" calcext:value-type="float">
            <text:p>0.004055978504785</text:p>
          </table:table-cell>
          <table:table-cell table:formula="of:=ABS([.A21]-[.B21])/ABS([.A21])" office:value-type="float" office:value="0.109462452640933" calcext:value-type="float">
            <text:p>0.109462452640933</text:p>
          </table:table-cell>
          <table:table-cell table:formula="of:=ABS([.A21]-[.B21])/ABS([.B21])" office:value-type="float" office:value="0.0986626022181926" calcext:value-type="float">
            <text:p>0.098662602218193</text:p>
          </table:table-cell>
          <table:table-cell office:value-type="string" calcext:value-type="string">
            <text:p>&gt;0.1</text:p>
          </table:table-cell>
          <table:table-cell table:style-name="ce1" office:value-type="string" calcext:value-type="string">
            <text:p>p1</text:p>
          </table:table-cell>
        </table:table-row>
        <table:table-row table:style-name="ro1">
          <table:table-cell office:value-type="float" office:value="0.00223934392379805" calcext:value-type="float">
            <text:p>0.002239343923798</text:p>
          </table:table-cell>
          <table:table-cell office:value-type="float" office:value="0.00444151586529304" calcext:value-type="float">
            <text:p>0.004441515865293</text:p>
          </table:table-cell>
          <table:table-cell table:formula="of:=ABS([.A22]-[.B22])/ABS([.A22])" office:value-type="float" office:value="0.983400503197378" calcext:value-type="float">
            <text:p>0.983400503197378</text:p>
          </table:table-cell>
          <table:table-cell table:formula="of:=ABS([.A22]-[.B22])/ABS([.B22])" office:value-type="float" office:value="0.495815394627595" calcext:value-type="float">
            <text:p>0.495815394627595</text:p>
          </table:table-cell>
          <table:table-cell office:value-type="string" calcext:value-type="string">
            <text:p>&gt;0.1</text:p>
          </table:table-cell>
          <table:table-cell table:style-name="ce1" office:value-type="string" calcext:value-type="string">
            <text:p>p2</text:p>
          </table:table-cell>
        </table:table-row>
        <table:table-row table:style-name="ro1">
          <table:table-cell office:value-type="float" office:value="1.25312470901235" calcext:value-type="float">
            <text:p>1.25312470901235</text:p>
          </table:table-cell>
          <table:table-cell office:value-type="float" office:value="0.306644356233249" calcext:value-type="float">
            <text:p>0.306644356233249</text:p>
          </table:table-cell>
          <table:table-cell table:formula="of:=ABS([.A23]-[.B23])/ABS([.A23])" office:value-type="float" office:value="0.755296217505016" calcext:value-type="float">
            <text:p>0.755296217505016</text:p>
          </table:table-cell>
          <table:table-cell table:formula="of:=ABS([.A23]-[.B23])/ABS([.B23])" office:value-type="float" office:value="3.08657352904016" calcext:value-type="float">
            <text:p>3.08657352904016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-0.245447819310252" calcext:value-type="float">
            <text:p>-0.245447819310252</text:p>
          </table:table-cell>
          <table:table-cell office:value-type="float" office:value="-0.0353142485712765" calcext:value-type="float">
            <text:p>-0.035314248571277</text:p>
          </table:table-cell>
          <table:table-cell table:formula="of:=ABS([.A24]-[.B24])/ABS([.A24])" office:value-type="float" office:value="0.856123192821532" calcext:value-type="float">
            <text:p>0.856123192821532</text:p>
          </table:table-cell>
          <table:table-cell table:formula="of:=ABS([.A24]-[.B24])/ABS([.B24])" office:value-type="float" office:value="5.95039054320673" calcext:value-type="float">
            <text:p>5.95039054320673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4</text:p>
          </table:table-cell>
        </table:table-row>
      </table:table>
      <table:table table:name="jeu B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17.088932508305" calcext:value-type="float">
            <text:p>217.088932508305</text:p>
          </table:table-cell>
          <table:table-cell office:value-type="float" office:value="217.088932508426" calcext:value-type="float">
            <text:p>217.088932508426</text:p>
          </table:table-cell>
          <table:table-cell table:formula="of:=ABS([.A2]-[.B2])/ABS([.A2])" office:value-type="float" office:value="0.000000000000557727567106117" calcext:value-type="float">
            <text:p>5.57727567106117E-13</text:p>
          </table:table-cell>
          <table:table-cell table:formula="of:=ABS([.A2]-[.B2])/ABS([.B2])" office:value-type="float" office:value="0.000000000000557727567105806" calcext:value-type="float">
            <text:p>5.57727567105806E-13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217.99301273341" calcext:value-type="float">
            <text:p>217.99301273341</text:p>
          </table:table-cell>
          <table:table-cell office:value-type="float" office:value="217.99301273348" calcext:value-type="float">
            <text:p>217.99301273348</text:p>
          </table:table-cell>
          <table:table-cell table:formula="of:=ABS([.A3]-[.B3])/ABS([.A3])" office:value-type="float" office:value="0.000000000000323600660047446" calcext:value-type="float">
            <text:p>3.23600660047446E-13</text:p>
          </table:table-cell>
          <table:table-cell table:formula="of:=ABS([.A3]-[.B3])/ABS([.B3])" office:value-type="float" office:value="0.000000000000323600660047342" calcext:value-type="float">
            <text:p>3.23600660047342E-13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0.523850803765856" calcext:value-type="float">
            <text:p>0.523850803765856</text:p>
          </table:table-cell>
          <table:table-cell office:value-type="float" office:value="0.523850803765868" calcext:value-type="float">
            <text:p>0.523850803765868</text:p>
          </table:table-cell>
          <table:table-cell table:formula="of:=ABS([.A4]-[.B4])/ABS([.A4])" office:value-type="float" office:value="0.000000000000021829301532866" calcext:value-type="float">
            <text:p>2.1829301532866E-14</text:p>
          </table:table-cell>
          <table:table-cell table:formula="of:=ABS([.A4]-[.B4])/ABS([.B4])" office:value-type="float" office:value="0.0000000000000218293015328656" calcext:value-type="float">
            <text:p>2.18293015328656E-1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.307330642383" calcext:value-type="float">
            <text:p>335.307330642383</text:p>
          </table:table-cell>
          <table:table-cell office:value-type="float" office:value="335.307330642463" calcext:value-type="float">
            <text:p>335.307330642463</text:p>
          </table:table-cell>
          <table:table-cell table:formula="of:=ABS([.A5]-[.B5])/ABS([.A5])" office:value-type="float" office:value="0.000000000000237845431261302" calcext:value-type="float">
            <text:p>2.37845431261302E-13</text:p>
          </table:table-cell>
          <table:table-cell table:formula="of:=ABS([.A5]-[.B5])/ABS([.B5])" office:value-type="float" office:value="0.000000000000237845431261246" calcext:value-type="float">
            <text:p>2.37845431261246E-13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496.071322775141" calcext:value-type="float">
            <text:p>496.071322775141</text:p>
          </table:table-cell>
          <table:table-cell office:value-type="float" office:value="496.071322775327" calcext:value-type="float">
            <text:p>496.071322775327</text:p>
          </table:table-cell>
          <table:table-cell table:formula="of:=ABS([.A6]-[.B6])/ABS([.A6])" office:value-type="float" office:value="0.000000000000375043872503303" calcext:value-type="float">
            <text:p>3.75043872503303E-13</text:p>
          </table:table-cell>
          <table:table-cell table:formula="of:=ABS([.A6]-[.B6])/ABS([.B6])" office:value-type="float" office:value="0.000000000000375043872503162" calcext:value-type="float">
            <text:p>3.75043872503162E-13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29434909430855" calcext:value-type="float">
            <text:p>0.042943490943086</text:p>
          </table:table-cell>
          <table:table-cell office:value-type="float" office:value="0.0429434909429779" calcext:value-type="float">
            <text:p>0.042943490942978</text:p>
          </table:table-cell>
          <table:table-cell table:formula="of:=ABS([.A7]-[.B7])/ABS([.A7])" office:value-type="float" office:value="0.00000000000250549004077438" calcext:value-type="float">
            <text:p>2.50549004077438E-12</text:p>
          </table:table-cell>
          <table:table-cell table:formula="of:=ABS([.A7]-[.B7])/ABS([.B7])" office:value-type="float" office:value="0.00000000000250549004078066" calcext:value-type="float">
            <text:p>2.50549004078066E-12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0.095732376663515" calcext:value-type="float">
            <text:p>0.095732376663515</text:p>
          </table:table-cell>
          <table:table-cell office:value-type="float" office:value="0.0957323766635517" calcext:value-type="float">
            <text:p>0.095732376663552</text:p>
          </table:table-cell>
          <table:table-cell table:formula="of:=ABS([.A8]-[.B8])/ABS([.A8])" office:value-type="float" office:value="0.00000000000038386576616872" calcext:value-type="float">
            <text:p>3.8386576616872E-13</text:p>
          </table:table-cell>
          <table:table-cell table:formula="of:=ABS([.A8]-[.B8])/ABS([.B8])" office:value-type="float" office:value="0.000000000000383865766168573" calcext:value-type="float">
            <text:p>3.83865766168573E-13</text:p>
          </table:table-cell>
          <table:table-cell/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-0.0297961758295977" calcext:value-type="float">
            <text:p>-0.029796175829598</text:p>
          </table:table-cell>
          <table:table-cell office:value-type="float" office:value="-0.0297961758296301" calcext:value-type="float">
            <text:p>-0.02979617582963</text:p>
          </table:table-cell>
          <table:table-cell table:formula="of:=ABS([.A9]-[.B9])/ABS([.A9])" office:value-type="float" office:value="0.00000000000108870779882239" calcext:value-type="float">
            <text:p>1.08870779882239E-12</text:p>
          </table:table-cell>
          <table:table-cell table:formula="of:=ABS([.A9]-[.B9])/ABS([.B9])" office:value-type="float" office:value="0.00000000000108870779882121" calcext:value-type="float">
            <text:p>1.08870779882121E-12</text:p>
          </table:table-cell>
          <table:table-cell/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0.117620249527235" calcext:value-type="float">
            <text:p>0.117620249527235</text:p>
          </table:table-cell>
          <table:table-cell office:value-type="float" office:value="0.117620249499926" calcext:value-type="float">
            <text:p>0.117620249499926</text:p>
          </table:table-cell>
          <table:table-cell table:formula="of:=ABS([.A10]-[.B10])/ABS([.A10])" office:value-type="float" office:value="0.000000000232177540405855" calcext:value-type="float">
            <text:p>2.32177540405855E-10</text:p>
          </table:table-cell>
          <table:table-cell table:formula="of:=ABS([.A10]-[.B10])/ABS([.B10])" office:value-type="float" office:value="0.000000000232177540459762" calcext:value-type="float">
            <text:p>2.32177540459762E-10</text:p>
          </table:table-cell>
          <table:table-cell/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510842422995667" calcext:value-type="float">
            <text:p>0.051084242299567</text:p>
          </table:table-cell>
          <table:table-cell office:value-type="float" office:value="0.051084242497032" calcext:value-type="float">
            <text:p>0.051084242497032</text:p>
          </table:table-cell>
          <table:table-cell table:formula="of:=ABS([.A11]-[.B11])/ABS([.A11])" office:value-type="float" office:value="0.00000000386548496277953" calcext:value-type="float">
            <text:p>3.86548496277953E-09</text:p>
          </table:table-cell>
          <table:table-cell table:formula="of:=ABS([.A11]-[.B11])/ABS([.B11])" office:value-type="float" office:value="0.00000000386548494783756" calcext:value-type="float">
            <text:p>3.86548494783756E-09</text:p>
          </table:table-cell>
          <table:table-cell/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193492737767567" calcext:value-type="float">
            <text:p>0.193492737767567</text:p>
          </table:table-cell>
          <table:table-cell office:value-type="float" office:value="0.19349273749732" calcext:value-type="float">
            <text:p>0.19349273749732</text:p>
          </table:table-cell>
          <table:table-cell table:formula="of:=ABS([.A12]-[.B12])/ABS([.A12])" office:value-type="float" office:value="0.00000000139667812775014" calcext:value-type="float">
            <text:p>1.39667812775014E-09</text:p>
          </table:table-cell>
          <table:table-cell table:formula="of:=ABS([.A12]-[.B12])/ABS([.B12])" office:value-type="float" office:value="0.00000000139667812970085" calcext:value-type="float">
            <text:p>1.39667812970085E-09</text:p>
          </table:table-cell>
          <table:table-cell/>
          <table:table-cell office:value-type="string" calcext:value-type="string">
            <text:p>tz</text:p>
          </table:table-cell>
        </table:table-row>
        <table:table-row table:style-name="ro1">
          <table:table-cell office:value-type="float" office:value="-3.97397143112533" calcext:value-type="float">
            <text:p>-3.97397143112533</text:p>
          </table:table-cell>
          <table:table-cell office:value-type="float" office:value="-3.9739713805964" calcext:value-type="float">
            <text:p>-3.9739713805964</text:p>
          </table:table-cell>
          <table:table-cell table:formula="of:=ABS([.A13]-[.B13])/ABS([.A13])" office:value-type="float" office:value="0.000000012714972168789" calcext:value-type="float">
            <text:p>1.2714972168789E-08</text:p>
          </table:table-cell>
          <table:table-cell table:formula="of:=ABS([.A13]-[.B13])/ABS([.B13])" office:value-type="float" office:value="0.0000000127149723304595" calcext:value-type="float">
            <text:p>1.27149723304595E-08</text:p>
          </table:table-cell>
          <table:table-cell/>
          <table:table-cell office:value-type="string" calcext:value-type="string">
            <text:p>k2</text:p>
          </table:table-cell>
        </table:table-row>
        <table:table-row table:style-name="ro1">
          <table:table-cell office:value-type="float" office:value="42.2414815999796" calcext:value-type="float">
            <text:p>42.2414815999796</text:p>
          </table:table-cell>
          <table:table-cell office:value-type="float" office:value="42.2414816657373" calcext:value-type="float">
            <text:p>42.2414816657373</text:p>
          </table:table-cell>
          <table:table-cell table:formula="of:=ABS([.A14]-[.B14])/ABS([.A14])" office:value-type="float" office:value="0.00000000155670886959893" calcext:value-type="float">
            <text:p>1.55670886959893E-09</text:p>
          </table:table-cell>
          <table:table-cell table:formula="of:=ABS([.A14]-[.B14])/ABS([.B14])" office:value-type="float" office:value="0.00000000155670886717558" calcext:value-type="float">
            <text:p>1.55670886717558E-09</text:p>
          </table:table-cell>
          <table:table-cell/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-158.720585779975" calcext:value-type="float">
            <text:p>-158.720585779975</text:p>
          </table:table-cell>
          <table:table-cell office:value-type="float" office:value="-158.720585691541" calcext:value-type="float">
            <text:p>-158.720585691541</text:p>
          </table:table-cell>
          <table:table-cell table:formula="of:=ABS([.A15]-[.B15])/ABS([.A15])" office:value-type="float" office:value="0.000000000557164084883401" calcext:value-type="float">
            <text:p>5.57164084883401E-10</text:p>
          </table:table-cell>
          <table:table-cell table:formula="of:=ABS([.A15]-[.B15])/ABS([.B15])" office:value-type="float" office:value="0.000000000557164085193833" calcext:value-type="float">
            <text:p>5.57164085193833E-10</text:p>
          </table:table-cell>
          <table:table-cell/>
          <table:table-cell office:value-type="string" calcext:value-type="string">
            <text:p>k4</text:p>
          </table:table-cell>
        </table:table-row>
        <table:table-row table:style-name="ro1">
          <table:table-cell office:value-type="float" office:value="311.263838794766" calcext:value-type="float">
            <text:p>311.263838794766</text:p>
          </table:table-cell>
          <table:table-cell office:value-type="float" office:value="311.263838915698" calcext:value-type="float">
            <text:p>311.263838915698</text:p>
          </table:table-cell>
          <table:table-cell table:formula="of:=ABS([.A16]-[.B16])/ABS([.A16])" office:value-type="float" office:value="0.000000000388517401304445" calcext:value-type="float">
            <text:p>3.88517401304445E-10</text:p>
          </table:table-cell>
          <table:table-cell table:formula="of:=ABS([.A16]-[.B16])/ABS([.B16])" office:value-type="float" office:value="0.000000000388517401153499" calcext:value-type="float">
            <text:p>3.88517401153499E-10</text:p>
          </table:table-cell>
          <table:table-cell/>
          <table:table-cell office:value-type="string" calcext:value-type="string">
            <text:p>k5</text:p>
          </table:table-cell>
        </table:table-row>
        <table:table-row table:style-name="ro1">
          <table:table-cell office:value-type="float" office:value="-353.01445343776" calcext:value-type="float">
            <text:p>-353.01445343776</text:p>
          </table:table-cell>
          <table:table-cell office:value-type="float" office:value="-353.014453270722" calcext:value-type="float">
            <text:p>-353.014453270722</text:p>
          </table:table-cell>
          <table:table-cell table:formula="of:=ABS([.A17]-[.B17])/ABS([.A17])" office:value-type="float" office:value="0.000000000473175357149074" calcext:value-type="float">
            <text:p>4.73175357149074E-10</text:p>
          </table:table-cell>
          <table:table-cell table:formula="of:=ABS([.A17]-[.B17])/ABS([.B17])" office:value-type="float" office:value="0.000000000473175357372969" calcext:value-type="float">
            <text:p>4.73175357372969E-10</text:p>
          </table:table-cell>
          <table:table-cell/>
          <table:table-cell office:value-type="string" calcext:value-type="string">
            <text:p>k6</text:p>
          </table:table-cell>
        </table:table-row>
        <table:table-row table:style-name="ro1">
          <table:table-cell office:value-type="float" office:value="233.489635492429" calcext:value-type="float">
            <text:p>233.489635492429</text:p>
          </table:table-cell>
          <table:table-cell office:value-type="float" office:value="233.489635724812" calcext:value-type="float">
            <text:p>233.489635724812</text:p>
          </table:table-cell>
          <table:table-cell table:formula="of:=ABS([.A18]-[.B18])/ABS([.A18])" office:value-type="float" office:value="0.000000000995259606655686" calcext:value-type="float">
            <text:p>9.95259606655686E-10</text:p>
          </table:table-cell>
          <table:table-cell table:formula="of:=ABS([.A18]-[.B18])/ABS([.B18])" office:value-type="float" office:value="0.000000000995259605665145" calcext:value-type="float">
            <text:p>9.95259605665145E-10</text:p>
          </table:table-cell>
          <table:table-cell/>
          <table:table-cell office:value-type="string" calcext:value-type="string">
            <text:p>k7</text:p>
          </table:table-cell>
        </table:table-row>
        <table:table-row table:style-name="ro1">
          <table:table-cell office:value-type="float" office:value="-83.740527819371" calcext:value-type="float">
            <text:p>-83.740527819371</text:p>
          </table:table-cell>
          <table:table-cell office:value-type="float" office:value="-83.7405274941225" calcext:value-type="float">
            <text:p>-83.7405274941225</text:p>
          </table:table-cell>
          <table:table-cell table:formula="of:=ABS([.A19]-[.B19])/ABS([.A19])" office:value-type="float" office:value="0.00000000388400388831203" calcext:value-type="float">
            <text:p>3.88400388831203E-09</text:p>
          </table:table-cell>
          <table:table-cell table:formula="of:=ABS([.A19]-[.B19])/ABS([.B19])" office:value-type="float" office:value="0.00000000388400390339752" calcext:value-type="float">
            <text:p>3.88400390339752E-09</text:p>
          </table:table-cell>
          <table:table-cell/>
          <table:table-cell office:value-type="string" calcext:value-type="string">
            <text:p>k8</text:p>
          </table:table-cell>
        </table:table-row>
        <table:table-row table:style-name="ro1">
          <table:table-cell office:value-type="float" office:value="12.5957193453757" calcext:value-type="float">
            <text:p>12.5957193453757</text:p>
          </table:table-cell>
          <table:table-cell office:value-type="float" office:value="12.5957198032775" calcext:value-type="float">
            <text:p>12.5957198032775</text:p>
          </table:table-cell>
          <table:table-cell table:formula="of:=ABS([.A20]-[.B20])/ABS([.A20])" office:value-type="float" office:value="0.0000000363537638925194" calcext:value-type="float">
            <text:p>3.63537638925194E-08</text:p>
          </table:table-cell>
          <table:table-cell table:formula="of:=ABS([.A20]-[.B20])/ABS([.B20])" office:value-type="float" office:value="0.0000000363537625709233" calcext:value-type="float">
            <text:p>3.63537625709233E-08</text:p>
          </table:table-cell>
          <table:table-cell/>
          <table:table-cell office:value-type="string" calcext:value-type="string">
            <text:p>k9</text:p>
          </table:table-cell>
        </table:table-row>
        <table:table-row table:style-name="ro1">
          <table:table-cell office:value-type="float" office:value="0.0256114175959046" calcext:value-type="float">
            <text:p>0.025611417595905</text:p>
          </table:table-cell>
          <table:table-cell office:value-type="float" office:value="0.0256114175959758" calcext:value-type="float">
            <text:p>0.025611417595976</text:p>
          </table:table-cell>
          <table:table-cell table:formula="of:=ABS([.A21]-[.B21])/ABS([.A21])" office:value-type="float" office:value="0.00000000000278204171188341" calcext:value-type="float">
            <text:p>2.78204171188341E-12</text:p>
          </table:table-cell>
          <table:table-cell table:formula="of:=ABS([.A21]-[.B21])/ABS([.B21])" office:value-type="float" office:value="0.00000000000278204171187567" calcext:value-type="float">
            <text:p>2.78204171187567E-12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0.0116533869296032" calcext:value-type="float">
            <text:p>0.011653386929603</text:p>
          </table:table-cell>
          <table:table-cell office:value-type="float" office:value="0.0116533869297456" calcext:value-type="float">
            <text:p>0.011653386929746</text:p>
          </table:table-cell>
          <table:table-cell table:formula="of:=ABS([.A22]-[.B22])/ABS([.A22])" office:value-type="float" office:value="0.000000000012223492137252" calcext:value-type="float">
            <text:p>1.2223492137252E-11</text:p>
          </table:table-cell>
          <table:table-cell table:formula="of:=ABS([.A22]-[.B22])/ABS([.B22])" office:value-type="float" office:value="0.0000000000122234921371026" calcext:value-type="float">
            <text:p>1.22234921371026E-11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-0.345526398871927" calcext:value-type="float">
            <text:p>-0.345526398871927</text:p>
          </table:table-cell>
          <table:table-cell office:value-type="float" office:value="-0.345526398832002" calcext:value-type="float">
            <text:p>-0.345526398832002</text:p>
          </table:table-cell>
          <table:table-cell table:formula="of:=ABS([.A23]-[.B23])/ABS([.A23])" office:value-type="float" office:value="0.000000000115548678471316" calcext:value-type="float">
            <text:p>1.15548678471316E-10</text:p>
          </table:table-cell>
          <table:table-cell table:formula="of:=ABS([.A23]-[.B23])/ABS([.B23])" office:value-type="float" office:value="0.000000000115548678484667" calcext:value-type="float">
            <text:p>1.15548678484667E-10</text:p>
          </table:table-cell>
          <table:table-cell/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0.112827392357273" calcext:value-type="float">
            <text:p>0.112827392357273</text:p>
          </table:table-cell>
          <table:table-cell office:value-type="float" office:value="0.112827392440018" calcext:value-type="float">
            <text:p>0.112827392440018</text:p>
          </table:table-cell>
          <table:table-cell table:formula="of:=ABS([.A24]-[.B24])/ABS([.A24])" office:value-type="float" office:value="0.000000000733384175178864" calcext:value-type="float">
            <text:p>7.33384175178864E-10</text:p>
          </table:table-cell>
          <table:table-cell table:formula="of:=ABS([.A24]-[.B24])/ABS([.B24])" office:value-type="float" office:value="0.000000000733384174641012" calcext:value-type="float">
            <text:p>7.33384174641012E-10</text:p>
          </table:table-cell>
          <table:table-cell/>
          <table:table-cell office:value-type="string" calcext:value-type="string">
            <text:p>p4</text:p>
          </table:table-cell>
        </table:table-row>
      </table:table>
      <table:table table:name="jeu C" table:style-name="ta1">
        <table:table-column table:style-name="co1" table:number-columns-repeated="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no</text:p>
          </table:table-cell>
          <table:table-cell office:value-type="string" calcext:value-type="string">
            <text:p>bi</text:p>
          </table:table-cell>
          <table:table-cell table:number-columns-repeated="3"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85.972256161748" calcext:value-type="float">
            <text:p>185.972256161748</text:p>
          </table:table-cell>
          <table:table-cell office:value-type="float" office:value="194.597570617054" calcext:value-type="float">
            <text:p>194.597570617054</text:p>
          </table:table-cell>
          <table:table-cell table:formula="of:=ABS([.A2]-[.B2])/ABS([.A2])" office:value-type="float" office:value="0.0463795763589847" calcext:value-type="float">
            <text:p>0.046379576358985</text:p>
          </table:table-cell>
          <table:table-cell table:formula="of:=ABS([.A2]-[.B2])/ABS([.B2])" office:value-type="float" office:value="0.0443238547529459" calcext:value-type="float">
            <text:p>0.044323854752946</text:p>
          </table:table-cell>
          <table:table-cell/>
          <table:table-cell office:value-type="string" calcext:value-type="string">
            <text:p>alphaX</text:p>
          </table:table-cell>
        </table:table-row>
        <table:table-row table:style-name="ro1">
          <table:table-cell office:value-type="float" office:value="186.601754222647" calcext:value-type="float">
            <text:p>186.601754222647</text:p>
          </table:table-cell>
          <table:table-cell office:value-type="float" office:value="195.27653043456" calcext:value-type="float">
            <text:p>195.27653043456</text:p>
          </table:table-cell>
          <table:table-cell table:formula="of:=ABS([.A3]-[.B3])/ABS([.A3])" office:value-type="float" office:value="0.0464881814645935" calcext:value-type="float">
            <text:p>0.046488181464594</text:p>
          </table:table-cell>
          <table:table-cell table:formula="of:=ABS([.A3]-[.B3])/ABS([.B3])" office:value-type="float" office:value="0.044423035336655" calcext:value-type="float">
            <text:p>0.044423035336655</text:p>
          </table:table-cell>
          <table:table-cell/>
          <table:table-cell office:value-type="string" calcext:value-type="string">
            <text:p>alphaY</text:p>
          </table:table-cell>
        </table:table-row>
        <table:table-row table:style-name="ro1">
          <table:table-cell office:value-type="float" office:value="0.647453923985255" calcext:value-type="float">
            <text:p>0.647453923985255</text:p>
          </table:table-cell>
          <table:table-cell office:value-type="float" office:value="0.668977961045604" calcext:value-type="float">
            <text:p>0.668977961045604</text:p>
          </table:table-cell>
          <table:table-cell table:formula="of:=ABS([.A4]-[.B4])/ABS([.A4])" office:value-type="float" office:value="0.033244121725084" calcext:value-type="float">
            <text:p>0.033244121725084</text:p>
          </table:table-cell>
          <table:table-cell table:formula="of:=ABS([.A4]-[.B4])/ABS([.B4])" office:value-type="float" office:value="0.0321745084497363" calcext:value-type="float">
            <text:p>0.032174508449736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.082076319867" calcext:value-type="float">
            <text:p>384.082076319867</text:p>
          </table:table-cell>
          <table:table-cell office:value-type="float" office:value="383.86598087245" calcext:value-type="float">
            <text:p>383.86598087245</text:p>
          </table:table-cell>
          <table:table-cell table:formula="of:=ABS([.A5]-[.B5])/ABS([.A5])" office:value-type="float" office:value="0.000562628304572212" calcext:value-type="float">
            <text:p>0.000562628304572</text:p>
          </table:table-cell>
          <table:table-cell table:formula="of:=ABS([.A5]-[.B5])/ABS([.B5])" office:value-type="float" office:value="0.000562945033381911" calcext:value-type="float">
            <text:p>0.000562945033382</text:p>
          </table:table-cell>
          <table:table-cell/>
          <table:table-cell office:value-type="string" calcext:value-type="string">
            <text:p>xo</text:p>
          </table:table-cell>
        </table:table-row>
        <table:table-row table:style-name="ro1">
          <table:table-cell office:value-type="float" office:value="515.535776761071" calcext:value-type="float">
            <text:p>515.535776761071</text:p>
          </table:table-cell>
          <table:table-cell office:value-type="float" office:value="517.264189538898" calcext:value-type="float">
            <text:p>517.264189538898</text:p>
          </table:table-cell>
          <table:table-cell table:formula="of:=ABS([.A6]-[.B6])/ABS([.A6])" office:value-type="float" office:value="0.00335265340591144" calcext:value-type="float">
            <text:p>0.003352653405911</text:p>
          </table:table-cell>
          <table:table-cell table:formula="of:=ABS([.A6]-[.B6])/ABS([.B6])" office:value-type="float" office:value="0.00334145067990876" calcext:value-type="float">
            <text:p>0.003341450679909</text:p>
          </table:table-cell>
          <table:table-cell/>
          <table:table-cell office:value-type="string" calcext:value-type="string">
            <text:p>yo</text:p>
          </table:table-cell>
        </table:table-row>
        <table:table-row table:style-name="ro1">
          <table:table-cell office:value-type="float" office:value="0.0455078926673387" calcext:value-type="float">
            <text:p>0.045507892667339</text:p>
          </table:table-cell>
          <table:table-cell office:value-type="float" office:value="0.0454882481984704" calcext:value-type="float">
            <text:p>0.045488248198471</text:p>
          </table:table-cell>
          <table:table-cell table:formula="of:=ABS([.A7]-[.B7])/ABS([.A7])" office:value-type="float" office:value="0.000431671688510003" calcext:value-type="float">
            <text:p>0.00043167168851</text:p>
          </table:table-cell>
          <table:table-cell table:formula="of:=ABS([.A7]-[.B7])/ABS([.B7])" office:value-type="float" office:value="0.000431858109429297" calcext:value-type="float">
            <text:p>0.000431858109429</text:p>
          </table:table-cell>
          <table:table-cell/>
          <table:table-cell office:value-type="string" calcext:value-type="string">
            <text:p>w1</text:p>
          </table:table-cell>
        </table:table-row>
        <table:table-row table:style-name="ro1">
          <table:table-cell office:value-type="float" office:value="-0.00177391904562506" calcext:value-type="float">
            <text:p>-0.001773919045625</text:p>
          </table:table-cell>
          <table:table-cell office:value-type="float" office:value="-0.00164716275832975" calcext:value-type="float">
            <text:p>-0.00164716275833</text:p>
          </table:table-cell>
          <table:table-cell table:formula="of:=ABS([.A8]-[.B8])/ABS([.A8])" office:value-type="float" office:value="0.0714555084167558" calcext:value-type="float">
            <text:p>0.071455508416756</text:p>
          </table:table-cell>
          <table:table-cell table:formula="of:=ABS([.A8]-[.B8])/ABS([.B8])" office:value-type="float" office:value="0.0769543183600371" calcext:value-type="float">
            <text:p>0.076954318360037</text:p>
          </table:table-cell>
          <table:table-cell/>
          <table:table-cell office:value-type="string" calcext:value-type="string">
            <text:p>w2</text:p>
          </table:table-cell>
        </table:table-row>
        <table:table-row table:style-name="ro1">
          <table:table-cell office:value-type="float" office:value="0.000893015112172795" calcext:value-type="float">
            <text:p>0.000893015112173</text:p>
          </table:table-cell>
          <table:table-cell office:value-type="float" office:value="0.00427138137404556" calcext:value-type="float">
            <text:p>0.004271381374046</text:p>
          </table:table-cell>
          <table:table-cell table:formula="of:=ABS([.A9]-[.B9])/ABS([.A9])" office:value-type="float" office:value="3.78310088577657" calcext:value-type="float">
            <text:p>3.78310088577657</text:p>
          </table:table-cell>
          <table:table-cell table:formula="of:=ABS([.A9]-[.B9])/ABS([.B9])" office:value-type="float" office:value="0.790930606758958" calcext:value-type="float">
            <text:p>0.790930606758958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w3</text:p>
          </table:table-cell>
        </table:table-row>
        <table:table-row table:style-name="ro1">
          <table:table-cell office:value-type="float" office:value="-0.00333513676530482" calcext:value-type="float">
            <text:p>-0.003335136765305</text:p>
          </table:table-cell>
          <table:table-cell office:value-type="float" office:value="-0.00267587166894379" calcext:value-type="float">
            <text:p>-0.002675871668944</text:p>
          </table:table-cell>
          <table:table-cell table:formula="of:=ABS([.A10]-[.B10])/ABS([.A10])" office:value-type="float" office:value="0.197672582191925" calcext:value-type="float">
            <text:p>0.197672582191925</text:p>
          </table:table-cell>
          <table:table-cell table:formula="of:=ABS([.A10]-[.B10])/ABS([.B10])" office:value-type="float" office:value="0.246373958815913" calcext:value-type="float">
            <text:p>0.246373958815913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float" office:value="0.00346462386433291" calcext:value-type="float">
            <text:p>0.003464623864333</text:p>
          </table:table-cell>
          <table:table-cell office:value-type="float" office:value="-0.00114876153585819" calcext:value-type="float">
            <text:p>-0.001148761535858</text:p>
          </table:table-cell>
          <table:table-cell table:formula="of:=ABS([.A11]-[.B11])/ABS([.A11])" office:value-type="float" office:value="1.33156890353504" calcext:value-type="float">
            <text:p>1.33156890353504</text:p>
          </table:table-cell>
          <table:table-cell table:formula="of:=ABS([.A11]-[.B11])/ABS([.B11])" office:value-type="float" office:value="4.01596437222687" calcext:value-type="float">
            <text:p>4.01596437222687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ty</text:p>
          </table:table-cell>
        </table:table-row>
        <table:table-row table:style-name="ro1">
          <table:table-cell office:value-type="float" office:value="0.639853163064099" calcext:value-type="float">
            <text:p>0.639853163064099</text:p>
          </table:table-cell>
          <table:table-cell office:value-type="float" office:value="0.561553563055226" calcext:value-type="float">
            <text:p>0.561553563055226</text:p>
          </table:table-cell>
          <table:table-cell table:formula="of:=ABS([.A12]-[.B12])/ABS([.A12])" office:value-type="float" office:value="0.122371200970415" calcext:value-type="float">
            <text:p>0.122371200970415</text:p>
          </table:table-cell>
          <table:table-cell table:formula="of:=ABS([.A12]-[.B12])/ABS([.B12])" office:value-type="float" office:value="0.139433894040082" calcext:value-type="float">
            <text:p>0.139433894040082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tz</text:p>
          </table:table-cell>
        </table:table-row>
        <table:table-row table:style-name="ro1">
          <table:table-cell office:value-type="float" office:value="10.5734235265659" calcext:value-type="float">
            <text:p>10.5734235265659</text:p>
          </table:table-cell>
          <table:table-cell office:value-type="float" office:value="8.54279264918223" calcext:value-type="float">
            <text:p>8.54279264918223</text:p>
          </table:table-cell>
          <table:table-cell table:formula="of:=ABS([.A13]-[.B13])/ABS([.A13])" office:value-type="float" office:value="0.192050462395808" calcext:value-type="float">
            <text:p>0.192050462395808</text:p>
          </table:table-cell>
          <table:table-cell table:formula="of:=ABS([.A13]-[.B13])/ABS([.B13])" office:value-type="float" office:value="0.237701061090145" calcext:value-type="float">
            <text:p>0.237701061090145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2</text:p>
          </table:table-cell>
        </table:table-row>
        <table:table-row table:style-name="ro1">
          <table:table-cell office:value-type="float" office:value="-45.610853376846" calcext:value-type="float">
            <text:p>-45.610853376846</text:p>
          </table:table-cell>
          <table:table-cell office:value-type="float" office:value="-36.8574404984416" calcext:value-type="float">
            <text:p>-36.8574404984416</text:p>
          </table:table-cell>
          <table:table-cell table:formula="of:=ABS([.A14]-[.B14])/ABS([.A14])" office:value-type="float" office:value="0.191915130508126" calcext:value-type="float">
            <text:p>0.191915130508126</text:p>
          </table:table-cell>
          <table:table-cell table:formula="of:=ABS([.A14]-[.B14])/ABS([.B14])" office:value-type="float" office:value="0.23749378036097" calcext:value-type="float">
            <text:p>0.23749378036097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3</text:p>
          </table:table-cell>
        </table:table-row>
        <table:table-row table:style-name="ro1">
          <table:table-cell office:value-type="float" office:value="96.9834775740688" calcext:value-type="float">
            <text:p>96.9834775740688</text:p>
          </table:table-cell>
          <table:table-cell office:value-type="float" office:value="80.0296749296893" calcext:value-type="float">
            <text:p>80.0296749296893</text:p>
          </table:table-cell>
          <table:table-cell table:formula="of:=ABS([.A15]-[.B15])/ABS([.A15])" office:value-type="float" office:value="0.174811246909882" calcext:value-type="float">
            <text:p>0.174811246909882</text:p>
          </table:table-cell>
          <table:table-cell table:formula="of:=ABS([.A15]-[.B15])/ABS([.B15])" office:value-type="float" office:value="0.211843952374846" calcext:value-type="float">
            <text:p>0.211843952374846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4</text:p>
          </table:table-cell>
        </table:table-row>
        <table:table-row table:style-name="ro1">
          <table:table-cell office:value-type="float" office:value="-102.935625169298" calcext:value-type="float">
            <text:p>-102.935625169298</text:p>
          </table:table-cell>
          <table:table-cell office:value-type="float" office:value="-91.4881113696981" calcext:value-type="float">
            <text:p>-91.4881113696981</text:p>
          </table:table-cell>
          <table:table-cell table:formula="of:=ABS([.A16]-[.B16])/ABS([.A16])" office:value-type="float" office:value="0.111210417003559" calcext:value-type="float">
            <text:p>0.111210417003559</text:p>
          </table:table-cell>
          <table:table-cell table:formula="of:=ABS([.A16]-[.B16])/ABS([.B16])" office:value-type="float" office:value="0.125125698063008" calcext:value-type="float">
            <text:p>0.125125698063008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5</text:p>
          </table:table-cell>
        </table:table-row>
        <table:table-row table:style-name="ro1">
          <table:table-cell office:value-type="float" office:value="32.7741159804959" calcext:value-type="float">
            <text:p>32.7741159804959</text:p>
          </table:table-cell>
          <table:table-cell office:value-type="float" office:value="42.8046894398546" calcext:value-type="float">
            <text:p>42.8046894398546</text:p>
          </table:table-cell>
          <table:table-cell table:formula="of:=ABS([.A17]-[.B17])/ABS([.A17])" office:value-type="float" office:value="0.306051686194313" calcext:value-type="float">
            <text:p>0.306051686194313</text:p>
          </table:table-cell>
          <table:table-cell table:formula="of:=ABS([.A17]-[.B17])/ABS([.B17])" office:value-type="float" office:value="0.234333517907023" calcext:value-type="float">
            <text:p>0.234333517907023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k6</text:p>
          </table:table-cell>
        </table:table-row>
        <table:table-row table:style-name="ro1">
          <table:table-cell office:value-type="float" office:value="34.5265107538515" calcext:value-type="float">
            <text:p>34.5265107538515</text:p>
          </table:table-cell>
          <table:table-cell office:value-type="float" office:value="12.5032405325676" calcext:value-type="float">
            <text:p>12.5032405325676</text:p>
          </table:table-cell>
          <table:table-cell table:formula="of:=ABS([.A18]-[.B18])/ABS([.A18])" office:value-type="float" office:value="0.637865505098199" calcext:value-type="float">
            <text:p>0.637865505098199</text:p>
          </table:table-cell>
          <table:table-cell table:formula="of:=ABS([.A18]-[.B18])/ABS([.B18])" office:value-type="float" office:value="1.76140498648484" calcext:value-type="float">
            <text:p>1.76140498648484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k7</text:p>
          </table:table-cell>
        </table:table-row>
        <table:table-row table:style-name="ro1">
          <table:table-cell office:value-type="float" office:value="-34.4588088806473" calcext:value-type="float">
            <text:p>-34.4588088806473</text:p>
          </table:table-cell>
          <table:table-cell office:value-type="float" office:value="-21.1443311405579" calcext:value-type="float">
            <text:p>-21.1443311405579</text:p>
          </table:table-cell>
          <table:table-cell table:formula="of:=ABS([.A19]-[.B19])/ABS([.A19])" office:value-type="float" office:value="0.386388217486155" calcext:value-type="float">
            <text:p>0.386388217486155</text:p>
          </table:table-cell>
          <table:table-cell table:formula="of:=ABS([.A19]-[.B19])/ABS([.B19])" office:value-type="float" office:value="0.629694912153087" calcext:value-type="float">
            <text:p>0.629694912153087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k8</text:p>
          </table:table-cell>
        </table:table-row>
        <table:table-row table:style-name="ro1">
          <table:table-cell office:value-type="float" office:value="8.88802507224998" calcext:value-type="float">
            <text:p>8.88802507224998</text:p>
          </table:table-cell>
          <table:table-cell office:value-type="float" office:value="6.20524842403242" calcext:value-type="float">
            <text:p>6.20524842403242</text:p>
          </table:table-cell>
          <table:table-cell table:formula="of:=ABS([.A20]-[.B20])/ABS([.A20])" office:value-type="float" office:value="0.301841705711842" calcext:value-type="float">
            <text:p>0.301841705711842</text:p>
          </table:table-cell>
          <table:table-cell table:formula="of:=ABS([.A20]-[.B20])/ABS([.B20])" office:value-type="float" office:value="0.4323399266059" calcext:value-type="float">
            <text:p>0.4323399266059</text:p>
          </table:table-cell>
          <table:table-cell office:value-type="string" calcext:value-type="string">
            <text:p>&gt;1</text:p>
          </table:table-cell>
          <table:table-cell table:style-name="ce3" office:value-type="string" calcext:value-type="string">
            <text:p>k9</text:p>
          </table:table-cell>
        </table:table-row>
        <table:table-row table:style-name="ro1">
          <table:table-cell table:style-name="ce4" office:value-type="float" office:value="-0.00000391139025594087" calcext:value-type="float">
            <text:p>-3.91E-06</text:p>
          </table:table-cell>
          <table:table-cell table:style-name="ce4" office:value-type="float" office:value="-0.0000111509801086394" calcext:value-type="float">
            <text:p>-1.12E-05</text:p>
          </table:table-cell>
          <table:table-cell table:formula="of:=ABS([.A21]-[.B21])/ABS([.A21])" office:value-type="float" office:value="1.85089939356028" calcext:value-type="float">
            <text:p>1.85089939356028</text:p>
          </table:table-cell>
          <table:table-cell table:formula="of:=ABS([.A21]-[.B21])/ABS([.B21])" office:value-type="float" office:value="0.649233500747576" calcext:value-type="float">
            <text:p>0.649233500747576</text:p>
          </table:table-cell>
          <table:table-cell office:value-type="string" calcext:value-type="string">
            <text:p>&gt;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table:style-name="ce4" office:value-type="float" office:value="0.0000206811662711576" calcext:value-type="float">
            <text:p>2.07E-05</text:p>
          </table:table-cell>
          <table:table-cell table:style-name="ce4" office:value-type="float" office:value="0.0000375853850045306" calcext:value-type="float">
            <text:p>3.76E-05</text:p>
          </table:table-cell>
          <table:table-cell table:formula="of:=ABS([.A22]-[.B22])/ABS([.A22])" office:value-type="float" office:value="0.817372604220489" calcext:value-type="float">
            <text:p>0.817372604220489</text:p>
          </table:table-cell>
          <table:table-cell table:formula="of:=ABS([.A22]-[.B22])/ABS([.B22])" office:value-type="float" office:value="0.449755103781306" calcext:value-type="float">
            <text:p>0.449755103781306</text:p>
          </table:table-cell>
          <table:table-cell office:value-type="string" calcext:value-type="string">
            <text:p>&gt;0.1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-19.6071301759728" calcext:value-type="float">
            <text:p>-19.6071301759728</text:p>
          </table:table-cell>
          <table:table-cell office:value-type="float" office:value="-21.169187015425" calcext:value-type="float">
            <text:p>-21.169187015425</text:p>
          </table:table-cell>
          <table:table-cell table:formula="of:=ABS([.A23]-[.B23])/ABS([.A23])" office:value-type="float" office:value="0.079667795614806" calcext:value-type="float">
            <text:p>0.079667795614806</text:p>
          </table:table-cell>
          <table:table-cell table:formula="of:=ABS([.A23]-[.B23])/ABS([.B23])" office:value-type="float" office:value="0.0737891747242864" calcext:value-type="float">
            <text:p>0.073789174724286</text:p>
          </table:table-cell>
          <table:table-cell/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13.0019454915452" calcext:value-type="float">
            <text:p>13.0019454915452</text:p>
          </table:table-cell>
          <table:table-cell office:value-type="float" office:value="10.7806253957859" calcext:value-type="float">
            <text:p>10.7806253957859</text:p>
          </table:table-cell>
          <table:table-cell table:formula="of:=ABS([.A24]-[.B24])/ABS([.A24])" office:value-type="float" office:value="0.170845209065343" calcext:value-type="float">
            <text:p>0.170845209065343</text:p>
          </table:table-cell>
          <table:table-cell table:formula="of:=ABS([.A24]-[.B24])/ABS([.B24])" office:value-type="float" office:value="0.206047424356988" calcext:value-type="float">
            <text:p>0.206047424356988</text:p>
          </table:table-cell>
          <table:table-cell office:value-type="string" calcext:value-type="string">
            <text:p>&gt;0.1</text:p>
          </table:table-cell>
          <table:table-cell table:style-name="ce3" office:value-type="string" calcext:value-type="string">
            <text:p>p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5:28:42.290563661</meta:creation-date>
    <dc:date>2022-02-23T17:37:13.776616472</dc:date>
    <meta:editing-duration>PT5M37S</meta:editing-duration>
    <meta:editing-cycles>2</meta:editing-cycles>
    <meta:generator>LibreOffice/6.4.7.2$Linux_X86_64 LibreOffice_project/40$Build-2</meta:generator>
    <meta:document-statistic meta:table-count="10" meta:cell-count="1384" meta:object-count="0"/>
  </office:meta>
</office:document-meta>
</file>